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KaTeX_Math" svg:font-family="KaTeX_Math" style:font-family-generic="roman" svg:panose-1="0 0 0 0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8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0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2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8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0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4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4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4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6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5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5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4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6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5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6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2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4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6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6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0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75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7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77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8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80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81" style:parent-style-name="Normalny" style:list-style-name="LFO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83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8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8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87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8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89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9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9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9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9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95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9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97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9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9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0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0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0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0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1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1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1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1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2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2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2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9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5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7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3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5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1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3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4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6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8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9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0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1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2" style:parent-style-name="Normalny" style:list-style-name="LFO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4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6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8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0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6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8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4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6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2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4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0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2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8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0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6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8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4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6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2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4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5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7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9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0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1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2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3" style:parent-style-name="Normalny" style:list-style-name="LFO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5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4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9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1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7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9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5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7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3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5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1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3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9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1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9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7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9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0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0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0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0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05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0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07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0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1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1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1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13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1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15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16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18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1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20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21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22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23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24" style:parent-style-name="Normalny" style:list-style-name="LFO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26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32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2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30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3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32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3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3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3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3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38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3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40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4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4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4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4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46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4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48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4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5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5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5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54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5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56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5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5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6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62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6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64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6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6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6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70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7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72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7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7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7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7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78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7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80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8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8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8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8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86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8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88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8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9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9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39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9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94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9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96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397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39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399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40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401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02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03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04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05" style:parent-style-name="Normalny" style:list-style-name="LFO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40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407" style:parent-style-name="Normalny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408" style:parent-style-name="Normalny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409" style:parent-style-name="Normalny" style:family="paragraph">
      <style:paragraph-properties fo:border="0.0034in solid #E3E3E3" fo:padding-top="0in" fo:padding-left="0.0694in" fo:padding-bottom="0in" fo:padding-right="0in" style:shadow="none" fo:text-align="center" fo:margin-top="0.0833in" fo:margin-bottom="0.0833in" fo:line-height="100%"/>
    </style:style>
    <style:style style:name="T41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28pt" style:font-size-asian="28pt" style:font-size-complex="28pt" style:language-asian="pl" style:country-asian="PL"/>
    </style:style>
    <style:style style:name="P411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41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3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4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5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6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7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8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19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20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21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2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423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42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2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2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2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2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42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30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31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3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33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34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35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36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437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43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3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4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4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44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43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44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44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4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4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448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P449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450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45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5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5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5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455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45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45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5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459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60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61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6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63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64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465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46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6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68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46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7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471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3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4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5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6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7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8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79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0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1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3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4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5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486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487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48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8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9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9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9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49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9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495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49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9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49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49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0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01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0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03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0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0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06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0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08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0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1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11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12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13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1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1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16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1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18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1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2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521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2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2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2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2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26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27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2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2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530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31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3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3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3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3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36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3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3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539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540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4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42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43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54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45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46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47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48" style:parent-style-name="Normalny" style:list-style-name="LFO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49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550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2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3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4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5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6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7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8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59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60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6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6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6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6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65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6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67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68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6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7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71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7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73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7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7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7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77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78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79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80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8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8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83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8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85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586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587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58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8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9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59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9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9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0pt" style:font-size-asian="10pt" style:font-size-complex="10pt" style:language-asian="pl" style:country-asian="PL"/>
    </style:style>
    <style:style style:name="T594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59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596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597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59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599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600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0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0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0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0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0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0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0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0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0pt" style:font-size-asian="10pt" style:font-size-complex="10pt" style:language-asian="pl" style:country-asian="PL"/>
    </style:style>
    <style:style style:name="T609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61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1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12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P613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1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1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1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1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1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1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0pt" style:font-size-asian="10pt" style:font-size-complex="10pt" style:language-asian="pl" style:country-asian="PL"/>
    </style:style>
    <style:style style:name="T620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62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22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623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62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625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2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2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2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2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3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3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0pt" style:font-size-asian="10pt" style:font-size-complex="10pt" style:language-asian="pl" style:country-asian="PL"/>
    </style:style>
    <style:style style:name="T632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63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3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635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36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37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3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3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4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4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4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4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4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45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4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4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4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4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5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5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5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653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5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5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5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5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5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5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6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66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6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6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6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6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66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6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6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669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0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2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3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4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5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6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7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8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79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80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81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8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8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8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8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8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8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88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689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690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691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9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9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9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9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696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9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69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699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70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70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0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70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0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0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0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0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0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0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1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P71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12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71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1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1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1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1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1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1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2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P721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2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3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4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5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6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7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8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29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0" style:parent-style-name="Normalny" style:list-style-name="LFO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1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732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3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4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5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6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7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8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39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0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1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2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3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4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5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6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7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48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49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75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5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5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5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54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755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756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57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58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59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76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6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6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63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764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P765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6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76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6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6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7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71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772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77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774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75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776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7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7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77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78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81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782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78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784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785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P786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87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88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89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0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1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2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3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4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5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6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797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798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79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0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0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0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0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0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0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06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0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0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0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1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1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1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1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1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1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16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1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1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1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2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2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22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23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2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2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26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27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2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2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3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3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3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3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3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3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36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37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38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3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4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41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4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43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44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4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46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47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48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49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850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851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85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5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5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5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5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5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5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5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6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61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6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6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6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6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6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6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6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6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7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71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87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7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7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7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76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77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78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7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8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8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8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8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8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8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8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8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88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89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9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91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92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9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94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95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89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89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898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899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P900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901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90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0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0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0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0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0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0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0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1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11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1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13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1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1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1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1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1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1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2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21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2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2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2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25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26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2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2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29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30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3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3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3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3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3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3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3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3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3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4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41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4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43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44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4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46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47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4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4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5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51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P952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953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95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5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56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5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5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5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6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6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6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6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64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65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66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6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68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6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70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7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72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973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74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75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76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77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7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79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80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8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8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8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84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8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8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87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8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8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9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91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9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93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94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95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996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997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T99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999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1000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T1001" style:parent-style-name="Domyślnaczcionkaakapitu" style:family="text">
      <style:text-properties style:font-name="Times New Roman" style:font-name-asian="Times New Roman" style:font-name-complex="Times New Roman" style:letter-kerning="false" fo:font-size="1pt" style:font-size-asian="1pt" style:font-size-complex="1pt" style:language-asian="pl" style:country-asian="PL"/>
    </style:style>
    <style:style style:name="P1002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03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04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05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06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07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08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09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0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1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2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3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4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5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6" style:parent-style-name="Normalny" style:list-style-name="LFO8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7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018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19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0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1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2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3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4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5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6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7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8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29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0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1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2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3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4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5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6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7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8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39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0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1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2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3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4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5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6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7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8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49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0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1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2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3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4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5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6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7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8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59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0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1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2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3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4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5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6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7" style:parent-style-name="Normalny" style:list-style-name="LFO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68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069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0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1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2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3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4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5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6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7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8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79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0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1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2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3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4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5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6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7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8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89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0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1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2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3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4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5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6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7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8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099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0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1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2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3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4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5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6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7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8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09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0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1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2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3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4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5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6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7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8" style:parent-style-name="Normalny" style:list-style-name="LFO1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19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120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1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2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3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4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5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6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7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8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29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0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1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2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3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4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5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6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7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8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39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0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1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2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3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4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5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6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7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8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49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0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1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2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3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4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5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6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7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8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59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0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1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2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3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4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5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6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7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8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69" style:parent-style-name="Normalny" style:list-style-name="LFO1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0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171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2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3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4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5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6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7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8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79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0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1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2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3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4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5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6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7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8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89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0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1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2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3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4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5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6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7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8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199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0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1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2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3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4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5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6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7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8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09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0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1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2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3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4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5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6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7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8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19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0" style:parent-style-name="Normalny" style:list-style-name="LFO1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1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222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3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4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5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6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7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8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29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0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1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2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3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4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5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6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7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8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39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0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1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2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3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4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5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6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7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8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49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0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1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2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3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4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5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6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7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8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59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0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1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2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3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4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5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6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7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8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69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0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1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2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3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4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5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6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7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8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79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0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1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2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3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4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5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6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7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8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89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90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91" style:parent-style-name="Normalny" style:list-style-name="LFO1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92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293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294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29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29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29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98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29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00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0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0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0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0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0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06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0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08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0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1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1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1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14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1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16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1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1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1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2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22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2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24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2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2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2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2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30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3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32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3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3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3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3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38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3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40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4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4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4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4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46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4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48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4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5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5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5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54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5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56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5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5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6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62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6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64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65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67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69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70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71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72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73" style:parent-style-name="Normalny" style:list-style-name="LFO15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75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37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7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7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7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8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8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8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8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8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8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8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8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8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9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9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9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3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39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9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9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9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39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39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0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0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0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0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0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0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0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0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1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1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1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1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1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1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1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1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1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2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2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2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2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2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2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2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2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2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3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3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3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3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3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3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3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3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3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4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4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4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4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4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4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4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4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4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4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5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5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5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5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5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5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56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45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5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6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6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6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6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6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6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6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6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6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7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7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7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7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7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7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7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7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7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8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8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8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8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8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8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8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8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8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9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9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9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9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9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49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49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9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49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49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0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0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0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0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0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0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0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0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0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0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1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1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1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1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1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1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1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1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1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2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2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2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2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2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2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2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2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3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3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3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3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3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3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37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53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3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4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4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4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4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4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4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4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4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4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4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5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5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5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5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5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5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5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5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5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5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6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6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6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6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6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6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6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6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6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6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7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7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7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7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7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7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7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7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7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7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8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8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8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8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8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8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8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8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8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9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9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9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5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9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59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59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9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9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59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0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0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0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0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0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0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0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0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1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1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1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1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1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1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1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18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61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2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2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2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2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2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2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2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2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3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3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3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3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3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3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3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3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3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4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4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4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4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4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4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4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4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4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5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5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5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5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5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5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5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5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6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6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6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6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6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6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6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7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7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72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7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7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7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7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7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7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80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8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8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8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8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8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8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88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8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9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91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69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93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94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95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96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697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69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699" style:parent-style-name="Normalny" style:list-style-name="LFO1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00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701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70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0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0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05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0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07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0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1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1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1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13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1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15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1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1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1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2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21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2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23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2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2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2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2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29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3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31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3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3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3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3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37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3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39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4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4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4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4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4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45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4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47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4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4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5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5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5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53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5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55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5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5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5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5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6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61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6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63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6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6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6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6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6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69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7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71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72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7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74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7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76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77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78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79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780" style:parent-style-name="Normalny" style:list-style-name="LFO2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8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782" style:parent-style-name="Normalny" style:family="paragraph">
      <style:paragraph-properties fo:margin-bottom="0.0694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83" style:parent-style-name="Normalny" style:family="paragraph">
      <style:paragraph-properties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84" style:parent-style-name="Normalny" style:list-style-name="LFO21" style:family="paragraph">
      <style:paragraph-properties fo:border="0.0034in solid #E3E3E3" fo:padding-top="0in" fo:padding-left="0.0694in" fo:padding-bottom="0in" fo:padding-right="0in" style:shadow="none" fo:margin-bottom="0in" fo:line-height="100%"/>
    </style:style>
    <style:style style:name="T17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786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8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788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89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90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91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92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7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794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79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796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97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98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799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00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02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0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04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05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06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07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08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10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1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12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13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14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15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16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18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1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20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21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22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23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24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26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2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28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29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30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31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pl" style:country-asian="PL"/>
    </style:style>
    <style:style style:name="P1832" style:parent-style-name="Normalny" style:list-style-name="LFO2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pl" style:country-asian="PL"/>
    </style:style>
    <style:style style:name="P1834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83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3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38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3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40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4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4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4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4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46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4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48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4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5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5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5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54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5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56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5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5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6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62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6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64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6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6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6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70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7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72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7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7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7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7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78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7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80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8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8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8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8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86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8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88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8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9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9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89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9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94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9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96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89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89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89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0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0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02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0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04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05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0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07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0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09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10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11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12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13" style:parent-style-name="Normalny" style:list-style-name="LFO2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1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15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91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1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19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2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21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2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2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2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2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27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2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29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3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3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3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3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35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3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37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3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3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4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4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4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43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4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45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4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4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4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4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5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51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5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53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5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5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5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5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5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59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6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61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6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6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6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6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6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67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6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69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7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7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7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7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7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75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7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77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7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7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8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8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8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83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8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85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86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8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88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8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90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91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92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93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1994" style:parent-style-name="Normalny" style:list-style-name="LFO2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199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96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199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199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199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00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0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02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0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0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0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0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0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08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0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10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1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1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1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1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16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1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18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1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2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2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2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24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2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26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2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2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3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3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32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3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34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3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3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3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3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40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4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42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4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4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4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4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48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4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50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5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5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5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5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56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5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58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5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6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6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6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64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6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66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67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69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7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71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72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73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74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75" style:parent-style-name="Normalny" style:list-style-name="LFO2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7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77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2078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07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8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8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82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8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84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8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8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8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8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8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90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9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92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9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09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9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09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09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98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09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00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0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0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0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0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0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06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0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08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0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1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1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1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14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1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16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1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1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1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2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22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2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24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2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2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2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2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30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3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32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3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3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3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3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38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3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40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4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4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4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4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46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4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48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49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5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5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5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54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5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56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5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T2159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21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61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6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63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64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65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66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67" style:parent-style-name="Normalny" style:list-style-name="LFO2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69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17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7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7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73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7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75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7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7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7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7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8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81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8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83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8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8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8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8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89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9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91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9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1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9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19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19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97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9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199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0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0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0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0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05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0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07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0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1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1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1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13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1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15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1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1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1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2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21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2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23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2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2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2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2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29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3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31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3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3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3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3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37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3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39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40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4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42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4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44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45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46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47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48" style:parent-style-name="Normalny" style:list-style-name="LFO29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4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50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25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5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54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5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56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57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59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6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62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6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64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6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67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6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69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70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7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72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7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7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7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77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78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79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80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28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8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28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28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8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228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28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28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29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29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29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29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294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P229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29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229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29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29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300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301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302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303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304" style:parent-style-name="Domyślnaczcionkaakapitu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pl" style:country-asian="PL"/>
    </style:style>
    <style:style style:name="P230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06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230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308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309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31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311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312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231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14" style:parent-style-name="Domyślnaczcionkaakapitu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T2315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316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317" style:parent-style-name="Domyślnaczcionkaakapitu" style:family="text">
      <style:text-properties style:font-name="Tahoma" style:font-name-asian="Times New Roman" style:font-name-complex="Tahoma" style:letter-kerning="false" fo:font-size="14.5pt" style:font-size-asian="14.5pt" style:font-size-complex="14.5pt" style:language-asian="pl" style:country-asian="PL"/>
    </style:style>
    <style:style style:name="T2318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319" style:parent-style-name="Domyślnaczcionkaakapitu" style:family="text">
      <style:text-properties style:font-name="Times New Roman" style:font-name-asian="Times New Roman" style:font-name-complex="Times New Roman" style:letter-kerning="false" fo:font-size="14.5pt" style:font-size-asian="14.5pt" style:font-size-complex="14.5pt" style:language-asian="pl" style:country-asian="PL"/>
    </style:style>
    <style:style style:name="T2320" style:parent-style-name="Domyślnaczcionkaakapitu" style:family="text">
      <style:text-properties style:font-name="KaTeX_Math" style:font-name-asian="Times New Roman" style:font-name-complex="Times New Roman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P232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2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T2323" style:parent-style-name="Domyślnaczcionkaakapitu" style:family="text">
      <style:text-properties style:font-name="Tahoma" style:font-name-asian="Times New Roman" style:font-name-complex="Tahoma" fo:font-weight="bold" style:font-weight-asian="bold" style:font-weight-complex="bold" style:letter-kerning="false" fo:font-size="14.5pt" style:font-size-asian="14.5pt" style:font-size-complex="14.5pt" style:language-asian="pl" style:country-asian="PL"/>
    </style:style>
    <style:style style:name="T232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.5pt" style:font-size-asian="14.5pt" style:font-size-complex="14.5pt" style:language-asian="pl" style:country-asian="PL"/>
    </style:style>
    <style:style style:name="T2325" style:parent-style-name="Domyślnaczcionkaakapitu" style:family="text">
      <style:text-properties style:font-name="Tahoma" style:font-name-asian="Times New Roman" style:font-name-complex="Tahoma" fo:font-weight="bold" style:font-weight-asian="bold" style:font-weight-complex="bold" style:letter-kerning="false" fo:font-size="14.5pt" style:font-size-asian="14.5pt" style:font-size-complex="14.5pt" style:language-asian="pl" style:country-asian="PL"/>
    </style:style>
    <style:style style:name="T232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.5pt" style:font-size-asian="14.5pt" style:font-size-complex="14.5pt" style:language-asian="pl" style:country-asian="PL"/>
    </style:style>
    <style:style style:name="T2327" style:parent-style-name="Domyślnaczcionkaakapitu" style:family="text">
      <style:text-properties style:font-name="KaTeX_Math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32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.5pt" style:font-size-asian="14.5pt" style:font-size-complex="14.5pt" style:language-asian="pl" style:country-asian="PL"/>
    </style:style>
    <style:style style:name="T2329" style:parent-style-name="Domyślnaczcionkaakapitu" style:family="text">
      <style:text-properties style:font-name="KaTeX_Math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4.5pt" style:font-size-asian="14.5pt" style:font-size-complex="14.5pt" style:language-asian="pl" style:country-asian="PL"/>
    </style:style>
    <style:style style:name="T233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pl" style:country-asian="PL"/>
    </style:style>
    <style:style style:name="P233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3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3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34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3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36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37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3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39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4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4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42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4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44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4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4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47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4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49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50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5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52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53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5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55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5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57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58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59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60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61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6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63" style:parent-style-name="NormalnyWeb" style:list-style-name="LFO31" style:family="paragraph">
      <style:paragraph-properties fo:margin-top="0in" fo:margin-bottom="0.0833in" style:line-height-at-least="0.25in"/>
      <style:text-properties style:font-name="Helvetica" fo:font-size="13.5pt" style:font-size-asian="13.5pt" style:font-size-complex="13.5pt"/>
    </style:style>
    <style:style style:name="P2364" style:parent-style-name="NormalnyWeb" style:list-style-name="LFO31" style:family="paragraph">
      <style:paragraph-properties fo:margin-top="0in" fo:margin-bottom="0.0833in" style:line-height-at-least="0.25in"/>
      <style:text-properties style:font-name="Helvetica" fo:font-size="13.5pt" style:font-size-asian="13.5pt" style:font-size-complex="13.5pt"/>
    </style:style>
    <style:style style:name="P2365" style:parent-style-name="NormalnyWeb" style:list-style-name="LFO31" style:family="paragraph">
      <style:paragraph-properties fo:margin-top="0in" fo:margin-bottom="0.0833in" style:line-height-at-least="0.25in"/>
      <style:text-properties style:font-name="Helvetica" fo:font-size="13.5pt" style:font-size-asian="13.5pt" style:font-size-complex="13.5pt"/>
    </style:style>
    <style:style style:name="P2366" style:parent-style-name="NormalnyWeb" style:list-style-name="LFO31" style:family="paragraph">
      <style:paragraph-properties fo:margin-top="0in" fo:margin-bottom="0.0833in" style:line-height-at-least="0.25in"/>
      <style:text-properties style:font-name="Helvetica" fo:font-size="13.5pt" style:font-size-asian="13.5pt" style:font-size-complex="13.5pt"/>
    </style:style>
    <style:style style:name="P2367" style:parent-style-name="NormalnyWeb" style:list-style-name="LFO31" style:family="paragraph">
      <style:paragraph-properties fo:margin-top="0in" fo:margin-bottom="0.0833in" style:line-height-at-least="0.25in"/>
      <style:text-properties style:font-name="Helvetica" fo:font-size="13.5pt" style:font-size-asian="13.5pt" style:font-size-complex="13.5pt"/>
    </style:style>
    <style:style style:name="P2368" style:parent-style-name="Normalny" style:list-style-name="LFO3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69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370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7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72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73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74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75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76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7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78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7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80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81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82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83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84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86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8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88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89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90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91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92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3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94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39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396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97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98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399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00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02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0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04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05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06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07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08" style:parent-style-name="Normalny" style:list-style-name="LFO3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10" style:parent-style-name="Normalny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11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13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14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15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16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17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1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19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21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22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23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24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25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2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27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29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30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31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32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33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3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35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37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38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39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40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41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4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43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45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46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47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48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49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5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51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53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54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55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56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57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5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59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6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61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62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63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64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65" style:parent-style-name="Normalny" style:list-style-name="LFO36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6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67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46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6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7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71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7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73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7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7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7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7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7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79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8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81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8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8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8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8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87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8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89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9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9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9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4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49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95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9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97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49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49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0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0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03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0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05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0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0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0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1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11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1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13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1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1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1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1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19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2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21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2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2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2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2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27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2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29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3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3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3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3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35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3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37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38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3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40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4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42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43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44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45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46" style:parent-style-name="Normalny" style:list-style-name="LFO37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4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48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2549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55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5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5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53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5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55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5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5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5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5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6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61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6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63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6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6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6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6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6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69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7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71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7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7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7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7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7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77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7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79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8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8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8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8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8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85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8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87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8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8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9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9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9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93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9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95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59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59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59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59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0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01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0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03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0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0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0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0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0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09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1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11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1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1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1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1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1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17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1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19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20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2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22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2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24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25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26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27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28" style:parent-style-name="Normalny" style:list-style-name="LFO40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2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30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63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3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3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34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3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36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3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3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3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4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4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42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4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44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4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4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4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4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4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50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5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52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5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5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5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5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5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58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5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60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6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6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6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6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6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66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6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68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6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7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7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7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7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74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7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76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7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7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7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8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8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82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8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84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8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8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8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8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8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90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9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92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9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69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9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69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69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98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69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00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01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0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03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0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05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06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07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08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09" style:parent-style-name="Normalny" style:list-style-name="LFO41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1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11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71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1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1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15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1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17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1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1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2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2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2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23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2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25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2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2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2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2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3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31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3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33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3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3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3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3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3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39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4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41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4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4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4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4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4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47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4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49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5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5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5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5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5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55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5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57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5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5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6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6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6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63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6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65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6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6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6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6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7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71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7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73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7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7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7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7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7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79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8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81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82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8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84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8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86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87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88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89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90" style:parent-style-name="Normalny" style:list-style-name="LFO42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91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79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79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79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95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9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97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79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79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0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0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0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03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0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05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0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0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0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0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1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11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1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13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1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1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1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1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1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19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2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21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2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2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2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2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2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27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2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29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3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3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3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3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3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35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3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37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3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3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4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4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4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43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4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45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4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4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4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49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5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51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5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53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5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5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5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57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5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59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6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61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62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6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64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65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66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67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68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69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70" style:parent-style-name="Normalny" style:list-style-name="LFO43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71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72" style:parent-style-name="Normalny" style:family="paragraph">
      <style:paragraph-properties fo:border="0.0034in solid #E3E3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pl" style:country-asian="PL"/>
    </style:style>
    <style:style style:name="P287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7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7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76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7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78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7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8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8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8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8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84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8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86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8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8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8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9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9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92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9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94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89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89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9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89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89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00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0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02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0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0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0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90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0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08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0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10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1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1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1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91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1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16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1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18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1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2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2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92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2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24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2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26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2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2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2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930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3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32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3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34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3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3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3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938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3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40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4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42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43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44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45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2083in" fo:margin-bottom="0.2083in" fo:line-height="100%"/>
    </style:style>
    <style:style style:name="T2946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47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48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49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50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  <style:text-properties style:font-name="Segoe UI" style:font-name-asian="Times New Roman" style:font-name-complex="Segoe UI" style:letter-kerning="false" fo:font-size="12pt" style:font-size-asian="12pt" style:font-size-complex="12pt" style:language-asian="pl" style:country-asian="PL"/>
    </style:style>
    <style:style style:name="P2951" style:parent-style-name="Normalny" style:list-style-name="LFO44" style:family="paragraph">
      <style:paragraph-properties fo:border="0.0034in solid #E3E3E3" fo:padding-top="0in" fo:padding-left="0.0694in" fo:padding-bottom="0in" fo:padding-right="0in" style:shadow="none" fo:margin-top="0.0833in" fo:margin-bottom="0.0833in" fo:line-height="100%"/>
    </style:style>
    <style:style style:name="T2952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pl" style:country-asian="PL"/>
    </style:style>
    <style:style style:name="P2953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</office:automatic-styles>
  <office:body>
    <office:text text:use-soft-page-breaks="true">
      <text:p text:style-name="P1">Humanistyczne</text:p>
      <text:h text:style-name="P2" text:outline-level="3">Quiz 1: Historia Starożytnego Rzymu</text:h>
      <text:list text:style-name="LFO1" text:continue-numbering="true">
        <text:list-item>
          <text:p text:style-name="P3"><text:span text:style-name="T4">Kto był pierwszym cesarzem Rzymu?</text:span></text:p>
          <text:list text:continue-numbering="true">
            <text:list-item>
              <text:p text:style-name="P5">A) Juliusz Cezar</text:p>
            </text:list-item>
            <text:list-item>
              <text:p text:style-name="P6">B) August</text:p>
            </text:list-item>
            <text:list-item>
              <text:p text:style-name="P7">C) Nero</text:p>
            </text:list-item>
            <text:list-item>
              <text:p text:style-name="P8">D) Trajan</text:p>
            </text:list-item>
            <text:list-item>
              <text:p text:style-name="P9"><text:span text:style-name="T10">Poprawna odpowiedź: B) August</text:span></text:p>
            </text:list-item>
          </text:list>
        </text:list-item>
        <text:list-item>
          <text:p text:style-name="P11"><text:span text:style-name="T12">Co spowodowało upadek Republiki Rzymskiej?</text:span></text:p>
          <text:list text:continue-numbering="true">
            <text:list-item>
              <text:p text:style-name="P13">A) Wojny punickie</text:p>
            </text:list-item>
            <text:list-item>
              <text:p text:style-name="P14">B) Reformy Grakchów</text:p>
            </text:list-item>
            <text:list-item>
              <text:p text:style-name="P15">C) Dyktatura Sulli</text:p>
            </text:list-item>
            <text:list-item>
              <text:p text:style-name="P16">D) Wojna domowa i dyktatura Juliusza Cezara</text:p>
            </text:list-item>
            <text:list-item>
              <text:p text:style-name="P17"><text:span text:style-name="T18">Poprawna odpowiedź: D) Wojna domowa i dyktatura Juliusza Cezara</text:span></text:p>
            </text:list-item>
          </text:list>
        </text:list-item>
        <text:list-item>
          <text:p text:style-name="P19"><text:span text:style-name="T20">Które prawo było zasadnicze dla rzymskiego systemu prawnego?</text:span></text:p>
          <text:list text:continue-numbering="true">
            <text:list-item>
              <text:p text:style-name="P21">A) Lex Hortensia</text:p>
            </text:list-item>
            <text:list-item>
              <text:p text:style-name="P22">B) Lex Julia</text:p>
            </text:list-item>
            <text:list-item>
              <text:p text:style-name="P23">C) Lex Canuleia</text:p>
            </text:list-item>
            <text:list-item>
              <text:p text:style-name="P24">D) Lex Aquilia</text:p>
            </text:list-item>
            <text:list-item>
              <text:p text:style-name="P25"><text:span text:style-name="T26">Poprawna odpowiedź: A) Lex Hortensia</text:span></text:p>
            </text:list-item>
          </text:list>
        </text:list-item>
        <text:list-item>
          <text:p text:style-name="P27"><text:span text:style-name="T28">Jakie wydarzenie zakończyło epokę republiki w Rzymie?</text:span></text:p>
          <text:list text:continue-numbering="true">
            <text:list-item>
              <text:p text:style-name="P29">A) Bitwa pod Actium</text:p>
            </text:list-item>
            <text:list-item>
              <text:p text:style-name="P30">B) Śmierć Cezara</text:p>
            </text:list-item>
            <text:list-item>
              <text:p text:style-name="P31">C) Powstanie Spartakusa</text:p>
            </text:list-item>
            <text:list-item>
              <text:p text:style-name="P32">D) Reformy Dioklecjana</text:p>
            </text:list-item>
            <text:list-item>
              <text:p text:style-name="P33"><text:span text:style-name="T34">Poprawna odpowiedź: A) Bitwa pod Actium</text:span></text:p>
            </text:list-item>
          </text:list>
        </text:list-item>
        <text:list-item>
          <text:p text:style-name="P35"><text:span text:style-name="T36">Kim byli plebejusze?</text:span></text:p>
          <text:list text:continue-numbering="true">
            <text:list-item>
              <text:p text:style-name="P37">A) Arystokracją rzymską</text:p>
            </text:list-item>
            <text:list-item>
              <text:p text:style-name="P38">B) Członkami senatu</text:p>
            </text:list-item>
            <text:list-item>
              <text:p text:style-name="P39">C) Zwykłymi obywatelami bez szczególnych przywilejów</text:p>
            </text:list-item>
            <text:list-item>
              <text:p text:style-name="P40">D) Niewolnikami</text:p>
            </text:list-item>
            <text:list-item>
              <text:p text:style-name="P41"><text:span text:style-name="T42">Poprawna odpowiedź: C) Zwykłymi obywatelami bez szczególnych przywilejów</text:span></text:p>
            </text:list-item>
          </text:list>
        </text:list-item>
        <text:list-item>
          <text:p text:style-name="P43"><text:span text:style-name="T44">Kto napisał "Eneidę"?</text:span></text:p>
          <text:list text:continue-numbering="true">
            <text:list-item>
              <text:p text:style-name="P45">A) Homer</text:p>
            </text:list-item>
            <text:list-item>
              <text:p text:style-name="P46">B) Virgilius</text:p>
            </text:list-item>
            <text:list-item>
              <text:p text:style-name="P47">C) Owidiusz</text:p>
            </text:list-item>
            <text:list-item>
              <text:p text:style-name="P48">D) Horacy</text:p>
            </text:list-item>
            <text:list-item>
              <text:p text:style-name="P49"><text:span text:style-name="T50">Poprawna odpowiedź: B) Virgilius</text:span></text:p>
            </text:list-item>
          </text:list>
        </text:list-item>
        <text:list-item>
          <text:p text:style-name="P51"><text:span text:style-name="T52">Jaki był główny cel budowy dróg rzymskich?</text:span></text:p>
          <text:list text:continue-numbering="true">
            <text:list-item>
              <text:p text:style-name="P53">A) Handel</text:p>
            </text:list-item>
            <text:list-item>
              <text:p text:style-name="P54">B) Turystyka</text:p>
            </text:list-item>
            <text:list-item>
              <text:p text:style-name="P55">C) Wymiana kulturowa</text:p>
            </text:list-item>
            <text:list-item>
              <text:p text:style-name="P56">D) Przemieszczanie armii</text:p>
            </text:list-item>
            <text:list-item>
              <text:p text:style-name="P57"><text:span text:style-name="T58">Poprawna odpowiedź: D) Przemieszczanie armii</text:span></text:p>
            </text:list-item>
          </text:list>
        </text:list-item>
        <text:list-item>
          <text:p text:style-name="P59"><text:span text:style-name="T60">Które miasto zostało zniszczone przez wybuch Wezuwiusza w 79 r. n.e.?</text:span></text:p>
          <text:list text:continue-numbering="true">
            <text:list-item>
              <text:p text:style-name="P61">A) Rzym</text:p>
            </text:list-item>
            <text:list-item>
              <text:p text:style-name="P62">B) Kartagina</text:p>
            </text:list-item>
            <text:list-item>
              <text:p text:style-name="P63">C) Pompeje</text:p>
            </text:list-item>
            <text:list-item>
              <text:p text:style-name="P64">D) Ateny</text:p>
            </text:list-item>
            <text:list-item>
              <text:p text:style-name="P65"><text:span text:style-name="T66">Poprawna odpowiedź: C) Pompeje</text:span></text:p>
            </text:list-item>
          </text:list>
        </text:list-item>
        <text:list-item>
          <text:p text:style-name="P67"><text:span text:style-name="T68">Jak nazywała się niższa klasa społeczna w Rzymie, która często występowała w walkach gladiatorów?</text:span></text:p>
          <text:list text:continue-numbering="true">
            <text:list-item>
              <text:p text:style-name="P69">A) Equites</text:p>
            </text:list-item>
            <text:list-item>
              <text:p text:style-name="P70">B) Patrycjusze</text:p>
            </text:list-item>
            <text:list-item>
              <text:p text:style-name="P71">C) Plebejusze</text:p>
            </text:list-item>
            <text:list-item>
              <text:p text:style-name="P72">D) Proletariusze</text:p>
            </text:list-item>
            <text:list-item>
              <text:p text:style-name="P73"><text:span text:style-name="T74">Poprawna odpowiedź: D) Proletariusze</text:span></text:p>
            </text:list-item>
          </text:list>
        </text:list-item>
        <text:list-item>
          <text:p text:style-name="P75"><text:span text:style-name="T76">Co było przyczyną wojen punickich?</text:span></text:p>
          <text:list text:continue-numbering="true">
            <text:list-item>
              <text:p text:style-name="P77">A) Spór o Sycylię</text:p>
            </text:list-item>
            <text:list-item>
              <text:p text:style-name="P78">B) Niewolnictwo</text:p>
            </text:list-item>
            <text:list-item>
              <text:p text:style-name="P79">C) Reformy religijne</text:p>
            </text:list-item>
            <text:list-item>
              <text:p text:style-name="P80">D) Eksploracja nowych terytoriów</text:p>
            </text:list-item>
            <text:list-item>
              <text:p text:style-name="P81"><text:span text:style-name="T82">Poprawna odpowiedź: A) Spór o Sycylię</text:span></text:p>
            </text:list-item>
          </text:list>
        </text:list-item>
      </text:list>
      <text:h text:style-name="P83" text:outline-level="3">Quiz 2: Filozofia</text:h>
      <text:list text:style-name="LFO2" text:continue-numbering="true">
        <text:list-item>
          <text:p text:style-name="P84"><text:span text:style-name="T85">Kto jest autorem dzieła "Państwo"?</text:span></text:p>
          <text:list text:continue-numbering="true">
            <text:list-item>
              <text:p text:style-name="P86">A) Sokrates</text:p>
            </text:list-item>
            <text:list-item>
              <text:p text:style-name="P87">B) Platon</text:p>
            </text:list-item>
            <text:list-item>
              <text:p text:style-name="P88">C) Arystoteles</text:p>
            </text:list-item>
            <text:list-item>
              <text:p text:style-name="P89">D) Heraklit</text:p>
            </text:list-item>
            <text:list-item>
              <text:p text:style-name="P90"><text:span text:style-name="T91">Poprawna odpowiedź: B) Platon</text:span></text:p>
            </text:list-item>
          </text:list>
        </text:list-item>
        <text:list-item>
          <text:p text:style-name="P92"><text:span text:style-name="T93">Jaka jest główna idea filozofii Kartezjusza?</text:span></text:p>
          <text:list text:continue-numbering="true">
            <text:list-item>
              <text:p text:style-name="P94">A) "Myślę, więc jestem"</text:p>
            </text:list-item>
            <text:list-item>
              <text:p text:style-name="P95">B) "Wszystko płynie"</text:p>
            </text:list-item>
            <text:list-item>
              <text:p text:style-name="P96">C) "Cnota jest wiedzą"</text:p>
            </text:list-item>
            <text:list-item>
              <text:p text:style-name="P97">D) "Sumienie jest głosem Boga w człowieku"</text:p>
            </text:list-item>
            <text:list-item>
              <text:p text:style-name="P98"><text:span text:style-name="T99">Poprawna odpowiedź: A) "Myślę, więc jestem"</text:span></text:p>
            </text:list-item>
          </text:list>
        </text:list-item>
        <text:list-item>
          <text:p text:style-name="P100"><text:span text:style-name="T101">Która szkoła filozoficzna skupiała się na idei cierpienia i jego unikaniu?</text:span></text:p>
          <text:list text:continue-numbering="true">
            <text:list-item>
              <text:p text:style-name="P102">A) Stoicyzm</text:p>
            </text:list-item>
            <text:list-item>
              <text:p text:style-name="P103">B) Epikureizm</text:p>
            </text:list-item>
            <text:list-item>
              <text:p text:style-name="P104">C) Cynizm</text:p>
            </text:list-item>
            <text:list-item>
              <text:p text:style-name="P105">D) Sceptycyzm</text:p>
            </text:list-item>
            <text:list-item>
              <text:p text:style-name="P106"><text:span text:style-name="T107">Poprawna odpowiedź: B) Epikureizm</text:span></text:p>
            </text:list-item>
          </text:list>
        </text:list-item>
        <text:list-item>
          <text:p text:style-name="P108"><text:span text:style-name="T109">Kto jest twórcą metody socrackiej, polegającej na prowadzeniu dialogów?</text:span></text:p>
          <text:list text:continue-numbering="true">
            <text:list-item>
              <text:p text:style-name="P110">A) Platon</text:p>
            </text:list-item>
            <text:list-item>
              <text:p text:style-name="P111">B) Sokrates</text:p>
            </text:list-item>
            <text:list-item>
              <text:p text:style-name="P112">C) Arystoteles</text:p>
            </text:list-item>
            <text:list-item>
              <text:p text:style-name="P113">D) Seneka</text:p>
            </text:list-item>
            <text:list-item>
              <text:p text:style-name="P114"><text:span text:style-name="T115">Poprawna odpowiedź: B) Sokrates</text:span></text:p>
            </text:list-item>
          </text:list>
        </text:list-item>
        <text:list-item>
          <text:p text:style-name="P116"><text:span text:style-name="T117">Która zasada była kluczowa dla Immanuela Kanta?</text:span></text:p>
          <text:list text:continue-numbering="true">
            <text:list-item>
              <text:p text:style-name="P118">A) Imperatyw kategoryczny</text:p>
            </text:list-item>
            <text:list-item>
              <text:p text:style-name="P119">B) "Być sobą"</text:p>
            </text:list-item>
            <text:list-item>
              <text:p text:style-name="P120">C) "Nic w nadmiarze"</text:p>
            </text:list-item>
            <text:list-item>
              <text:p text:style-name="P121">D) "Wiedza jest siłą"</text:p>
            </text:list-item>
            <text:list-item>
              <text:p text:style-name="P122"><text:span text:style-name="T123">Poprawna odpowiedź: A) Imperatyw kategoryczny</text:span></text:p>
            </text:list-item>
          </text:list>
        </text:list-item>
        <text:list-item>
          <text:p text:style-name="P124"><text:span text:style-name="T125">Co bada ontologia?</text:span></text:p>
          <text:list text:continue-numbering="true">
            <text:list-item>
              <text:p text:style-name="P126">A) Moralność</text:p>
            </text:list-item>
            <text:list-item>
              <text:p text:style-name="P127">B) Piękno i sztuka</text:p>
            </text:list-item>
            <text:list-item>
              <text:p text:style-name="P128">C) Byt</text:p>
            </text:list-item>
            <text:list-item>
              <text:p text:style-name="P129">D) Poznanie</text:p>
            </text:list-item>
            <text:list-item>
              <text:p text:style-name="P130"><text:span text:style-name="T131">Poprawna odpowiedź: C) Byt</text:span></text:p>
            </text:list-item>
          </text:list>
        </text:list-item>
        <text:list-item>
          <text:p text:style-name="P132"><text:span text:style-name="T133">Który filozof twierdził, że "człowiek jest miarą wszystkich rzeczy"?</text:span></text:p>
          <text:list text:continue-numbering="true">
            <text:list-item>
              <text:p text:style-name="P134">A) Platon</text:p>
            </text:list-item>
            <text:list-item>
              <text:p text:style-name="P135">B) Protogoras</text:p>
            </text:list-item>
            <text:list-item>
              <text:p text:style-name="P136">C) Descartes</text:p>
            </text:list-item>
            <text:list-item>
              <text:p text:style-name="P137">D) Nietzsche</text:p>
            </text:list-item>
            <text:list-item>
              <text:p text:style-name="P138"><text:span text:style-name="T139">Poprawna odpowiedź: B) Protogoras</text:span></text:p>
            </text:list-item>
          </text:list>
        </text:list-item>
        <text:list-item>
          <text:p text:style-name="P140"><text:span text:style-name="T141">Co głosiła filozofia egzystencjalizmu?</text:span></text:p>
          <text:soft-page-break/>
          <text:list text:continue-numbering="true">
            <text:list-item>
              <text:p text:style-name="P142">A) Życie jest predestynowane</text:p>
            </text:list-item>
            <text:list-item>
              <text:p text:style-name="P143">B) Istnienie poprzedza istotę</text:p>
            </text:list-item>
            <text:list-item>
              <text:p text:style-name="P144">C) Wszystko jest złudzeniem</text:p>
            </text:list-item>
            <text:list-item>
              <text:p text:style-name="P145">D) Wiedza jest celowa</text:p>
            </text:list-item>
            <text:list-item>
              <text:p text:style-name="P146"><text:span text:style-name="T147">Poprawna odpowiedź: B) Istnienie poprzedza istotę</text:span></text:p>
            </text:list-item>
          </text:list>
        </text:list-item>
        <text:list-item>
          <text:p text:style-name="P148"><text:span text:style-name="T149">Który z tych filozofów nie należał do nurtu empiryzmu?</text:span></text:p>
          <text:list text:continue-numbering="true">
            <text:list-item>
              <text:p text:style-name="P150">A) John Locke</text:p>
            </text:list-item>
            <text:list-item>
              <text:p text:style-name="P151">B) David Hume</text:p>
            </text:list-item>
            <text:list-item>
              <text:p text:style-name="P152">C) René Descartes</text:p>
            </text:list-item>
            <text:list-item>
              <text:p text:style-name="P153">D) George Berkeley</text:p>
            </text:list-item>
            <text:list-item>
              <text:p text:style-name="P154"><text:span text:style-name="T155">Poprawna odpowiedź: C) René Descartes</text:span></text:p>
            </text:list-item>
          </text:list>
        </text:list-item>
        <text:list-item>
          <text:p text:style-name="P156"><text:span text:style-name="T157">Jaką teorię moralności rozwijał John Stuart Mill?</text:span></text:p>
          <text:list text:continue-numbering="true">
            <text:list-item>
              <text:p text:style-name="P158">A) Deontologię</text:p>
            </text:list-item>
            <text:list-item>
              <text:p text:style-name="P159">B) Utilitaryzm</text:p>
            </text:list-item>
            <text:list-item>
              <text:p text:style-name="P160">C) Kontraktualizm</text:p>
            </text:list-item>
            <text:list-item>
              <text:p text:style-name="P161">D) Wirtuetyzm</text:p>
            </text:list-item>
            <text:list-item>
              <text:p text:style-name="P162"><text:span text:style-name="T163">Poprawna odpowiedź: B) Utilitaryzm</text:span></text:p>
            </text:list-item>
          </text:list>
        </text:list-item>
      </text:list>
      <text:h text:style-name="P164" text:outline-level="3">Quiz 3: Sztuka i Literatura</text:h>
      <text:list text:style-name="LFO3" text:continue-numbering="true">
        <text:list-item>
          <text:p text:style-name="P165"><text:span text:style-name="T166">Kto napisał "Divina Commedia"?</text:span></text:p>
          <text:list text:continue-numbering="true">
            <text:list-item>
              <text:p text:style-name="P167">A) Dante Alighieri</text:p>
            </text:list-item>
            <text:list-item>
              <text:p text:style-name="P168">B) Giovanni Boccaccio</text:p>
            </text:list-item>
            <text:list-item>
              <text:p text:style-name="P169">C) Francesco Petrarca</text:p>
            </text:list-item>
            <text:list-item>
              <text:p text:style-name="P170">D) Ludovico Ariosto</text:p>
            </text:list-item>
            <text:list-item>
              <text:p text:style-name="P171"><text:span text:style-name="T172">Poprawna odpowiedź: A) Dante Alighieri</text:span></text:p>
            </text:list-item>
          </text:list>
        </text:list-item>
        <text:list-item>
          <text:p text:style-name="P173"><text:span text:style-name="T174">Który malarz stworzył "Guernicę"?</text:span></text:p>
          <text:list text:continue-numbering="true">
            <text:list-item>
              <text:p text:style-name="P175">A) Salvador Dalí</text:p>
            </text:list-item>
            <text:list-item>
              <text:p text:style-name="P176">B) Pablo Picasso</text:p>
            </text:list-item>
            <text:list-item>
              <text:p text:style-name="P177">C) Vincent van Gogh</text:p>
            </text:list-item>
            <text:list-item>
              <text:p text:style-name="P178">D) Claude Monet</text:p>
            </text:list-item>
            <text:list-item>
              <text:p text:style-name="P179"><text:span text:style-name="T180">Poprawna odpowiedź: B) Pablo Picasso</text:span></text:p>
            </text:list-item>
          </text:list>
        </text:list-item>
        <text:list-item>
          <text:p text:style-name="P181"><text:span text:style-name="T182">Co jest tematem głównym sztuki "Hamlet" Williama Szekspira?</text:span></text:p>
          <text:list text:continue-numbering="true">
            <text:list-item>
              <text:p text:style-name="P183">A) Zemsta</text:p>
            </text:list-item>
            <text:list-item>
              <text:p text:style-name="P184">B) Miłość</text:p>
            </text:list-item>
            <text:list-item>
              <text:p text:style-name="P185">C) Polityka</text:p>
            </text:list-item>
            <text:list-item>
              <text:p text:style-name="P186">D) Odkrycie</text:p>
            </text:list-item>
            <text:list-item>
              <text:p text:style-name="P187"><text:span text:style-name="T188">Poprawna odpowiedź: A) Zemsta</text:span></text:p>
            </text:list-item>
          </text:list>
        </text:list-item>
        <text:list-item>
          <text:p text:style-name="P189"><text:span text:style-name="T190">Która epoka sztuki skupiała się na idealizacji natury i ludzkiego ciała?</text:span></text:p>
          <text:list text:continue-numbering="true">
            <text:list-item>
              <text:p text:style-name="P191">A) Barok</text:p>
            </text:list-item>
            <text:list-item>
              <text:p text:style-name="P192">B) Romantyzm</text:p>
            </text:list-item>
            <text:list-item>
              <text:p text:style-name="P193">C) Renesans</text:p>
            </text:list-item>
            <text:list-item>
              <text:p text:style-name="P194">D) Modernizm</text:p>
            </text:list-item>
            <text:list-item>
              <text:p text:style-name="P195"><text:span text:style-name="T196">Poprawna odpowiedź: C) Renesans</text:span></text:p>
            </text:list-item>
          </text:list>
        </text:list-item>
        <text:list-item>
          <text:p text:style-name="P197"><text:span text:style-name="T198">Kto jest autorem "Wojny i pokoju"?</text:span></text:p>
          <text:list text:continue-numbering="true">
            <text:list-item>
              <text:p text:style-name="P199">A) Fiodor Dostojewski</text:p>
            </text:list-item>
            <text:list-item>
              <text:p text:style-name="P200">B) Anton Czechow</text:p>
            </text:list-item>
            <text:list-item>
              <text:p text:style-name="P201">C) Lew Tołstoj</text:p>
            </text:list-item>
            <text:list-item>
              <text:p text:style-name="P202">D) Nikołaj Gogol</text:p>
            </text:list-item>
            <text:list-item>
              <text:p text:style-name="P203"><text:span text:style-name="T204">Poprawna odpowiedź: C) Lew Tołstoj</text:span></text:p>
            </text:list-item>
          </text:list>
        </text:list-item>
        <text:list-item>
          <text:p text:style-name="P205"><text:span text:style-name="T206">Która technika malarska wykorzystuje wosk do tworzenia obrazów?</text:span></text:p>
          <text:list text:continue-numbering="true">
            <text:list-item>
              <text:p text:style-name="P207">A) Fresk</text:p>
            </text:list-item>
            <text:list-item>
              <text:p text:style-name="P208">B) Tempera</text:p>
            </text:list-item>
            <text:list-item>
              <text:p text:style-name="P209">C) Enkaustyka</text:p>
            </text:list-item>
            <text:list-item>
              <text:p text:style-name="P210">D) Akwarela</text:p>
            </text:list-item>
            <text:list-item>
              <text:p text:style-name="P211"><text:span text:style-name="T212">Poprawna odpowiedź: C) Enkaustyka</text:span></text:p>
            </text:list-item>
          </text:list>
        </text:list-item>
        <text:list-item>
          <text:p text:style-name="P213"><text:span text:style-name="T214">Jakie było główne zainteresowanie impresjonistów?</text:span></text:p>
          <text:soft-page-break/>
          <text:list text:continue-numbering="true">
            <text:list-item>
              <text:p text:style-name="P215">A) Światło i jego efekty</text:p>
            </text:list-item>
            <text:list-item>
              <text:p text:style-name="P216">B) Szczegółowa realizacja</text:p>
            </text:list-item>
            <text:list-item>
              <text:p text:style-name="P217">C) Abstrakcyjne formy</text:p>
            </text:list-item>
            <text:list-item>
              <text:p text:style-name="P218">D) Religijne tematy</text:p>
            </text:list-item>
            <text:list-item>
              <text:p text:style-name="P219"><text:span text:style-name="T220">Poprawna odpowiedź: A) Światło i jego efekty</text:span></text:p>
            </text:list-item>
          </text:list>
        </text:list-item>
        <text:list-item>
          <text:p text:style-name="P221"><text:span text:style-name="T222">Kto stworzył słynne rzeźby "Dawid" i "Pieta"?</text:span></text:p>
          <text:list text:continue-numbering="true">
            <text:list-item>
              <text:p text:style-name="P223">A) Donatello</text:p>
            </text:list-item>
            <text:list-item>
              <text:p text:style-name="P224">B) Michelangelo Buonarroti</text:p>
            </text:list-item>
            <text:list-item>
              <text:p text:style-name="P225">C) Gian Lorenzo Bernini</text:p>
            </text:list-item>
            <text:list-item>
              <text:p text:style-name="P226">D) Auguste Rodin</text:p>
            </text:list-item>
            <text:list-item>
              <text:p text:style-name="P227"><text:span text:style-name="T228">Poprawna odpowiedź: B) Michelangelo Buonarroti</text:span></text:p>
            </text:list-item>
          </text:list>
        </text:list-item>
        <text:list-item>
          <text:p text:style-name="P229"><text:span text:style-name="T230">Co jest charakterystyczne dla muzyki barokowej?</text:span></text:p>
          <text:list text:continue-numbering="true">
            <text:list-item>
              <text:p text:style-name="P231">A) Prostota i klarowność</text:p>
            </text:list-item>
            <text:list-item>
              <text:p text:style-name="P232">B) Bogata ornamentyka i kontrast</text:p>
            </text:list-item>
            <text:list-item>
              <text:p text:style-name="P233">C) Abstrakcja i eksperymentalizm</text:p>
            </text:list-item>
            <text:list-item>
              <text:p text:style-name="P234">D) Minimalizm i powściągliwość</text:p>
            </text:list-item>
            <text:list-item>
              <text:p text:style-name="P235"><text:span text:style-name="T236">Poprawna odpowiedź: B) Bogata ornamentyka i kontrast</text:span></text:p>
            </text:list-item>
          </text:list>
        </text:list-item>
        <text:list-item>
          <text:p text:style-name="P237"><text:span text:style-name="T238">Który pisarz jest znany z tworzenia powieści gotyckich?</text:span></text:p>
          <text:list text:continue-numbering="true">
            <text:list-item>
              <text:p text:style-name="P239">A) Jane Austen</text:p>
            </text:list-item>
            <text:list-item>
              <text:p text:style-name="P240">B) Edgar Allan Poe</text:p>
            </text:list-item>
            <text:list-item>
              <text:p text:style-name="P241">C) Charles Dickens</text:p>
            </text:list-item>
            <text:list-item>
              <text:p text:style-name="P242">D) Mark Twain</text:p>
            </text:list-item>
            <text:list-item>
              <text:p text:style-name="P243"><text:span text:style-name="T244">Poprawna odpowiedź: B) Edgar Allan Poe</text:span></text:p>
            </text:list-item>
          </text:list>
        </text:list-item>
      </text:list>
      <text:h text:style-name="P245" text:outline-level="3">Quiz 4: Wielkie Cywilizacje</text:h>
      <text:list text:style-name="LFO4" text:continue-numbering="true">
        <text:list-item>
          <text:p text:style-name="P246"><text:span text:style-name="T247">Która cywilizacja jest znana z budowy piramid?</text:span></text:p>
          <text:list text:continue-numbering="true">
            <text:list-item>
              <text:p text:style-name="P248">A) Majowie</text:p>
            </text:list-item>
            <text:list-item>
              <text:p text:style-name="P249">B) Egipcjanie</text:p>
            </text:list-item>
            <text:list-item>
              <text:p text:style-name="P250">C) Sumerowie</text:p>
            </text:list-item>
            <text:list-item>
              <text:p text:style-name="P251">D) Chińczycy</text:p>
            </text:list-item>
            <text:list-item>
              <text:p text:style-name="P252"><text:span text:style-name="T253">Poprawna odpowiedź: B) Egipcjanie</text:span></text:p>
            </text:list-item>
          </text:list>
        </text:list-item>
        <text:list-item>
          <text:p text:style-name="P254"><text:span text:style-name="T255">Co było charakterystyczne dla cywilizacji Mezopotamii?</text:span></text:p>
          <text:list text:continue-numbering="true">
            <text:list-item>
              <text:p text:style-name="P256">A) Pismo klinowe</text:p>
            </text:list-item>
            <text:list-item>
              <text:p text:style-name="P257">B) Pismo hieroglificzne</text:p>
            </text:list-item>
            <text:list-item>
              <text:p text:style-name="P258">C) Pismo chińskie</text:p>
            </text:list-item>
            <text:list-item>
              <text:p text:style-name="P259">D) Alfabet fenicki</text:p>
            </text:list-item>
            <text:list-item>
              <text:p text:style-name="P260"><text:span text:style-name="T261">Poprawna odpowiedź: A) Pismo klinowe</text:span></text:p>
            </text:list-item>
          </text:list>
        </text:list-item>
        <text:list-item>
          <text:p text:style-name="P262"><text:span text:style-name="T263">Która cywilizacja rozwijała się na terenie dzisiejszego Meksyku i jest znana z olbrzymich kamiennych głów?</text:span></text:p>
          <text:list text:continue-numbering="true">
            <text:list-item>
              <text:p text:style-name="P264">A) Aztekowie</text:p>
            </text:list-item>
            <text:list-item>
              <text:p text:style-name="P265">B) Majowie</text:p>
            </text:list-item>
            <text:list-item>
              <text:p text:style-name="P266">C) Olmekowie</text:p>
            </text:list-item>
            <text:list-item>
              <text:p text:style-name="P267">D) Inkowie</text:p>
            </text:list-item>
            <text:list-item>
              <text:p text:style-name="P268"><text:span text:style-name="T269">Poprawna odpowiedź: C) Olmekowie</text:span></text:p>
            </text:list-item>
          </text:list>
        </text:list-item>
        <text:list-item>
          <text:p text:style-name="P270"><text:span text:style-name="T271">Które imperium było znane jako "Ludzie Błękitnej Krwi" ze względu na swoje obrzędy religijne?</text:span></text:p>
          <text:list text:continue-numbering="true">
            <text:list-item>
              <text:p text:style-name="P272">A) Majowie</text:p>
            </text:list-item>
            <text:list-item>
              <text:p text:style-name="P273">B) Aztekowie</text:p>
            </text:list-item>
            <text:list-item>
              <text:p text:style-name="P274">C) Inkowie</text:p>
            </text:list-item>
            <text:list-item>
              <text:p text:style-name="P275">D) Khmerowie</text:p>
            </text:list-item>
            <text:list-item>
              <text:p text:style-name="P276"><text:span text:style-name="T277">Poprawna odpowiedź: B) Aztekowie</text:span></text:p>
            </text:list-item>
          </text:list>
        </text:list-item>
        <text:list-item>
          <text:p text:style-name="P278"><text:span text:style-name="T279">Gdzie znajdowała się cywilizacja Harappa?</text:span></text:p>
          <text:list text:continue-numbering="true">
            <text:list-item>
              <text:p text:style-name="P280">A) W Indiach</text:p>
            </text:list-item>
            <text:list-item>
              <text:p text:style-name="P281">B) W Egipcie</text:p>
            </text:list-item>
            <text:list-item>
              <text:p text:style-name="P282">C) W Mezopotamii</text:p>
            </text:list-item>
            <text:list-item>
              <text:p text:style-name="P283">D) W Chinach</text:p>
            </text:list-item>
            <text:list-item>
              <text:p text:style-name="P284"><text:span text:style-name="T285">Poprawna odpowiedź: A) W Indiach</text:span></text:p>
            </text:list-item>
          </text:list>
        </text:list-item>
        <text:list-item>
          <text:p text:style-name="P286"><text:span text:style-name="T287">Która starożytna cywilizacja była znana z zaawansowanego rolnictwa, w tym systemów irygacyjnych?</text:span></text:p>
          <text:list text:continue-numbering="true">
            <text:list-item>
              <text:p text:style-name="P288">A) Sumerowie</text:p>
            </text:list-item>
            <text:list-item>
              <text:p text:style-name="P289">B) Egipcjanie</text:p>
            </text:list-item>
            <text:list-item>
              <text:p text:style-name="P290">C) Majowie</text:p>
            </text:list-item>
            <text:list-item>
              <text:p text:style-name="P291">D) Inkowie</text:p>
            </text:list-item>
            <text:list-item>
              <text:p text:style-name="P292"><text:span text:style-name="T293">Poprawna odpowiedź: D) Inkowie</text:span></text:p>
            </text:list-item>
          </text:list>
        </text:list-item>
        <text:list-item>
          <text:p text:style-name="P294"><text:span text:style-name="T295">Która cywilizacja opracowała zaawansowany kalendarz astronomiczny, który był precyzyjniejszy niż europejskie odpowiedniki tej epoki?</text:span></text:p>
          <text:list text:continue-numbering="true">
            <text:list-item>
              <text:p text:style-name="P296">A) Grecka</text:p>
            </text:list-item>
            <text:list-item>
              <text:p text:style-name="P297">B) Majowie</text:p>
            </text:list-item>
            <text:list-item>
              <text:p text:style-name="P298">C) Egipska</text:p>
            </text:list-item>
            <text:list-item>
              <text:p text:style-name="P299">D) Sumerowie</text:p>
            </text:list-item>
            <text:list-item>
              <text:p text:style-name="P300"><text:span text:style-name="T301">Poprawna odpowiedź: B) Majowie</text:span></text:p>
            </text:list-item>
          </text:list>
        </text:list-item>
        <text:list-item>
          <text:p text:style-name="P302"><text:span text:style-name="T303">Jakie imperium osiągnęło znaczące osiągnięcia w inżynierii, w tym budowie drog?</text:span></text:p>
          <text:list text:continue-numbering="true">
            <text:list-item>
              <text:p text:style-name="P304">A) Rzymskie</text:p>
            </text:list-item>
            <text:list-item>
              <text:p text:style-name="P305">B) Chińskie</text:p>
            </text:list-item>
            <text:list-item>
              <text:p text:style-name="P306">C) Perskie</text:p>
            </text:list-item>
            <text:list-item>
              <text:p text:style-name="P307">D) Mongolskie</text:p>
            </text:list-item>
            <text:list-item>
              <text:p text:style-name="P308"><text:span text:style-name="T309">Poprawna odpowiedź: A) Rzymskie</text:span></text:p>
            </text:list-item>
          </text:list>
        </text:list-item>
        <text:list-item>
          <text:p text:style-name="P310"><text:span text:style-name="T311">Która cywilizacja jest znana z zastosowania brązu w pierwszych zaawansowanych narzędziach i broni?</text:span></text:p>
          <text:list text:continue-numbering="true">
            <text:list-item>
              <text:p text:style-name="P312">A) Chińska</text:p>
            </text:list-item>
            <text:list-item>
              <text:p text:style-name="P313">B) Egipska</text:p>
            </text:list-item>
            <text:list-item>
              <text:p text:style-name="P314">C) Sumerowie</text:p>
            </text:list-item>
            <text:list-item>
              <text:p text:style-name="P315">D) Indus</text:p>
            </text:list-item>
            <text:list-item>
              <text:p text:style-name="P316"><text:span text:style-name="T317">Poprawna odpowiedź: C) Sumerowie</text:span></text:p>
            </text:list-item>
          </text:list>
        </text:list-item>
        <text:list-item>
          <text:p text:style-name="P318"><text:span text:style-name="T319">Która cywilizacja opracowała pierwsze formy papieru?</text:span></text:p>
          <text:list text:continue-numbering="true">
            <text:list-item>
              <text:p text:style-name="P320">A) Rzymska</text:p>
            </text:list-item>
            <text:list-item>
              <text:p text:style-name="P321">B) Chińska</text:p>
            </text:list-item>
            <text:list-item>
              <text:p text:style-name="P322">C) Egipska</text:p>
            </text:list-item>
            <text:list-item>
              <text:p text:style-name="P323">D) Grecka</text:p>
            </text:list-item>
            <text:list-item>
              <text:p text:style-name="P324"><text:span text:style-name="T325">Poprawna odpowiedź: B) Chińska</text:span></text:p>
            </text:list-item>
          </text:list>
        </text:list-item>
      </text:list>
      <text:h text:style-name="P326" text:outline-level="3">Quiz 5: Wielkie Postacie Historii</text:h>
      <text:list text:style-name="LFO5" text:continue-numbering="true">
        <text:list-item>
          <text:p text:style-name="P327"><text:span text:style-name="T328">Kto był znany jako "Ojciec Historii"?</text:span></text:p>
          <text:list text:continue-numbering="true">
            <text:list-item>
              <text:p text:style-name="P329">A) Herodot</text:p>
            </text:list-item>
            <text:list-item>
              <text:p text:style-name="P330">B) Tukidydes</text:p>
            </text:list-item>
            <text:list-item>
              <text:p text:style-name="P331">C) Platon</text:p>
            </text:list-item>
            <text:list-item>
              <text:p text:style-name="P332">D) Sokrates</text:p>
            </text:list-item>
            <text:list-item>
              <text:p text:style-name="P333"><text:span text:style-name="T334">Poprawna odpowiedź: A) Herodot</text:span></text:p>
            </text:list-item>
          </text:list>
        </text:list-item>
        <text:list-item>
          <text:p text:style-name="P335"><text:span text:style-name="T336">Która postać historyczna jest znana z reformacji protestanckiej?</text:span></text:p>
          <text:list text:continue-numbering="true">
            <text:list-item>
              <text:p text:style-name="P337">A) Jan Hus</text:p>
            </text:list-item>
            <text:list-item>
              <text:p text:style-name="P338">B) Jan Kalwin</text:p>
            </text:list-item>
            <text:list-item>
              <text:p text:style-name="P339">C) Marcin Luter</text:p>
            </text:list-item>
            <text:list-item>
              <text:p text:style-name="P340">D) Tomasz Morus</text:p>
            </text:list-item>
            <text:list-item>
              <text:p text:style-name="P341"><text:span text:style-name="T342">Poprawna odpowiedź: C) Marcin Luter</text:span></text:p>
            </text:list-item>
          </text:list>
        </text:list-item>
        <text:list-item>
          <text:p text:style-name="P343"><text:span text:style-name="T344">Kto był cesarzem Chin, który rozpoczął budowę Wielkiego Muru?</text:span></text:p>
          <text:list text:continue-numbering="true">
            <text:list-item>
              <text:p text:style-name="P345">A) Qin Shi Huang</text:p>
            </text:list-item>
            <text:list-item>
              <text:p text:style-name="P346">B) Kubilaj Chan</text:p>
            </text:list-item>
            <text:list-item>
              <text:p text:style-name="P347">C) Cesarz Wu z dynastii Han</text:p>
            </text:list-item>
            <text:list-item>
              <text:p text:style-name="P348">D) Cesarz Taizong z dynastii Tang</text:p>
            </text:list-item>
            <text:list-item>
              <text:p text:style-name="P349"><text:span text:style-name="T350">Poprawna odpowiedź: A) Qin Shi Huang</text:span></text:p>
            </text:list-item>
          </text:list>
        </text:list-item>
        <text:list-item>
          <text:p text:style-name="P351"><text:span text:style-name="T352">Która królowa Anglii jest znana z długiego i stabilnego panowania, określanego jako epoka wiktoriańska?</text:span></text:p>
          <text:soft-page-break/>
          <text:list text:continue-numbering="true">
            <text:list-item>
              <text:p text:style-name="P353">A) Elżbieta I</text:p>
            </text:list-item>
            <text:list-item>
              <text:p text:style-name="P354">B) Maria Tudor</text:p>
            </text:list-item>
            <text:list-item>
              <text:p text:style-name="P355">C) Anna Stuart</text:p>
            </text:list-item>
            <text:list-item>
              <text:p text:style-name="P356">D) Wiktoria</text:p>
            </text:list-item>
            <text:list-item>
              <text:p text:style-name="P357"><text:span text:style-name="T358">Poprawna odpowiedź: D) Wiktoria</text:span></text:p>
            </text:list-item>
          </text:list>
        </text:list-item>
        <text:list-item>
          <text:p text:style-name="P359"><text:span text:style-name="T360">Kto odkrył promieniowanie radioaktywne?</text:span></text:p>
          <text:list text:continue-numbering="true">
            <text:list-item>
              <text:p text:style-name="P361">A) Nikola Tesla</text:p>
            </text:list-item>
            <text:list-item>
              <text:p text:style-name="P362">B) Marie Curie</text:p>
            </text:list-item>
            <text:list-item>
              <text:p text:style-name="P363">C) Albert Einstein</text:p>
            </text:list-item>
            <text:list-item>
              <text:p text:style-name="P364">D) Enrico Fermi</text:p>
            </text:list-item>
            <text:list-item>
              <text:p text:style-name="P365"><text:span text:style-name="T366">Poprawna odpowiedź: B) Marie Curie</text:span></text:p>
            </text:list-item>
          </text:list>
        </text:list-item>
        <text:list-item>
          <text:p text:style-name="P367"><text:span text:style-name="T368">Która postać historyczna jest znana z koncepcji "Niewidzialnej ręki" w ekonomii?</text:span></text:p>
          <text:list text:continue-numbering="true">
            <text:list-item>
              <text:p text:style-name="P369">A) Adam Smith</text:p>
            </text:list-item>
            <text:list-item>
              <text:p text:style-name="P370">B) John Maynard Keynes</text:p>
            </text:list-item>
            <text:list-item>
              <text:p text:style-name="P371">C) David Ricardo</text:p>
            </text:list-item>
            <text:list-item>
              <text:p text:style-name="P372">D) Karl Marx</text:p>
            </text:list-item>
            <text:list-item>
              <text:p text:style-name="P373"><text:span text:style-name="T374">Poprawna odpowiedź: A) Adam Smith</text:span></text:p>
            </text:list-item>
          </text:list>
        </text:list-item>
        <text:list-item>
          <text:p text:style-name="P375"><text:span text:style-name="T376">Kto był przywódcą Rewolucji Październikowej w Rosji?</text:span></text:p>
          <text:list text:continue-numbering="true">
            <text:list-item>
              <text:p text:style-name="P377">A) Nikołaj II</text:p>
            </text:list-item>
            <text:list-item>
              <text:p text:style-name="P378">B) Włodzimierz Lenin</text:p>
            </text:list-item>
            <text:list-item>
              <text:p text:style-name="P379">C) Józef Stalin</text:p>
            </text:list-item>
            <text:list-item>
              <text:p text:style-name="P380">D) Leon Trocki</text:p>
            </text:list-item>
            <text:list-item>
              <text:p text:style-name="P381"><text:span text:style-name="T382">Poprawna odpowiedź: B) Włodzimierz Lenin</text:span></text:p>
            </text:list-item>
          </text:list>
        </text:list-item>
        <text:list-item>
          <text:p text:style-name="P383"><text:span text:style-name="T384">Który z tych przywódców nie był zaangażowany w podpisanie Traktatu Wersalskiego?</text:span></text:p>
          <text:list text:continue-numbering="true">
            <text:list-item>
              <text:p text:style-name="P385">A) Woodrow Wilson</text:p>
            </text:list-item>
            <text:list-item>
              <text:p text:style-name="P386">B) Georges Clemenceau</text:p>
            </text:list-item>
            <text:list-item>
              <text:p text:style-name="P387">C) David Lloyd George</text:p>
            </text:list-item>
            <text:list-item>
              <text:p text:style-name="P388">D) Franklin D. Roosevelt</text:p>
            </text:list-item>
            <text:list-item>
              <text:p text:style-name="P389"><text:span text:style-name="T390">Poprawna odpowiedź: D) Franklin D. Roosevelt</text:span></text:p>
            </text:list-item>
          </text:list>
        </text:list-item>
        <text:list-item>
          <text:p text:style-name="P391"><text:span text:style-name="T392">Kto wynalazł drukarkę 3D?</text:span></text:p>
          <text:list text:continue-numbering="true">
            <text:list-item>
              <text:p text:style-name="P393">A) Steve Jobs</text:p>
            </text:list-item>
            <text:list-item>
              <text:p text:style-name="P394">B) Bill Gates</text:p>
            </text:list-item>
            <text:list-item>
              <text:p text:style-name="P395">C) Chuck Hull</text:p>
            </text:list-item>
            <text:list-item>
              <text:p text:style-name="P396">D) Elon Musk</text:p>
            </text:list-item>
            <text:list-item>
              <text:p text:style-name="P397"><text:span text:style-name="T398">Poprawna odpowiedź: C) Chuck Hull</text:span></text:p>
            </text:list-item>
          </text:list>
        </text:list-item>
        <text:list-item>
          <text:p text:style-name="P399"><text:span text:style-name="T400">Kto jest uważany za twórcę Internetu?</text:span></text:p>
          <text:list text:continue-numbering="true">
            <text:list-item>
              <text:p text:style-name="P401">A) Tim Berners-Lee</text:p>
            </text:list-item>
            <text:list-item>
              <text:p text:style-name="P402">B) Bill Gates</text:p>
            </text:list-item>
            <text:list-item>
              <text:p text:style-name="P403">C) Steve Jobs</text:p>
            </text:list-item>
            <text:list-item>
              <text:p text:style-name="P404">D) Vinton Cerf</text:p>
            </text:list-item>
            <text:list-item>
              <text:p text:style-name="P405"><text:span text:style-name="T406">Poprawna odpowiedź: A) Tim Berners-Lee</text:span></text:p>
            </text:list-item>
          </text:list>
        </text:list-item>
      </text:list>
      <text:p text:style-name="P407"/>
      <text:p text:style-name="P408"/>
      <text:p text:style-name="P409"><text:span text:style-name="T410">ŚCISŁE</text:span></text:p>
      <text:h text:style-name="P411" text:outline-level="3">Quiz 1: Matematyka</text:h>
      <text:list text:style-name="LFO6" text:continue-numbering="true">
        <text:list-item>
          <text:p text:style-name="P412">Jakie jest pole kwadratu o boku długości 5?</text:p>
          <text:list text:continue-numbering="true">
            <text:list-item>
              <text:p text:style-name="P413">a) 10</text:p>
            </text:list-item>
            <text:list-item>
              <text:p text:style-name="P414">b) 15</text:p>
            </text:list-item>
            <text:list-item>
              <text:p text:style-name="P415">c) 20</text:p>
            </text:list-item>
            <text:list-item>
              <text:p text:style-name="P416">d) 25 (poprawna)</text:p>
            </text:list-item>
          </text:list>
        </text:list-item>
        <text:list-item>
          <text:p text:style-name="P417">Ile wynosi suma kątów wewnętrznych trójkąta?</text:p>
          <text:list text:continue-numbering="true">
            <text:list-item>
              <text:p text:style-name="P418">a) 90 stopni</text:p>
            </text:list-item>
            <text:list-item>
              <text:p text:style-name="P419">b) 180 stopni (poprawna)</text:p>
            </text:list-item>
            <text:list-item>
              <text:p text:style-name="P420">c) 270 stopni</text:p>
            </text:list-item>
            <text:list-item>
              <text:p text:style-name="P421">d) 360 stopni</text:p>
            </text:list-item>
          </text:list>
        </text:list-item>
        <text:list-item>
          <text:p text:style-name="P422"><text:span text:style-name="T423">Jakie jest rozwiązanie równania<text:s/></text:span><text:span text:style-name="T424">2</text:span><text:span text:style-name="T425">�</text:span><text:span text:style-name="T426">+3=7</text:span><text:span text:style-name="T427">2</text:span><text:span text:style-name="T428">x</text:span><text:span text:style-name="T429">+3=7</text:span><text:span text:style-name="T430">?</text:span></text:p>
          <text:list text:continue-numbering="true">
            <text:list-item>
              <text:p text:style-name="P431">a) 1</text:p>
            </text:list-item>
            <text:list-item>
              <text:p text:style-name="P432">b) 2 (poprawna)</text:p>
            </text:list-item>
            <text:list-item>
              <text:p text:style-name="P433">c) 3</text:p>
            </text:list-item>
            <text:list-item>
              <text:p text:style-name="P434">d) 4</text:p>
            </text:list-item>
          </text:list>
        </text:list-item>
        <text:list-item>
          <text:p text:style-name="P435">Jaki jest wzór na obwód koła?</text:p>
          <text:list text:continue-numbering="true">
            <text:list-item>
              <text:p text:style-name="P436"><text:span text:style-name="T437">a)<text:s/></text:span><text:span text:style-name="T438">2</text:span><text:span text:style-name="T439">��</text:span><text:span text:style-name="T440">2</text:span><text:span text:style-name="T441">πr</text:span><text:span text:style-name="T442"><text:s/>(poprawna)</text:span></text:p>
            </text:list-item>
            <text:list-item>
              <text:p text:style-name="P443"><text:span text:style-name="T444">b)<text:s/></text:span><text:span text:style-name="T445">��</text:span><text:span text:style-name="T446">2</text:span><text:span text:style-name="T447">πr</text:span><text:span text:style-name="T448">2</text:span></text:p>
            </text:list-item>
            <text:list-item>
              <text:p text:style-name="P449"><text:span text:style-name="T450">c)<text:s/></text:span><text:span text:style-name="T451">4</text:span><text:span text:style-name="T452">��</text:span><text:span text:style-name="T453">4</text:span><text:span text:style-name="T454">πr</text:span></text:p>
            </text:list-item>
            <text:list-item>
              <text:p text:style-name="P455"><text:span text:style-name="T456">d)<text:s/></text:span><text:span text:style-name="T457">��</text:span><text:span text:style-name="T458">πr</text:span></text:p>
            </text:list-item>
          </text:list>
        </text:list-item>
        <text:list-item>
          <text:p text:style-name="P459">Ile wynosi pierwiastek kwadratowy z 81?</text:p>
          <text:list text:continue-numbering="true">
            <text:list-item>
              <text:p text:style-name="P460">a) 7</text:p>
            </text:list-item>
            <text:list-item>
              <text:p text:style-name="P461">b) 8</text:p>
            </text:list-item>
            <text:list-item>
              <text:p text:style-name="P462">c) 9 (poprawna)</text:p>
            </text:list-item>
            <text:list-item>
              <text:p text:style-name="P463">d) 10</text:p>
            </text:list-item>
          </text:list>
        </text:list-item>
        <text:list-item>
          <text:p text:style-name="P464"><text:span text:style-name="T465">Jaka jest wartość wyrażenia<text:s/></text:span><text:span text:style-name="T466">32+42</text:span><text:span text:style-name="T467">3</text:span><text:span text:style-name="T468">2</text:span><text:span text:style-name="T469">+4</text:span><text:span text:style-name="T470">2</text:span><text:span text:style-name="T471">?</text:span></text:p>
          <text:list text:continue-numbering="true">
            <text:list-item>
              <text:p text:style-name="P472">a) 9</text:p>
            </text:list-item>
            <text:list-item>
              <text:p text:style-name="P473">b) 16</text:p>
            </text:list-item>
            <text:list-item>
              <text:p text:style-name="P474">c) 25 (poprawna)</text:p>
            </text:list-item>
            <text:list-item>
              <text:p text:style-name="P475">d) 32</text:p>
            </text:list-item>
          </text:list>
        </text:list-item>
        <text:list-item>
          <text:p text:style-name="P476">Jakie jest pole powierzchni sześcianu o krawędzi długości 2?</text:p>
          <text:list text:continue-numbering="true">
            <text:list-item>
              <text:p text:style-name="P477">a) 4</text:p>
            </text:list-item>
            <text:list-item>
              <text:p text:style-name="P478">b) 8</text:p>
            </text:list-item>
            <text:list-item>
              <text:p text:style-name="P479">c) 16</text:p>
            </text:list-item>
            <text:list-item>
              <text:p text:style-name="P480">d) 24 (poprawna)</text:p>
            </text:list-item>
          </text:list>
        </text:list-item>
        <text:list-item>
          <text:p text:style-name="P481">Ile wynosi 15% z 200?</text:p>
          <text:list text:continue-numbering="true">
            <text:list-item>
              <text:p text:style-name="P482">a) 15</text:p>
            </text:list-item>
            <text:list-item>
              <text:p text:style-name="P483">b) 20</text:p>
            </text:list-item>
            <text:list-item>
              <text:p text:style-name="P484">c) 25</text:p>
            </text:list-item>
            <text:list-item>
              <text:p text:style-name="P485">d) 30 (poprawna)</text:p>
            </text:list-item>
          </text:list>
        </text:list-item>
        <text:list-item>
          <text:p text:style-name="P486"><text:span text:style-name="T487">Jaki jest wzór na deltę w równaniu kwadratowym<text:s/></text:span><text:span text:style-name="T488">��</text:span><text:span text:style-name="T489">2+</text:span><text:span text:style-name="T490">��</text:span><text:span text:style-name="T491">+</text:span><text:span text:style-name="T492">�</text:span><text:span text:style-name="T493">=0</text:span><text:span text:style-name="T494">ax</text:span><text:span text:style-name="T495">2</text:span><text:span text:style-name="T496">+</text:span><text:span text:style-name="T497">bx</text:span><text:span text:style-name="T498">+</text:span><text:span text:style-name="T499">c</text:span><text:span text:style-name="T500">=0</text:span><text:span text:style-name="T501">?</text:span></text:p>
          <text:list text:continue-numbering="true">
            <text:list-item>
              <text:p text:style-name="P502"><text:span text:style-name="T503">a)<text:s/></text:span><text:span text:style-name="T504">�</text:span><text:span text:style-name="T505">2−4</text:span><text:span text:style-name="T506">��</text:span><text:span text:style-name="T507">b</text:span><text:span text:style-name="T508">2</text:span><text:span text:style-name="T509">−4</text:span><text:span text:style-name="T510">ac</text:span><text:span text:style-name="T511"><text:s/>(poprawna)</text:span></text:p>
            </text:list-item>
            <text:list-item>
              <text:p text:style-name="P512"><text:span text:style-name="T513">b)<text:s/></text:span><text:span text:style-name="T514">�</text:span><text:span text:style-name="T515">2−4</text:span><text:span text:style-name="T516">��</text:span><text:span text:style-name="T517">a</text:span><text:span text:style-name="T518">2</text:span><text:span text:style-name="T519">−4</text:span><text:span text:style-name="T520">bc</text:span></text:p>
            </text:list-item>
            <text:list-item>
              <text:p text:style-name="P521"><text:span text:style-name="T522">c)<text:s/></text:span><text:span text:style-name="T523">�</text:span><text:span text:style-name="T524">2+4</text:span><text:span text:style-name="T525">��</text:span><text:span text:style-name="T526">b</text:span><text:span text:style-name="T527">2</text:span><text:span text:style-name="T528">+4</text:span><text:span text:style-name="T529">ac</text:span></text:p>
            </text:list-item>
            <text:list-item>
              <text:p text:style-name="P530"><text:span text:style-name="T531">d)<text:s/></text:span><text:span text:style-name="T532">�</text:span><text:span text:style-name="T533">2+4</text:span><text:span text:style-name="T534">��</text:span><text:span text:style-name="T535">a</text:span><text:span text:style-name="T536">2</text:span><text:span text:style-name="T537">+4</text:span><text:span text:style-name="T538">bc</text:span></text:p>
            </text:list-item>
          </text:list>
        </text:list-item>
        <text:list-item>
          <text:p text:style-name="P539"><text:span text:style-name="T540">Jakie jest rozwinięcie dziesiętne liczby<text:s/></text:span><text:span text:style-name="T541">13</text:span><text:span text:style-name="T542">31</text:span><text:span text:style-name="T543">​</text:span><text:span text:style-name="T544">?</text:span></text:p>
          <text:list text:continue-numbering="true">
            <text:list-item>
              <text:p text:style-name="P545">a) 0.2</text:p>
            </text:list-item>
            <text:list-item>
              <text:p text:style-name="P546">b) 0.3 (poprawna)</text:p>
            </text:list-item>
            <text:list-item>
              <text:p text:style-name="P547">c) 0.33</text:p>
            </text:list-item>
            <text:list-item>
              <text:p text:style-name="P548">d) 0.333</text:p>
            </text:list-item>
          </text:list>
        </text:list-item>
      </text:list>
      <text:h text:style-name="P549" text:outline-level="3">Quiz 2: Fizyka</text:h>
      <text:list text:style-name="LFO7" text:continue-numbering="true">
        <text:list-item>
          <text:p text:style-name="P550">Jakie jest przyspieszenie ziemskie?</text:p>
          <text:list text:continue-numbering="true">
            <text:list-item>
              <text:p text:style-name="P551">a) 7.8 m/s²</text:p>
            </text:list-item>
            <text:list-item>
              <text:p text:style-name="P552">b) 8.8 m/s²</text:p>
            </text:list-item>
            <text:list-item>
              <text:p text:style-name="P553">c) 9.8 m/s² (poprawna)</text:p>
            </text:list-item>
            <text:list-item>
              <text:p text:style-name="P554">d) 10.8 m/s²</text:p>
            </text:list-item>
          </text:list>
        </text:list-item>
        <text:list-item>
          <text:p text:style-name="P555">Jaka jest jednostka mocy?</text:p>
          <text:list text:continue-numbering="true">
            <text:list-item>
              <text:p text:style-name="P556">a) wat (poprawna)</text:p>
            </text:list-item>
            <text:list-item>
              <text:p text:style-name="P557">b) dżul</text:p>
            </text:list-item>
            <text:list-item>
              <text:p text:style-name="P558">c) niuton</text:p>
            </text:list-item>
            <text:list-item>
              <text:p text:style-name="P559">d) paskal</text:p>
            </text:list-item>
          </text:list>
        </text:list-item>
        <text:list-item>
          <text:p text:style-name="P560">Jaka jest prędkość światła w próżni?</text:p>
          <text:list text:continue-numbering="true">
            <text:list-item>
              <text:p text:style-name="P561"><text:span text:style-name="T562">a)<text:s/></text:span><text:span text:style-name="T563">3×106</text:span><text:span text:style-name="T564">3×10</text:span><text:span text:style-name="T565">6</text:span><text:span text:style-name="T566"><text:s/>m/s</text:span></text:p>
            </text:list-item>
            <text:list-item>
              <text:p text:style-name="P567"><text:span text:style-name="T568">b)<text:s/></text:span><text:span text:style-name="T569">3×107</text:span><text:span text:style-name="T570">3×10</text:span><text:span text:style-name="T571">7</text:span><text:span text:style-name="T572"><text:s/>m/s</text:span></text:p>
            </text:list-item>
            <text:list-item>
              <text:p text:style-name="P573"><text:span text:style-name="T574">c)<text:s/></text:span><text:span text:style-name="T575">3×108</text:span><text:span text:style-name="T576">3×10</text:span><text:span text:style-name="T577">8</text:span><text:span text:style-name="T578"><text:s/>m/s (poprawna)</text:span></text:p>
            </text:list-item>
            <text:list-item>
              <text:p text:style-name="P579"><text:span text:style-name="T580">d)<text:s/></text:span><text:span text:style-name="T581">3×109</text:span><text:span text:style-name="T582">3×10</text:span><text:span text:style-name="T583">9</text:span><text:span text:style-name="T584"><text:s/>m/s</text:span></text:p>
            </text:list-item>
          </text:list>
        </text:list-item>
        <text:list-item>
          <text:p text:style-name="P585">Jakie jest równanie na energię kinetyczną?</text:p>
          <text:list text:continue-numbering="true">
            <text:list-item>
              <text:p text:style-name="P586"><text:span text:style-name="T587">a)<text:s/></text:span><text:span text:style-name="T588">��</text:span><text:span text:style-name="T589">=12</text:span><text:span text:style-name="T590">��</text:span><text:span text:style-name="T591">2</text:span><text:span text:style-name="T592">E</text:span><text:span text:style-name="T593">k</text:span><text:span text:style-name="T594">​</text:span><text:span text:style-name="T595">=</text:span><text:span text:style-name="T596">21</text:span><text:span text:style-name="T597">​</text:span><text:span text:style-name="T598">mv</text:span><text:span text:style-name="T599">2</text:span><text:span text:style-name="T600"><text:s/>(poprawna)</text:span></text:p>
            </text:list-item>
            <text:list-item>
              <text:p text:style-name="P601"><text:span text:style-name="T602">b)<text:s/></text:span><text:span text:style-name="T603">��</text:span><text:span text:style-name="T604">=</text:span><text:span text:style-name="T605">��</text:span><text:span text:style-name="T606">2</text:span><text:span text:style-name="T607">E</text:span><text:span text:style-name="T608">k</text:span><text:span text:style-name="T609">​</text:span><text:span text:style-name="T610">=</text:span><text:span text:style-name="T611">mv</text:span><text:span text:style-name="T612">2</text:span></text:p>
            </text:list-item>
            <text:list-item>
              <text:p text:style-name="P613"><text:span text:style-name="T614">c)<text:s/></text:span><text:span text:style-name="T615">��</text:span><text:span text:style-name="T616">=12</text:span><text:span text:style-name="T617">��</text:span><text:span text:style-name="T618">E</text:span><text:span text:style-name="T619">k</text:span><text:span text:style-name="T620">​</text:span><text:span text:style-name="T621">=</text:span><text:span text:style-name="T622">21</text:span><text:span text:style-name="T623">​</text:span><text:span text:style-name="T624">mv</text:span></text:p>
            </text:list-item>
            <text:list-item>
              <text:p text:style-name="P625"><text:span text:style-name="T626">d)<text:s/></text:span><text:span text:style-name="T627">��</text:span><text:span text:style-name="T628">=</text:span><text:span text:style-name="T629">��</text:span><text:span text:style-name="T630">E</text:span><text:span text:style-name="T631">k</text:span><text:span text:style-name="T632">​</text:span><text:span text:style-name="T633">=</text:span><text:span text:style-name="T634">mv</text:span></text:p>
            </text:list-item>
          </text:list>
        </text:list-item>
        <text:list-item>
          <text:p text:style-name="P635">Jakie jest równanie stanu gazu doskonałego?</text:p>
          <text:list text:continue-numbering="true">
            <text:list-item>
              <text:p text:style-name="P636"><text:span text:style-name="T637">a)<text:s/></text:span><text:span text:style-name="T638">��</text:span><text:span text:style-name="T639">=</text:span><text:span text:style-name="T640">���</text:span><text:span text:style-name="T641">PV</text:span><text:span text:style-name="T642">=</text:span><text:span text:style-name="T643">nRT</text:span><text:span text:style-name="T644"><text:s/>(poprawna)</text:span></text:p>
            </text:list-item>
            <text:list-item>
              <text:p text:style-name="P645"><text:span text:style-name="T646">b)<text:s/></text:span><text:span text:style-name="T647">�</text:span><text:span text:style-name="T648">=</text:span><text:span text:style-name="T649">����</text:span><text:span text:style-name="T650">P</text:span><text:span text:style-name="T651">=</text:span><text:span text:style-name="T652">VnRT</text:span></text:p>
            </text:list-item>
            <text:list-item>
              <text:p text:style-name="P653"><text:span text:style-name="T654">c)<text:s/></text:span><text:span text:style-name="T655">�</text:span><text:span text:style-name="T656">=</text:span><text:span text:style-name="T657">����</text:span><text:span text:style-name="T658">P</text:span><text:span text:style-name="T659">=</text:span><text:span text:style-name="T660">nVRT</text:span></text:p>
            </text:list-item>
            <text:list-item>
              <text:p text:style-name="P661"><text:span text:style-name="T662">d)<text:s/></text:span><text:span text:style-name="T663">��</text:span><text:span text:style-name="T664">=</text:span><text:span text:style-name="T665">���</text:span><text:span text:style-name="T666">PV</text:span><text:span text:style-name="T667">=</text:span><text:span text:style-name="T668">RTn</text:span></text:p>
            </text:list-item>
          </text:list>
        </text:list-item>
        <text:list-item>
          <text:p text:style-name="P669">Co to jest siła?</text:p>
          <text:list text:continue-numbering="true">
            <text:list-item>
              <text:p text:style-name="P670">a) masa razy przyspieszenie (poprawna)</text:p>
            </text:list-item>
            <text:list-item>
              <text:p text:style-name="P671">b) masa razy prędkość</text:p>
            </text:list-item>
            <text:list-item>
              <text:p text:style-name="P672">c) masa razy droga</text:p>
            </text:list-item>
            <text:list-item>
              <text:p text:style-name="P673">d) masa razy czas</text:p>
            </text:list-item>
          </text:list>
        </text:list-item>
        <text:list-item>
          <text:p text:style-name="P674">Jakie jest napięcie elektryczne?</text:p>
          <text:list text:continue-numbering="true">
            <text:list-item>
              <text:p text:style-name="P675">a) różnica potencjałów (poprawna)</text:p>
            </text:list-item>
            <text:list-item>
              <text:p text:style-name="P676">b) natężenie prądu</text:p>
            </text:list-item>
            <text:list-item>
              <text:p text:style-name="P677">c) opór elektryczny</text:p>
            </text:list-item>
            <text:list-item>
              <text:p text:style-name="P678">d) moc elektryczna</text:p>
            </text:list-item>
          </text:list>
        </text:list-item>
        <text:list-item>
          <text:p text:style-name="P679">Jakie jest prawo Ohma?</text:p>
          <text:soft-page-break/>
          <text:list text:continue-numbering="true">
            <text:list-item>
              <text:p text:style-name="P680"><text:span text:style-name="T681">a)<text:s/></text:span><text:span text:style-name="T682">�</text:span><text:span text:style-name="T683">=</text:span><text:span text:style-name="T684">��</text:span><text:span text:style-name="T685">V</text:span><text:span text:style-name="T686">=</text:span><text:span text:style-name="T687">IR</text:span><text:span text:style-name="T688"><text:s/>(poprawna)</text:span></text:p>
            </text:list-item>
            <text:list-item>
              <text:p text:style-name="P689"><text:span text:style-name="T690">b)<text:s/></text:span><text:span text:style-name="T691">�</text:span><text:span text:style-name="T692">=</text:span><text:span text:style-name="T693">�</text:span><text:span text:style-name="T694">2</text:span><text:span text:style-name="T695">�</text:span><text:span text:style-name="T696">V</text:span><text:span text:style-name="T697">=</text:span><text:span text:style-name="T698">I</text:span><text:span text:style-name="T699">2</text:span><text:span text:style-name="T700">R</text:span></text:p>
            </text:list-item>
            <text:list-item>
              <text:p text:style-name="P701"><text:span text:style-name="T702">c)<text:s/></text:span><text:span text:style-name="T703">�</text:span><text:span text:style-name="T704">=</text:span><text:span text:style-name="T705">��</text:span><text:span text:style-name="T706">2</text:span><text:span text:style-name="T707">V</text:span><text:span text:style-name="T708">=</text:span><text:span text:style-name="T709">IR</text:span><text:span text:style-name="T710">2</text:span></text:p>
            </text:list-item>
            <text:list-item>
              <text:p text:style-name="P711"><text:span text:style-name="T712">d)<text:s/></text:span><text:span text:style-name="T713">�</text:span><text:span text:style-name="T714">=</text:span><text:span text:style-name="T715">��</text:span><text:span text:style-name="T716">3</text:span><text:span text:style-name="T717">V</text:span><text:span text:style-name="T718">=</text:span><text:span text:style-name="T719">IR</text:span><text:span text:style-name="T720">3</text:span></text:p>
            </text:list-item>
          </text:list>
        </text:list-item>
        <text:list-item>
          <text:p text:style-name="P721">Jaka jest jednostka częstotliwości?</text:p>
          <text:list text:continue-numbering="true">
            <text:list-item>
              <text:p text:style-name="P722">a) herc (poprawna)</text:p>
            </text:list-item>
            <text:list-item>
              <text:p text:style-name="P723">b) wat</text:p>
            </text:list-item>
            <text:list-item>
              <text:p text:style-name="P724">c) dżul</text:p>
            </text:list-item>
            <text:list-item>
              <text:p text:style-name="P725">d) niuton</text:p>
            </text:list-item>
          </text:list>
        </text:list-item>
        <text:list-item>
          <text:p text:style-name="P726">Jakie jest prawo Archimedesa?</text:p>
          <text:list text:continue-numbering="true">
            <text:list-item>
              <text:p text:style-name="P727">a) Ciało zanurzone w cieczy traci na wadze tyle, ile waży wyparte przez nie powietrze</text:p>
            </text:list-item>
            <text:list-item>
              <text:p text:style-name="P728">b) Ciało zanurzone w cieczy traci na wadze tyle, ile waży wyparte przez nie powietrze i ciecz</text:p>
            </text:list-item>
            <text:list-item>
              <text:p text:style-name="P729">c) Ciało zanurzone w cieczy traci na wadze tyle, ile waży wyparte przez nie ciało</text:p>
            </text:list-item>
            <text:list-item>
              <text:p text:style-name="P730">d) Ciało zanurzone w cieczy traci na wadze tyle, ile waży wyparta przez nie ciecz (poprawna)</text:p>
            </text:list-item>
          </text:list>
        </text:list-item>
      </text:list>
      <text:h text:style-name="P731" text:outline-level="3">Quiz 3: Chemia</text:h>
      <text:list text:style-name="LFO8" text:continue-numbering="true">
        <text:list-item>
          <text:p text:style-name="P732">Jaki jest symbol chemiczny złota?</text:p>
          <text:list text:continue-numbering="true">
            <text:list-item>
              <text:p text:style-name="P733">a) Au (poprawna)</text:p>
            </text:list-item>
            <text:list-item>
              <text:p text:style-name="P734">b) Ag</text:p>
            </text:list-item>
            <text:list-item>
              <text:p text:style-name="P735">c) Hg</text:p>
            </text:list-item>
            <text:list-item>
              <text:p text:style-name="P736">d) Pb</text:p>
            </text:list-item>
          </text:list>
        </text:list-item>
        <text:list-item>
          <text:p text:style-name="P737">Ile protonów ma atom węgla?</text:p>
          <text:list text:continue-numbering="true">
            <text:list-item>
              <text:p text:style-name="P738">a) 4</text:p>
            </text:list-item>
            <text:list-item>
              <text:p text:style-name="P739">b) 6 (poprawna)</text:p>
            </text:list-item>
            <text:list-item>
              <text:p text:style-name="P740">c) 8</text:p>
            </text:list-item>
            <text:list-item>
              <text:p text:style-name="P741">d) 10</text:p>
            </text:list-item>
          </text:list>
        </text:list-item>
        <text:list-item>
          <text:p text:style-name="P742">Jakie jest pH roztworu obojętnego?</text:p>
          <text:list text:continue-numbering="true">
            <text:list-item>
              <text:p text:style-name="P743">a) 5</text:p>
            </text:list-item>
            <text:list-item>
              <text:p text:style-name="P744">b) 6</text:p>
            </text:list-item>
            <text:list-item>
              <text:p text:style-name="P745">c) 7 (poprawna)</text:p>
            </text:list-item>
            <text:list-item>
              <text:p text:style-name="P746">d) 8</text:p>
            </text:list-item>
          </text:list>
        </text:list-item>
        <text:list-item>
          <text:p text:style-name="P747">Jaki jest wzór chemiczny wody?</text:p>
          <text:list text:continue-numbering="true">
            <text:list-item>
              <text:p text:style-name="P748"><text:span text:style-name="T749">a)<text:s/></text:span><text:span text:style-name="T750">�</text:span><text:span text:style-name="T751">2</text:span><text:span text:style-name="T752">�</text:span><text:span text:style-name="T753">H</text:span><text:span text:style-name="T754">2</text:span><text:span text:style-name="T755">​</text:span><text:span text:style-name="T756">O</text:span><text:span text:style-name="T757"><text:s/>(poprawna)</text:span></text:p>
            </text:list-item>
            <text:list-item>
              <text:p text:style-name="P758"><text:span text:style-name="T759">b)<text:s/></text:span><text:span text:style-name="T760">��</text:span><text:span text:style-name="T761">2</text:span><text:span text:style-name="T762">HO</text:span><text:span text:style-name="T763">2</text:span><text:span text:style-name="T764">​</text:span></text:p>
            </text:list-item>
            <text:list-item>
              <text:p text:style-name="P765"><text:span text:style-name="T766">c)<text:s/></text:span><text:span text:style-name="T767">�</text:span><text:span text:style-name="T768">2</text:span><text:span text:style-name="T769">�</text:span><text:span text:style-name="T770">O</text:span><text:span text:style-name="T771">2</text:span><text:span text:style-name="T772">​</text:span><text:span text:style-name="T773">H</text:span></text:p>
            </text:list-item>
            <text:list-item>
              <text:p text:style-name="P774"><text:span text:style-name="T775">d)<text:s/></text:span><text:span text:style-name="T776">�</text:span><text:span text:style-name="T777">2</text:span><text:span text:style-name="T778">�</text:span><text:span text:style-name="T779">2</text:span><text:span text:style-name="T780">H</text:span><text:span text:style-name="T781">2</text:span><text:span text:style-name="T782">​</text:span><text:span text:style-name="T783">O</text:span><text:span text:style-name="T784">2</text:span><text:span text:style-name="T785">​</text:span></text:p>
            </text:list-item>
          </text:list>
        </text:list-item>
        <text:list-item>
          <text:p text:style-name="P786">Jaka jest liczba masowa atomu, który ma 6 protonów i 6 neutronów?</text:p>
          <text:list text:continue-numbering="true">
            <text:list-item>
              <text:p text:style-name="P787">a) 6</text:p>
            </text:list-item>
            <text:list-item>
              <text:p text:style-name="P788">b) 12 (poprawna)</text:p>
            </text:list-item>
            <text:list-item>
              <text:p text:style-name="P789">c) 18</text:p>
            </text:list-item>
            <text:list-item>
              <text:p text:style-name="P790">d) 24</text:p>
            </text:list-item>
          </text:list>
        </text:list-item>
        <text:list-item>
          <text:p text:style-name="P791">Co to jest mol?</text:p>
          <text:list text:continue-numbering="true">
            <text:list-item>
              <text:p text:style-name="P792">a) jednostka masy</text:p>
            </text:list-item>
            <text:list-item>
              <text:p text:style-name="P793">b) jednostka ilości substancji (poprawna)</text:p>
            </text:list-item>
            <text:list-item>
              <text:p text:style-name="P794">c) jednostka objętości</text:p>
            </text:list-item>
            <text:list-item>
              <text:p text:style-name="P795">d) jednostka długości</text:p>
            </text:list-item>
          </text:list>
        </text:list-item>
        <text:list-item>
          <text:p text:style-name="P796">Jakie jest równanie reakcji fotosyntezy?</text:p>
          <text:list text:continue-numbering="true">
            <text:list-item>
              <text:p text:style-name="P797"><text:span text:style-name="T798">a)<text:s/></text:span><text:span text:style-name="T799">6</text:span><text:span text:style-name="T800">��</text:span><text:span text:style-name="T801">2+6</text:span><text:span text:style-name="T802">�</text:span><text:span text:style-name="T803">2</text:span><text:span text:style-name="T804">�</text:span><text:span text:style-name="T805">+</text:span><text:span text:style-name="T806">�</text:span><text:span text:style-name="T807">ˊ</text:span><text:span text:style-name="T808">����</text:span><text:span text:style-name="T809">ł</text:span><text:span text:style-name="T810">�</text:span><text:span text:style-name="T811">→</text:span><text:span text:style-name="T812">�</text:span><text:span text:style-name="T813">6</text:span><text:span text:style-name="T814">�</text:span><text:span text:style-name="T815">12</text:span><text:span text:style-name="T816">�</text:span><text:span text:style-name="T817">6+6</text:span><text:span text:style-name="T818">�</text:span><text:span text:style-name="T819">2</text:span><text:span text:style-name="T820">6</text:span><text:span text:style-name="T821">CO</text:span><text:span text:style-name="T822">2</text:span><text:span text:style-name="T823">​</text:span><text:span text:style-name="T824">+6</text:span><text:span text:style-name="T825">H</text:span><text:span text:style-name="T826">2</text:span><text:span text:style-name="T827">​</text:span><text:span text:style-name="T828">O</text:span><text:span text:style-name="T829">+</text:span><text:span text:style-name="T830">s</text:span><text:span text:style-name="T831">ˊ</text:span><text:span text:style-name="T832">wiat</text:span><text:span text:style-name="T833">ł</text:span><text:span text:style-name="T834">o</text:span><text:span text:style-name="T835">→</text:span><text:span text:style-name="T836">C</text:span><text:span text:style-name="T837">6</text:span><text:span text:style-name="T838">​</text:span><text:span text:style-name="T839">H</text:span><text:span text:style-name="T840">12</text:span><text:span text:style-name="T841">​</text:span><text:span text:style-name="T842">O</text:span><text:span text:style-name="T843">6</text:span><text:span text:style-name="T844">​</text:span><text:span text:style-name="T845">+6</text:span><text:span text:style-name="T846">O</text:span><text:span text:style-name="T847">2</text:span><text:span text:style-name="T848">​</text:span><text:span text:style-name="T849"><text:s/>(poprawna)</text:span></text:p>
            </text:list-item>
            <text:list-item>
              <text:p text:style-name="P850"><text:span text:style-name="T851">b)<text:s/></text:span><text:span text:style-name="T852">6</text:span><text:span text:style-name="T853">��</text:span><text:span text:style-name="T854">+6</text:span><text:span text:style-name="T855">�</text:span><text:span text:style-name="T856">2</text:span><text:span text:style-name="T857">�</text:span><text:span text:style-name="T858">+</text:span><text:span text:style-name="T859">�</text:span><text:span text:style-name="T860">ˊ</text:span><text:span text:style-name="T861">����</text:span><text:span text:style-name="T862">ł</text:span><text:span text:style-name="T863">�</text:span><text:span text:style-name="T864">→</text:span><text:span text:style-name="T865">�</text:span><text:span text:style-name="T866">6</text:span><text:span text:style-name="T867">�</text:span><text:span text:style-name="T868">12</text:span><text:span text:style-name="T869">�</text:span><text:span text:style-name="T870">6+6</text:span><text:span text:style-name="T871">�</text:span><text:span text:style-name="T872">2</text:span><text:span text:style-name="T873">6</text:span><text:span text:style-name="T874">CO</text:span><text:span text:style-name="T875">+6</text:span><text:span text:style-name="T876">H</text:span><text:span text:style-name="T877">2</text:span><text:span text:style-name="T878">​</text:span><text:span text:style-name="T879">O</text:span><text:span text:style-name="T880">+</text:span><text:span text:style-name="T881">s</text:span><text:span text:style-name="T882">ˊ</text:span><text:span text:style-name="T883">wiat</text:span><text:span text:style-name="T884">ł</text:span><text:span text:style-name="T885">o</text:span><text:span text:style-name="T886">→</text:span><text:span text:style-name="T887">C</text:span><text:span text:style-name="T888">6</text:span><text:span text:style-name="T889">​</text:span><text:span text:style-name="T890">H</text:span><text:span text:style-name="T891">12</text:span><text:span text:style-name="T892">​</text:span><text:span text:style-name="T893">O</text:span><text:span text:style-name="T894">6</text:span><text:span text:style-name="T895">​</text:span><text:span text:style-name="T896">+6</text:span><text:span text:style-name="T897">O</text:span><text:span text:style-name="T898">2</text:span><text:span text:style-name="T899">​</text:span></text:p>
            </text:list-item>
            <text:list-item>
              <text:p text:style-name="P900"><text:span text:style-name="T901">c)<text:s/></text:span><text:span text:style-name="T902">6</text:span><text:span text:style-name="T903">��</text:span><text:span text:style-name="T904">2+</text:span><text:span text:style-name="T905">�</text:span><text:span text:style-name="T906">2</text:span><text:span text:style-name="T907">�</text:span><text:span text:style-name="T908">+</text:span><text:span text:style-name="T909">�</text:span><text:span text:style-name="T910">ˊ</text:span><text:span text:style-name="T911">����</text:span><text:span text:style-name="T912">ł</text:span><text:span text:style-name="T913">�</text:span><text:span text:style-name="T914">→</text:span><text:span text:style-name="T915">�</text:span><text:span text:style-name="T916">6</text:span><text:span text:style-name="T917">�</text:span><text:span text:style-name="T918">12</text:span><text:span text:style-name="T919">�</text:span><text:span text:style-name="T920">6+6</text:span><text:span text:style-name="T921">�</text:span><text:span text:style-name="T922">2</text:span><text:span text:style-name="T923">6</text:span><text:span text:style-name="T924">CO</text:span><text:span text:style-name="T925">2</text:span><text:span text:style-name="T926">​</text:span><text:span text:style-name="T927">+</text:span><text:span text:style-name="T928">H</text:span><text:span text:style-name="T929">2</text:span><text:span text:style-name="T930">​</text:span><text:span text:style-name="T931">O</text:span><text:span text:style-name="T932">+</text:span><text:span text:style-name="T933">s</text:span><text:span text:style-name="T934">ˊ</text:span><text:span text:style-name="T935">wiat</text:span><text:span text:style-name="T936">ł</text:span><text:span text:style-name="T937">o</text:span><text:span text:style-name="T938">→</text:span><text:span text:style-name="T939">C</text:span><text:span text:style-name="T940">6</text:span><text:span text:style-name="T941">​</text:span><text:span text:style-name="T942">H</text:span><text:span text:style-name="T943">12</text:span><text:span text:style-name="T944">​</text:span><text:span text:style-name="T945">O</text:span><text:span text:style-name="T946">6</text:span><text:span text:style-name="T947">​</text:span><text:span text:style-name="T948">+6</text:span><text:span text:style-name="T949">O</text:span><text:span text:style-name="T950">2</text:span><text:span text:style-name="T951">​</text:span></text:p>
            </text:list-item>
            <text:list-item>
              <text:p text:style-name="P952"><text:span text:style-name="T953">d)<text:s/></text:span><text:span text:style-name="T954">��</text:span><text:span text:style-name="T955">2+6</text:span><text:span text:style-name="T956">�</text:span><text:span text:style-name="T957">2</text:span><text:span text:style-name="T958">�</text:span><text:span text:style-name="T959">+</text:span><text:span text:style-name="T960">�</text:span><text:span text:style-name="T961">ˊ</text:span><text:span text:style-name="T962">����</text:span><text:span text:style-name="T963">ł</text:span><text:span text:style-name="T964">�</text:span><text:span text:style-name="T965">→</text:span><text:span text:style-name="T966">�</text:span><text:span text:style-name="T967">6</text:span><text:span text:style-name="T968">�</text:span><text:span text:style-name="T969">12</text:span><text:span text:style-name="T970">�</text:span><text:span text:style-name="T971">6+6</text:span><text:span text:style-name="T972">�</text:span><text:span text:style-name="T973">2</text:span><text:span text:style-name="T974">CO</text:span><text:span text:style-name="T975">2</text:span><text:span text:style-name="T976">​</text:span><text:span text:style-name="T977">+6</text:span><text:span text:style-name="T978">H</text:span><text:span text:style-name="T979">2</text:span><text:span text:style-name="T980">​</text:span><text:span text:style-name="T981">O</text:span><text:span text:style-name="T982">+</text:span><text:span text:style-name="T983">s</text:span><text:span text:style-name="T984">ˊ</text:span><text:span text:style-name="T985">wiat</text:span><text:span text:style-name="T986">ł</text:span><text:span text:style-name="T987">o</text:span><text:span text:style-name="T988">→</text:span><text:span text:style-name="T989">C</text:span><text:span text:style-name="T990">6</text:span><text:span text:style-name="T991">​</text:span><text:span text:style-name="T992">H</text:span><text:span text:style-name="T993">12</text:span><text:span text:style-name="T994">​</text:span><text:span text:style-name="T995">O</text:span><text:span text:style-name="T996">6</text:span><text:span text:style-name="T997">​</text:span><text:span text:style-name="T998">+6</text:span><text:span text:style-name="T999">O</text:span><text:span text:style-name="T1000">2</text:span><text:span text:style-name="T1001">​</text:span></text:p>
            </text:list-item>
          </text:list>
        </text:list-item>
        <text:list-item>
          <text:p text:style-name="P1002">Jaki jest symbol chemiczny sodu?</text:p>
          <text:list text:continue-numbering="true">
            <text:list-item>
              <text:p text:style-name="P1003">a) So</text:p>
            </text:list-item>
            <text:list-item>
              <text:p text:style-name="P1004">b) Na (poprawna)</text:p>
            </text:list-item>
            <text:list-item>
              <text:p text:style-name="P1005">c) S</text:p>
            </text:list-item>
            <text:list-item>
              <text:p text:style-name="P1006">d) Sn</text:p>
            </text:list-item>
          </text:list>
        </text:list-item>
        <text:list-item>
          <text:p text:style-name="P1007">Jaki jest stan skupienia chloru w temperaturze pokojowej?</text:p>
          <text:list text:continue-numbering="true">
            <text:list-item>
              <text:p text:style-name="P1008">a) ciało stałe</text:p>
            </text:list-item>
            <text:list-item>
              <text:p text:style-name="P1009">b) ciecz</text:p>
            </text:list-item>
            <text:list-item>
              <text:p text:style-name="P1010">c) gaz (poprawna)</text:p>
            </text:list-item>
            <text:list-item>
              <text:p text:style-name="P1011">d) plazma</text:p>
            </text:list-item>
          </text:list>
        </text:list-item>
        <text:list-item>
          <text:p text:style-name="P1012">Jakie jest prawo zachowania masy?</text:p>
          <text:list text:continue-numbering="true">
            <text:list-item>
              <text:p text:style-name="P1013">a) Masa produktów reakcji chemicznej jest mniejsza od masy substratów</text:p>
            </text:list-item>
            <text:list-item>
              <text:p text:style-name="P1014">b) Masa produktów reakcji chemicznej jest większa od masy substratów</text:p>
            </text:list-item>
            <text:list-item>
              <text:p text:style-name="P1015">c) Masa produktów reakcji chemicznej jest równa masie substratów (poprawna)</text:p>
            </text:list-item>
            <text:list-item>
              <text:p text:style-name="P1016">d) Masa produktów reakcji chemicznej jest losowa</text:p>
            </text:list-item>
          </text:list>
        </text:list-item>
      </text:list>
      <text:h text:style-name="P1017" text:outline-level="3">Quiz 4: Biologia</text:h>
      <text:list text:style-name="LFO9" text:continue-numbering="true">
        <text:list-item>
          <text:p text:style-name="P1018">Co to jest fotosynteza?</text:p>
          <text:list text:continue-numbering="true">
            <text:list-item>
              <text:p text:style-name="P1019">a) proces oddychania komórkowego</text:p>
            </text:list-item>
            <text:list-item>
              <text:p text:style-name="P1020">b) proces wytwarzania energii w komórkach zwierzęcych</text:p>
            </text:list-item>
            <text:list-item>
              <text:p text:style-name="P1021">c) proces przekształcania energii świetlnej w chemiczną w roślinach (poprawna)</text:p>
            </text:list-item>
            <text:list-item>
              <text:p text:style-name="P1022">d) proces rozkładu substancji organicznych</text:p>
            </text:list-item>
          </text:list>
        </text:list-item>
        <text:list-item>
          <text:p text:style-name="P1023">Jak nazywa się cząsteczka przenosząca energię w komórkach?</text:p>
          <text:list text:continue-numbering="true">
            <text:list-item>
              <text:p text:style-name="P1024">a) DNA</text:p>
            </text:list-item>
            <text:list-item>
              <text:p text:style-name="P1025">b) RNA</text:p>
            </text:list-item>
            <text:list-item>
              <text:p text:style-name="P1026">c) ATP (poprawna)</text:p>
            </text:list-item>
            <text:list-item>
              <text:p text:style-name="P1027">d) ADP</text:p>
            </text:list-item>
          </text:list>
        </text:list-item>
        <text:list-item>
          <text:p text:style-name="P1028">Co to jest mitochondrium?</text:p>
          <text:list text:continue-numbering="true">
            <text:list-item>
              <text:p text:style-name="P1029">a) organellum odpowiedzialne za fotosyntezę</text:p>
            </text:list-item>
            <text:list-item>
              <text:p text:style-name="P1030">b) organellum odpowiedzialne za produkcję białek</text:p>
            </text:list-item>
            <text:list-item>
              <text:p text:style-name="P1031">c) organellum odpowiedzialne za produkcję energii (poprawna)</text:p>
            </text:list-item>
            <text:list-item>
              <text:p text:style-name="P1032">d) organellum odpowiedzialne za podział komórkowy</text:p>
            </text:list-item>
          </text:list>
        </text:list-item>
        <text:list-item>
          <text:p text:style-name="P1033">Jakie jest podstawowe prawo dziedziczenia Mendla?</text:p>
          <text:list text:continue-numbering="true">
            <text:list-item>
              <text:p text:style-name="P1034">a) prawo segregacji (poprawna)</text:p>
            </text:list-item>
            <text:list-item>
              <text:p text:style-name="P1035">b) prawo niezależnej segregacji</text:p>
            </text:list-item>
            <text:list-item>
              <text:p text:style-name="P1036">c) prawo dominacji</text:p>
            </text:list-item>
            <text:list-item>
              <text:p text:style-name="P1037">d) prawo niezależnego dziedziczenia</text:p>
            </text:list-item>
          </text:list>
        </text:list-item>
        <text:list-item>
          <text:p text:style-name="P1038">Co to jest ekosystem?</text:p>
          <text:list text:continue-numbering="true">
            <text:list-item>
              <text:p text:style-name="P1039">a) grupa organizmów jednego gatunku</text:p>
            </text:list-item>
            <text:list-item>
              <text:p text:style-name="P1040">b) grupa organizmów różnych gatunków</text:p>
            </text:list-item>
            <text:list-item>
              <text:p text:style-name="P1041">c) środowisko i żyjące w nim organizmy oraz ich wzajemne oddziaływania (poprawna)</text:p>
            </text:list-item>
            <text:list-item>
              <text:p text:style-name="P1042">d) środowisko bez organizmów żywych</text:p>
            </text:list-item>
          </text:list>
        </text:list-item>
        <text:list-item>
          <text:p text:style-name="P1043">Jakie jest podstawowe źródło energii dla ekosystemu?</text:p>
          <text:list text:continue-numbering="true">
            <text:list-item>
              <text:p text:style-name="P1044">a) woda</text:p>
            </text:list-item>
            <text:list-item>
              <text:p text:style-name="P1045">b) tlen</text:p>
            </text:list-item>
            <text:list-item>
              <text:p text:style-name="P1046">c) światło słoneczne (poprawna)</text:p>
            </text:list-item>
            <text:list-item>
              <text:p text:style-name="P1047">d) dwutlenek węgla</text:p>
            </text:list-item>
          </text:list>
        </text:list-item>
        <text:list-item>
          <text:p text:style-name="P1048">Co to jest genotyp?</text:p>
          <text:soft-page-break/>
          <text:list text:continue-numbering="true">
            <text:list-item>
              <text:p text:style-name="P1049">a) zewnętrzny wygląd organizmu</text:p>
            </text:list-item>
            <text:list-item>
              <text:p text:style-name="P1050">b) zestaw wszystkich genów organizmu (poprawna)</text:p>
            </text:list-item>
            <text:list-item>
              <text:p text:style-name="P1051">c) zestaw wszystkich białek organizmu</text:p>
            </text:list-item>
            <text:list-item>
              <text:p text:style-name="P1052">d) zestaw wszystkich RNA organizmu</text:p>
            </text:list-item>
          </text:list>
        </text:list-item>
        <text:list-item>
          <text:p text:style-name="P1053">Jaka jest funkcja chloroplastów?</text:p>
          <text:list text:continue-numbering="true">
            <text:list-item>
              <text:p text:style-name="P1054">a) oddychanie komórkowe</text:p>
            </text:list-item>
            <text:list-item>
              <text:p text:style-name="P1055">b) produkcja białek</text:p>
            </text:list-item>
            <text:list-item>
              <text:p text:style-name="P1056">c) fotosynteza (poprawna)</text:p>
            </text:list-item>
            <text:list-item>
              <text:p text:style-name="P1057">d) podział komórkowy</text:p>
            </text:list-item>
          </text:list>
        </text:list-item>
        <text:list-item>
          <text:p text:style-name="P1058">Co to jest DNA?</text:p>
          <text:list text:continue-numbering="true">
            <text:list-item>
              <text:p text:style-name="P1059">a) kwas rybonukleinowy</text:p>
            </text:list-item>
            <text:list-item>
              <text:p text:style-name="P1060">b) kwas deoksyrybonukleinowy (poprawna)</text:p>
            </text:list-item>
            <text:list-item>
              <text:p text:style-name="P1061">c) kwas siarkowy</text:p>
            </text:list-item>
            <text:list-item>
              <text:p text:style-name="P1062">d) kwas solny</text:p>
            </text:list-item>
          </text:list>
        </text:list-item>
        <text:list-item>
          <text:p text:style-name="P1063">Jak nazywa się proces podziału komórki prowadzący do powstania dwóch identycznych komórek potomnych?</text:p>
          <text:list text:continue-numbering="true">
            <text:list-item>
              <text:p text:style-name="P1064">a) mejoza</text:p>
            </text:list-item>
            <text:list-item>
              <text:p text:style-name="P1065">b) mitoza (poprawna)</text:p>
            </text:list-item>
            <text:list-item>
              <text:p text:style-name="P1066">c) translacja</text:p>
            </text:list-item>
            <text:list-item>
              <text:p text:style-name="P1067">d) transkrypcja</text:p>
            </text:list-item>
          </text:list>
        </text:list-item>
      </text:list>
      <text:h text:style-name="P1068" text:outline-level="3">Quiz 5: Informatyka</text:h>
      <text:list text:style-name="LFO10" text:continue-numbering="true">
        <text:list-item>
          <text:p text:style-name="P1069">Co to jest algorytm?</text:p>
          <text:list text:continue-numbering="true">
            <text:list-item>
              <text:p text:style-name="P1070">a) język programowania</text:p>
            </text:list-item>
            <text:list-item>
              <text:p text:style-name="P1071">b) zestaw instrukcji do rozwiązania problemu (poprawna)</text:p>
            </text:list-item>
            <text:list-item>
              <text:p text:style-name="P1072">c) rodzaj komputera</text:p>
            </text:list-item>
            <text:list-item>
              <text:p text:style-name="P1073">d) rodzaj bazy danych</text:p>
            </text:list-item>
          </text:list>
        </text:list-item>
        <text:list-item>
          <text:p text:style-name="P1074">Co oznacza skrót HTML?</text:p>
          <text:soft-page-break/>
          <text:list text:continue-numbering="true">
            <text:list-item>
              <text:p text:style-name="P1075">a) HyperText Markup Language (poprawna)</text:p>
            </text:list-item>
            <text:list-item>
              <text:p text:style-name="P1076">b) HyperText Makeup Language</text:p>
            </text:list-item>
            <text:list-item>
              <text:p text:style-name="P1077">c) HyperText Markup Layout</text:p>
            </text:list-item>
            <text:list-item>
              <text:p text:style-name="P1078">d) HyperText Makeup Layout</text:p>
            </text:list-item>
          </text:list>
        </text:list-item>
        <text:list-item>
          <text:p text:style-name="P1079">Co to jest pętla w programowaniu?</text:p>
          <text:list text:continue-numbering="true">
            <text:list-item>
              <text:p text:style-name="P1080">a) funkcja, która zwraca wartość</text:p>
            </text:list-item>
            <text:list-item>
              <text:p text:style-name="P1081">b) struktura pozwalająca na wielokrotne wykonanie fragmentu kodu (poprawna)</text:p>
            </text:list-item>
            <text:list-item>
              <text:p text:style-name="P1082">c) zmienna przechowująca dane</text:p>
            </text:list-item>
            <text:list-item>
              <text:p text:style-name="P1083">d) klasa obiektowa</text:p>
            </text:list-item>
          </text:list>
        </text:list-item>
        <text:list-item>
          <text:p text:style-name="P1084">Jakie jest podstawowe działanie systemu operacyjnego?</text:p>
          <text:list text:continue-numbering="true">
            <text:list-item>
              <text:p text:style-name="P1085">a) zarządzanie sprzętem komputerowym i oprogramowaniem (poprawna)</text:p>
            </text:list-item>
            <text:list-item>
              <text:p text:style-name="P1086">b) edytowanie tekstów</text:p>
            </text:list-item>
            <text:list-item>
              <text:p text:style-name="P1087">c) przeglądanie internetu</text:p>
            </text:list-item>
            <text:list-item>
              <text:p text:style-name="P1088">d) tworzenie grafik</text:p>
            </text:list-item>
          </text:list>
        </text:list-item>
        <text:list-item>
          <text:p text:style-name="P1089">Co to jest zmienna w programowaniu?</text:p>
          <text:list text:continue-numbering="true">
            <text:list-item>
              <text:p text:style-name="P1090">a) stała wartość w kodzie</text:p>
            </text:list-item>
            <text:list-item>
              <text:p text:style-name="P1091">b) miejsce w pamięci komputera przechowujące dane (poprawna)</text:p>
            </text:list-item>
            <text:list-item>
              <text:p text:style-name="P1092">c) funkcja wykonująca operację</text:p>
            </text:list-item>
            <text:list-item>
              <text:p text:style-name="P1093">d) instrukcja warunkowa</text:p>
            </text:list-item>
          </text:list>
        </text:list-item>
        <text:list-item>
          <text:p text:style-name="P1094">Co oznacza skrót CPU?</text:p>
          <text:list text:continue-numbering="true">
            <text:list-item>
              <text:p text:style-name="P1095">a) Central Processing Unit (poprawna)</text:p>
            </text:list-item>
            <text:list-item>
              <text:p text:style-name="P1096">b) Central Programming Unit</text:p>
            </text:list-item>
            <text:list-item>
              <text:p text:style-name="P1097">c) Central Performance Unit</text:p>
            </text:list-item>
            <text:list-item>
              <text:p text:style-name="P1098">d) Central Peripheral Unit</text:p>
            </text:list-item>
          </text:list>
        </text:list-item>
        <text:list-item>
          <text:p text:style-name="P1099">Jaki jest wynik działania 5 + 3 * 2 w języku programowania C?</text:p>
          <text:list text:continue-numbering="true">
            <text:list-item>
              <text:p text:style-name="P1100">a) 10</text:p>
            </text:list-item>
            <text:list-item>
              <text:p text:style-name="P1101">b) 11 (poprawna)</text:p>
            </text:list-item>
            <text:list-item>
              <text:p text:style-name="P1102">c) 13</text:p>
            </text:list-item>
            <text:list-item>
              <text:p text:style-name="P1103">d) 16</text:p>
            </text:list-item>
          </text:list>
        </text:list-item>
        <text:list-item>
          <text:p text:style-name="P1104">Co to jest baza danych?</text:p>
          <text:list text:continue-numbering="true">
            <text:list-item>
              <text:p text:style-name="P1105">a) program do tworzenia grafiki</text:p>
            </text:list-item>
            <text:list-item>
              <text:p text:style-name="P1106">b) struktura do przechowywania i zarządzania danymi (poprawna)</text:p>
            </text:list-item>
            <text:list-item>
              <text:p text:style-name="P1107">c) język programowania</text:p>
            </text:list-item>
            <text:list-item>
              <text:p text:style-name="P1108">d) system operacyjny</text:p>
            </text:list-item>
          </text:list>
        </text:list-item>
        <text:list-item>
          <text:p text:style-name="P1109">Co oznacza skrót SQL?</text:p>
          <text:list text:continue-numbering="true">
            <text:list-item>
              <text:p text:style-name="P1110">a) Standard Query Language</text:p>
            </text:list-item>
            <text:list-item>
              <text:p text:style-name="P1111">b) Structured Question Language</text:p>
            </text:list-item>
            <text:list-item>
              <text:p text:style-name="P1112">c) Structured Query Language (poprawna)</text:p>
            </text:list-item>
            <text:list-item>
              <text:p text:style-name="P1113">d) Simple Query Language</text:p>
            </text:list-item>
          </text:list>
        </text:list-item>
        <text:list-item>
          <text:p text:style-name="P1114">Co to jest Git?</text:p>
          <text:list text:continue-numbering="true">
            <text:list-item>
              <text:p text:style-name="P1115">a) język programowania</text:p>
            </text:list-item>
            <text:list-item>
              <text:p text:style-name="P1116">b) system kontroli wersji (poprawna)</text:p>
            </text:list-item>
            <text:list-item>
              <text:p text:style-name="P1117">c) rodzaj bazy danych</text:p>
            </text:list-item>
            <text:list-item>
              <text:p text:style-name="P1118">d) narzędzie do testowania oprogramowania</text:p>
            </text:list-item>
          </text:list>
        </text:list-item>
      </text:list>
      <text:h text:style-name="P1119" text:outline-level="3">Quiz 1: Matematyka</text:h>
      <text:list text:style-name="LFO11" text:continue-numbering="true">
        <text:list-item>
          <text:p text:style-name="P1120">Jakie jest pole kwadratu o boku długości 5?</text:p>
          <text:list text:continue-numbering="true">
            <text:list-item>
              <text:p text:style-name="P1121">a) 10</text:p>
            </text:list-item>
            <text:list-item>
              <text:p text:style-name="P1122">b) 15</text:p>
            </text:list-item>
            <text:list-item>
              <text:p text:style-name="P1123">c) 20</text:p>
            </text:list-item>
            <text:list-item>
              <text:p text:style-name="P1124">d) 25 (poprawna)</text:p>
            </text:list-item>
          </text:list>
        </text:list-item>
        <text:list-item>
          <text:p text:style-name="P1125">Ile wynosi suma kątów wewnętrznych trójkąta?</text:p>
          <text:list text:continue-numbering="true">
            <text:list-item>
              <text:p text:style-name="P1126">a) 90 stopni</text:p>
            </text:list-item>
            <text:list-item>
              <text:p text:style-name="P1127">b) 180 stopni (poprawna)</text:p>
            </text:list-item>
            <text:list-item>
              <text:p text:style-name="P1128">c) 270 stopni</text:p>
            </text:list-item>
            <text:list-item>
              <text:p text:style-name="P1129">d) 360 stopni</text:p>
            </text:list-item>
          </text:list>
        </text:list-item>
        <text:list-item>
          <text:p text:style-name="P1130">Jakie jest rozwiązanie równania 2x plus 3 równa się 7?</text:p>
          <text:list text:continue-numbering="true">
            <text:list-item>
              <text:p text:style-name="P1131">a) 1</text:p>
            </text:list-item>
            <text:list-item>
              <text:p text:style-name="P1132">b) 2 (poprawna)</text:p>
            </text:list-item>
            <text:list-item>
              <text:p text:style-name="P1133">c) 3</text:p>
            </text:list-item>
            <text:list-item>
              <text:p text:style-name="P1134">d) 4</text:p>
            </text:list-item>
          </text:list>
        </text:list-item>
        <text:list-item>
          <text:p text:style-name="P1135">Jaki jest wzór na obwód koła?</text:p>
          <text:list text:continue-numbering="true">
            <text:list-item>
              <text:p text:style-name="P1136">a) 2 pi r (poprawna)</text:p>
            </text:list-item>
            <text:list-item>
              <text:p text:style-name="P1137">b) pi r kwadrat</text:p>
            </text:list-item>
            <text:list-item>
              <text:p text:style-name="P1138">c) 4 pi r</text:p>
            </text:list-item>
            <text:list-item>
              <text:p text:style-name="P1139">d) pi r</text:p>
            </text:list-item>
          </text:list>
        </text:list-item>
        <text:list-item>
          <text:p text:style-name="P1140">Ile wynosi pierwiastek kwadratowy z 81?</text:p>
          <text:list text:continue-numbering="true">
            <text:list-item>
              <text:p text:style-name="P1141">a) 7</text:p>
            </text:list-item>
            <text:list-item>
              <text:p text:style-name="P1142">b) 8</text:p>
            </text:list-item>
            <text:list-item>
              <text:p text:style-name="P1143">c) 9 (poprawna)</text:p>
            </text:list-item>
            <text:list-item>
              <text:p text:style-name="P1144">d) 10</text:p>
            </text:list-item>
          </text:list>
        </text:list-item>
        <text:list-item>
          <text:p text:style-name="P1145">Jaka jest wartość wyrażenia 3 kwadrat plus 4 kwadrat?</text:p>
          <text:list text:continue-numbering="true">
            <text:list-item>
              <text:p text:style-name="P1146">a) 9</text:p>
            </text:list-item>
            <text:list-item>
              <text:p text:style-name="P1147">b) 16</text:p>
            </text:list-item>
            <text:list-item>
              <text:p text:style-name="P1148">c) 25 (poprawna)</text:p>
            </text:list-item>
            <text:list-item>
              <text:p text:style-name="P1149">d) 32</text:p>
            </text:list-item>
          </text:list>
        </text:list-item>
        <text:list-item>
          <text:p text:style-name="P1150">Jakie jest pole powierzchni sześcianu o krawędzi długości 2?</text:p>
          <text:list text:continue-numbering="true">
            <text:list-item>
              <text:p text:style-name="P1151">a) 4</text:p>
            </text:list-item>
            <text:list-item>
              <text:p text:style-name="P1152">b) 8</text:p>
            </text:list-item>
            <text:list-item>
              <text:p text:style-name="P1153">c) 16</text:p>
            </text:list-item>
            <text:list-item>
              <text:p text:style-name="P1154">d) 24 (poprawna)</text:p>
            </text:list-item>
          </text:list>
        </text:list-item>
        <text:list-item>
          <text:p text:style-name="P1155">Ile wynosi 15 procent z 200?</text:p>
          <text:list text:continue-numbering="true">
            <text:list-item>
              <text:p text:style-name="P1156">a) 15</text:p>
            </text:list-item>
            <text:list-item>
              <text:p text:style-name="P1157">b) 20</text:p>
            </text:list-item>
            <text:list-item>
              <text:p text:style-name="P1158">c) 25</text:p>
            </text:list-item>
            <text:list-item>
              <text:p text:style-name="P1159">d) 30 (poprawna)</text:p>
            </text:list-item>
          </text:list>
        </text:list-item>
        <text:list-item>
          <text:p text:style-name="P1160">Jaki jest wzór na deltę w równaniu kwadratowym?</text:p>
          <text:list text:continue-numbering="true">
            <text:list-item>
              <text:p text:style-name="P1161">a) b kwadrat minus 4ac (poprawna)</text:p>
            </text:list-item>
            <text:list-item>
              <text:p text:style-name="P1162">b) a kwadrat minus 4bc</text:p>
            </text:list-item>
            <text:list-item>
              <text:p text:style-name="P1163">c) b kwadrat plus 4ac</text:p>
            </text:list-item>
            <text:list-item>
              <text:p text:style-name="P1164">d) a kwadrat plus 4bc</text:p>
            </text:list-item>
          </text:list>
        </text:list-item>
        <text:list-item>
          <text:p text:style-name="P1165">Jakie jest rozwinięcie dziesiętne liczby jedna trzecia?</text:p>
          <text:list text:continue-numbering="true">
            <text:list-item>
              <text:p text:style-name="P1166">a) 0.2</text:p>
            </text:list-item>
            <text:list-item>
              <text:p text:style-name="P1167">b) 0.3 (poprawna)</text:p>
            </text:list-item>
            <text:list-item>
              <text:p text:style-name="P1168">c) 0.33</text:p>
            </text:list-item>
            <text:list-item>
              <text:p text:style-name="P1169">d) 0.333</text:p>
            </text:list-item>
          </text:list>
        </text:list-item>
      </text:list>
      <text:h text:style-name="P1170" text:outline-level="3">Quiz 4: Biologia</text:h>
      <text:list text:style-name="LFO12" text:continue-numbering="true">
        <text:list-item>
          <text:p text:style-name="P1171">Co to jest fotosynteza?</text:p>
          <text:list text:continue-numbering="true">
            <text:list-item>
              <text:p text:style-name="P1172">a) proces oddychania komórkowego</text:p>
            </text:list-item>
            <text:list-item>
              <text:p text:style-name="P1173">b) proces wytwarzania energii w komórkach zwierzęcych</text:p>
            </text:list-item>
            <text:list-item>
              <text:p text:style-name="P1174">c) proces przekształcania energii świetlnej w chemiczną w roślinach (poprawna)</text:p>
            </text:list-item>
            <text:list-item>
              <text:p text:style-name="P1175">d) proces rozkładu substancji organicznych</text:p>
            </text:list-item>
          </text:list>
        </text:list-item>
        <text:list-item>
          <text:p text:style-name="P1176">Jak nazywa się cząsteczka przenosząca energię w komórkach?</text:p>
          <text:list text:continue-numbering="true">
            <text:list-item>
              <text:p text:style-name="P1177">a) DNA</text:p>
            </text:list-item>
            <text:list-item>
              <text:p text:style-name="P1178">b) RNA</text:p>
            </text:list-item>
            <text:list-item>
              <text:p text:style-name="P1179">c) ATP (poprawna)</text:p>
            </text:list-item>
            <text:list-item>
              <text:p text:style-name="P1180">d) ADP</text:p>
            </text:list-item>
          </text:list>
        </text:list-item>
        <text:list-item>
          <text:p text:style-name="P1181">Co to jest mitochondrium?</text:p>
          <text:list text:continue-numbering="true">
            <text:list-item>
              <text:p text:style-name="P1182">a) organellum odpowiedzialne za fotosyntezę</text:p>
            </text:list-item>
            <text:list-item>
              <text:p text:style-name="P1183">b) organellum odpowiedzialne za produkcję białek</text:p>
            </text:list-item>
            <text:list-item>
              <text:p text:style-name="P1184">c) organellum odpowiedzialne za produkcję energii (poprawna)</text:p>
            </text:list-item>
            <text:list-item>
              <text:p text:style-name="P1185">d) organellum odpowiedzialne za podział komórkowy</text:p>
            </text:list-item>
          </text:list>
        </text:list-item>
        <text:list-item>
          <text:p text:style-name="P1186">Jakie jest podstawowe prawo dziedziczenia Mendla?</text:p>
          <text:list text:continue-numbering="true">
            <text:list-item>
              <text:p text:style-name="P1187">a) prawo segregacji (poprawna)</text:p>
            </text:list-item>
            <text:list-item>
              <text:p text:style-name="P1188">b) prawo niezależnej segregacji</text:p>
            </text:list-item>
            <text:list-item>
              <text:p text:style-name="P1189">c) prawo dominacji</text:p>
            </text:list-item>
            <text:list-item>
              <text:p text:style-name="P1190">d) prawo niezależnego dziedziczenia</text:p>
            </text:list-item>
          </text:list>
        </text:list-item>
        <text:list-item>
          <text:p text:style-name="P1191">Co to jest ekosystem?</text:p>
          <text:list text:continue-numbering="true">
            <text:list-item>
              <text:p text:style-name="P1192">a) grupa organizmów jednego gatunku</text:p>
            </text:list-item>
            <text:list-item>
              <text:p text:style-name="P1193">b) grupa organizmów różnych gatunków</text:p>
            </text:list-item>
            <text:list-item>
              <text:p text:style-name="P1194">c) środowisko i żyjące w nim organizmy oraz ich wzajemne oddziaływania (poprawna)</text:p>
            </text:list-item>
            <text:list-item>
              <text:p text:style-name="P1195">d) środowisko bez organizmów żywych</text:p>
            </text:list-item>
          </text:list>
        </text:list-item>
        <text:list-item>
          <text:p text:style-name="P1196">Jakie jest podstawowe źródło energii dla ekosystemu?</text:p>
          <text:list text:continue-numbering="true">
            <text:list-item>
              <text:p text:style-name="P1197">a) woda</text:p>
            </text:list-item>
            <text:list-item>
              <text:p text:style-name="P1198">b) tlen</text:p>
            </text:list-item>
            <text:list-item>
              <text:p text:style-name="P1199">c) światło słoneczne (poprawna)</text:p>
            </text:list-item>
            <text:list-item>
              <text:p text:style-name="P1200">d) dwutlenek węgla</text:p>
            </text:list-item>
          </text:list>
        </text:list-item>
        <text:list-item>
          <text:p text:style-name="P1201">Co to jest genotyp?</text:p>
          <text:list text:continue-numbering="true">
            <text:list-item>
              <text:p text:style-name="P1202">a) zewnętrzny wygląd organizmu</text:p>
            </text:list-item>
            <text:list-item>
              <text:p text:style-name="P1203">b) zestaw wszystkich genów organizmu (poprawna)</text:p>
            </text:list-item>
            <text:list-item>
              <text:p text:style-name="P1204">c) zestaw wszystkich białek organizmu</text:p>
            </text:list-item>
            <text:list-item>
              <text:p text:style-name="P1205">d) zestaw wszystkich RNA organizmu</text:p>
            </text:list-item>
          </text:list>
        </text:list-item>
        <text:list-item>
          <text:p text:style-name="P1206">Jaka jest funkcja chloroplastów?</text:p>
          <text:soft-page-break/>
          <text:list text:continue-numbering="true">
            <text:list-item>
              <text:p text:style-name="P1207">a) oddychanie komórkowe</text:p>
            </text:list-item>
            <text:list-item>
              <text:p text:style-name="P1208">b) produkcja białek</text:p>
            </text:list-item>
            <text:list-item>
              <text:p text:style-name="P1209">c) fotosynteza (poprawna)</text:p>
            </text:list-item>
            <text:list-item>
              <text:p text:style-name="P1210">d) podział komórkowy</text:p>
            </text:list-item>
          </text:list>
        </text:list-item>
        <text:list-item>
          <text:p text:style-name="P1211">Co to jest DNA?</text:p>
          <text:list text:continue-numbering="true">
            <text:list-item>
              <text:p text:style-name="P1212">a) kwas rybonukleinowy</text:p>
            </text:list-item>
            <text:list-item>
              <text:p text:style-name="P1213">b) kwas deoksyrybonukleinowy (poprawna)</text:p>
            </text:list-item>
            <text:list-item>
              <text:p text:style-name="P1214">c) kwas siarkowy</text:p>
            </text:list-item>
            <text:list-item>
              <text:p text:style-name="P1215">d) kwas solny</text:p>
            </text:list-item>
          </text:list>
        </text:list-item>
        <text:list-item>
          <text:p text:style-name="P1216">Jak nazywa się proces podziału komórki prowadzący do powstania dwóch identycznych komórek potomnych?</text:p>
          <text:list text:continue-numbering="true">
            <text:list-item>
              <text:p text:style-name="P1217">a) mejoza</text:p>
            </text:list-item>
            <text:list-item>
              <text:p text:style-name="P1218">b) mitoza (poprawna)</text:p>
            </text:list-item>
            <text:list-item>
              <text:p text:style-name="P1219">c) translacja</text:p>
            </text:list-item>
            <text:list-item>
              <text:p text:style-name="P1220">d) transkrypcja</text:p>
            </text:list-item>
          </text:list>
        </text:list-item>
      </text:list>
      <text:h text:style-name="P1221" text:outline-level="3">Quiz 6: Astronomia<text:s/>– jako temat fizyki</text:h>
      <text:list text:style-name="LFO13" text:continue-numbering="true">
        <text:list-item>
          <text:p text:style-name="P1222">Jak nazywa się najbliższa Ziemi gwiazda?</text:p>
          <text:list text:continue-numbering="true">
            <text:list-item>
              <text:p text:style-name="P1223">a) Proxima Centauri</text:p>
            </text:list-item>
            <text:list-item>
              <text:p text:style-name="P1224">b) Alpha Centauri</text:p>
            </text:list-item>
            <text:list-item>
              <text:p text:style-name="P1225">c) Słońce (poprawna)</text:p>
            </text:list-item>
            <text:list-item>
              <text:p text:style-name="P1226">d) Betelgeza</text:p>
            </text:list-item>
          </text:list>
        </text:list-item>
        <text:list-item>
          <text:p text:style-name="P1227">Jak nazywa się największa planeta w Układzie Słonecznym?</text:p>
          <text:list text:continue-numbering="true">
            <text:list-item>
              <text:p text:style-name="P1228">a) Mars</text:p>
            </text:list-item>
            <text:list-item>
              <text:p text:style-name="P1229">b) Saturn</text:p>
            </text:list-item>
            <text:list-item>
              <text:p text:style-name="P1230">c) Jowisz (poprawna)</text:p>
            </text:list-item>
            <text:list-item>
              <text:p text:style-name="P1231">d) Uran</text:p>
            </text:list-item>
          </text:list>
        </text:list-item>
        <text:list-item>
          <text:p text:style-name="P1232">Ile planet znajduje się w Układzie Słonecznym?</text:p>
          <text:soft-page-break/>
          <text:list text:continue-numbering="true">
            <text:list-item>
              <text:p text:style-name="P1233">a) 7</text:p>
            </text:list-item>
            <text:list-item>
              <text:p text:style-name="P1234">b) 8 (poprawna)</text:p>
            </text:list-item>
            <text:list-item>
              <text:p text:style-name="P1235">c) 9</text:p>
            </text:list-item>
            <text:list-item>
              <text:p text:style-name="P1236">d) 10</text:p>
            </text:list-item>
          </text:list>
        </text:list-item>
        <text:list-item>
          <text:p text:style-name="P1237">Co to jest galaktyka?</text:p>
          <text:list text:continue-numbering="true">
            <text:list-item>
              <text:p text:style-name="P1238">a) zbiór planet</text:p>
            </text:list-item>
            <text:list-item>
              <text:p text:style-name="P1239">b) zbiór gwiazd, planet, pyłu i gazu (poprawna)</text:p>
            </text:list-item>
            <text:list-item>
              <text:p text:style-name="P1240">c) zbiór komet</text:p>
            </text:list-item>
            <text:list-item>
              <text:p text:style-name="P1241">d) zbiór asteroid</text:p>
            </text:list-item>
          </text:list>
        </text:list-item>
        <text:list-item>
          <text:p text:style-name="P1242">Jak nazywa się nasza galaktyka?</text:p>
          <text:list text:continue-numbering="true">
            <text:list-item>
              <text:p text:style-name="P1243">a) Andromeda</text:p>
            </text:list-item>
            <text:list-item>
              <text:p text:style-name="P1244">b) Wielki Obłok Magellana</text:p>
            </text:list-item>
            <text:list-item>
              <text:p text:style-name="P1245">c) Droga Mleczna (poprawna)</text:p>
            </text:list-item>
            <text:list-item>
              <text:p text:style-name="P1246">d) Trójkąt</text:p>
            </text:list-item>
          </text:list>
        </text:list-item>
        <text:list-item>
          <text:p text:style-name="P1247">Która planeta jest najbliższa Słońcu?</text:p>
          <text:list text:continue-numbering="true">
            <text:list-item>
              <text:p text:style-name="P1248">a) Wenus</text:p>
            </text:list-item>
            <text:list-item>
              <text:p text:style-name="P1249">b) Mars</text:p>
            </text:list-item>
            <text:list-item>
              <text:p text:style-name="P1250">c) Ziemia</text:p>
            </text:list-item>
            <text:list-item>
              <text:p text:style-name="P1251">d) Merkury (poprawna)</text:p>
            </text:list-item>
          </text:list>
        </text:list-item>
        <text:list-item>
          <text:p text:style-name="P1252">Jak nazywa się teleskop kosmiczny umieszczony na orbicie Ziemi w 1990 roku?</text:p>
          <text:list text:continue-numbering="true">
            <text:list-item>
              <text:p text:style-name="P1253">a) Kepler</text:p>
            </text:list-item>
            <text:list-item>
              <text:p text:style-name="P1254">b) Hubble (poprawna)</text:p>
            </text:list-item>
            <text:list-item>
              <text:p text:style-name="P1255">c) Spitzer</text:p>
            </text:list-item>
            <text:list-item>
              <text:p text:style-name="P1256">d) James Webb</text:p>
            </text:list-item>
          </text:list>
        </text:list-item>
        <text:list-item>
          <text:p text:style-name="P1257">Jak nazywa się pas asteroid znajdujący się między Marsem a Jowiszem?</text:p>
          <text:list text:continue-numbering="true">
            <text:list-item>
              <text:p text:style-name="P1258">a) Pas Kuipera</text:p>
            </text:list-item>
            <text:list-item>
              <text:p text:style-name="P1259">b) Pas Asteroid (poprawna)</text:p>
            </text:list-item>
            <text:list-item>
              <text:p text:style-name="P1260">c) Pas Planetoid</text:p>
            </text:list-item>
            <text:list-item>
              <text:p text:style-name="P1261">d) Pas Meteoroidów</text:p>
            </text:list-item>
          </text:list>
        </text:list-item>
        <text:list-item>
          <text:p text:style-name="P1262">Co to jest czarna dziura?</text:p>
          <text:list text:continue-numbering="true">
            <text:list-item>
              <text:p text:style-name="P1263">a) gwiazda, która wybucha</text:p>
            </text:list-item>
            <text:list-item>
              <text:p text:style-name="P1264">b) punkt w przestrzeni o nieskończonej grawitacji (poprawna)</text:p>
            </text:list-item>
            <text:list-item>
              <text:p text:style-name="P1265">c) kometa</text:p>
            </text:list-item>
            <text:list-item>
              <text:p text:style-name="P1266">d) asteroida</text:p>
            </text:list-item>
          </text:list>
        </text:list-item>
        <text:list-item>
          <text:p text:style-name="P1267">Jak nazywa się pierwszy człowiek, który wylądował na Księżycu?</text:p>
          <text:list text:continue-numbering="true">
            <text:list-item>
              <text:p text:style-name="P1268">a) Yuri Gagarin</text:p>
            </text:list-item>
            <text:list-item>
              <text:p text:style-name="P1269">b) Buzz Aldrin</text:p>
            </text:list-item>
            <text:list-item>
              <text:p text:style-name="P1270">c) Neil Armstrong (poprawna)</text:p>
            </text:list-item>
            <text:list-item>
              <text:p text:style-name="P1271">d) John Glenn</text:p>
            </text:list-item>
          </text:list>
        </text:list-item>
        <text:list-item>
          <text:p text:style-name="P1272">Jak nazywa się najbliższa Ziemi gwiazda?</text:p>
          <text:list text:continue-numbering="true">
            <text:list-item>
              <text:p text:style-name="P1273">c) Słońce (poprawna)</text:p>
            </text:list-item>
          </text:list>
        </text:list-item>
        <text:list-item>
          <text:p text:style-name="P1274">Jak nazywa się największa planeta w Układzie Słonecznym?</text:p>
          <text:list text:continue-numbering="true">
            <text:list-item>
              <text:p text:style-name="P1275">c) Jowisz (poprawna)</text:p>
            </text:list-item>
          </text:list>
        </text:list-item>
        <text:list-item>
          <text:p text:style-name="P1276">Ile planet znajduje się w Układzie Słonecznym?</text:p>
          <text:list text:continue-numbering="true">
            <text:list-item>
              <text:p text:style-name="P1277">b) 8 (poprawna)</text:p>
            </text:list-item>
          </text:list>
        </text:list-item>
        <text:list-item>
          <text:p text:style-name="P1278">Co to jest galaktyka?</text:p>
          <text:list text:continue-numbering="true">
            <text:list-item>
              <text:p text:style-name="P1279">b) zbiór gwiazd, planet, pyłu i gazu (poprawna)</text:p>
            </text:list-item>
          </text:list>
        </text:list-item>
        <text:list-item>
          <text:p text:style-name="P1280">Jak nazywa się nasza galaktyka?</text:p>
          <text:list text:continue-numbering="true">
            <text:list-item>
              <text:p text:style-name="P1281">c) Droga Mleczna (poprawna)</text:p>
            </text:list-item>
          </text:list>
        </text:list-item>
        <text:list-item>
          <text:p text:style-name="P1282">Która planeta jest najbliższa Słońcu?</text:p>
          <text:list text:continue-numbering="true">
            <text:list-item>
              <text:p text:style-name="P1283">d) Merkury (poprawna)</text:p>
            </text:list-item>
          </text:list>
        </text:list-item>
        <text:list-item>
          <text:p text:style-name="P1284">Jak nazywa się teleskop kosmiczny umieszczony na orbicie Ziemi w 1990 roku?</text:p>
          <text:list text:continue-numbering="true">
            <text:list-item>
              <text:p text:style-name="P1285">b) Hubble (poprawna)</text:p>
            </text:list-item>
          </text:list>
        </text:list-item>
        <text:list-item>
          <text:p text:style-name="P1286">Jak nazywa się pas asteroid znajdujący się między Marsem a Jowiszem?</text:p>
          <text:list text:continue-numbering="true">
            <text:list-item>
              <text:p text:style-name="P1287">b) Pas Asteroid (poprawna)</text:p>
            </text:list-item>
          </text:list>
        </text:list-item>
        <text:list-item>
          <text:p text:style-name="P1288">Co to jest czarna dziura?</text:p>
          <text:list text:continue-numbering="true">
            <text:list-item>
              <text:p text:style-name="P1289">b) punkt w przestrzeni o nieskończonej grawitacji (poprawna)</text:p>
            </text:list-item>
          </text:list>
        </text:list-item>
        <text:list-item>
          <text:p text:style-name="P1290">Jak nazywa się pierwszy człowiek, który wylądował na Księżycu?</text:p>
          <text:list text:continue-numbering="true">
            <text:list-item>
              <text:p text:style-name="P1291">c) Neil Armstrong (poprawna)</text:p>
            </text:list-item>
          </text:list>
        </text:list-item>
      </text:list>
      <text:p text:style-name="P1292">JĘZYKI OBCE</text:p>
      <text:p text:style-name="P1293"/>
      <text:h text:style-name="P1294" text:outline-level="3">Quiz 1: Angielski - Gramatyka</text:h>
      <text:list text:style-name="LFO15" text:continue-numbering="true">
        <text:list-item>
          <text:p text:style-name="P1295"><text:span text:style-name="T1296">Which tense is used to describe actions that happened at an unspecified time in the past?</text:span></text:p>
          <text:list text:continue-numbering="true">
            <text:list-item>
              <text:p text:style-name="P1297">A) Present Perfect</text:p>
            </text:list-item>
            <text:list-item>
              <text:p text:style-name="P1298">B) Past Simple</text:p>
            </text:list-item>
            <text:list-item>
              <text:p text:style-name="P1299">C) Future Perfect</text:p>
            </text:list-item>
            <text:list-item>
              <text:p text:style-name="P1300">D) Present Continuous</text:p>
            </text:list-item>
            <text:list-item>
              <text:p text:style-name="P1301"><text:span text:style-name="T1302">Poprawna odpowiedź: A) Present Perfect</text:span></text:p>
            </text:list-item>
          </text:list>
        </text:list-item>
        <text:list-item>
          <text:p text:style-name="P1303"><text:span text:style-name="T1304">What do you use to talk about a hypothetical situation in the present?</text:span></text:p>
          <text:list text:continue-numbering="true">
            <text:list-item>
              <text:p text:style-name="P1305">A) First conditional</text:p>
            </text:list-item>
            <text:list-item>
              <text:p text:style-name="P1306">B) Second conditional</text:p>
            </text:list-item>
            <text:list-item>
              <text:p text:style-name="P1307">C) Third conditional</text:p>
            </text:list-item>
            <text:list-item>
              <text:p text:style-name="P1308">D) Zero conditional</text:p>
            </text:list-item>
            <text:list-item>
              <text:p text:style-name="P1309"><text:span text:style-name="T1310">Poprawna odpowiedź: B) Second conditional</text:span></text:p>
            </text:list-item>
          </text:list>
        </text:list-item>
        <text:list-item>
          <text:p text:style-name="P1311"><text:span text:style-name="T1312">Choose the correct form to complete the sentence: "If I ___ you, I wouldn't do this."</text:span></text:p>
          <text:list text:continue-numbering="true">
            <text:list-item>
              <text:p text:style-name="P1313">A) am</text:p>
            </text:list-item>
            <text:list-item>
              <text:p text:style-name="P1314">B) was</text:p>
            </text:list-item>
            <text:list-item>
              <text:p text:style-name="P1315">C) were</text:p>
            </text:list-item>
            <text:list-item>
              <text:p text:style-name="P1316">D) be</text:p>
            </text:list-item>
            <text:list-item>
              <text:p text:style-name="P1317"><text:span text:style-name="T1318">Poprawna odpowiedź: C) were</text:span></text:p>
            </text:list-item>
          </text:list>
        </text:list-item>
        <text:list-item>
          <text:p text:style-name="P1319"><text:span text:style-name="T1320">What is the plural form of 'mouse'?</text:span></text:p>
          <text:list text:continue-numbering="true">
            <text:list-item>
              <text:p text:style-name="P1321">A) Mouses</text:p>
            </text:list-item>
            <text:list-item>
              <text:p text:style-name="P1322">B) Mice</text:p>
            </text:list-item>
            <text:list-item>
              <text:p text:style-name="P1323">C) Mousees</text:p>
            </text:list-item>
            <text:list-item>
              <text:p text:style-name="P1324">D) Mouseses</text:p>
            </text:list-item>
            <text:list-item>
              <text:p text:style-name="P1325"><text:span text:style-name="T1326">Poprawna odpowiedź: B) Mice</text:span></text:p>
            </text:list-item>
          </text:list>
        </text:list-item>
        <text:list-item>
          <text:p text:style-name="P1327"><text:span text:style-name="T1328">Which word correctly fills the gap: "She's interested ___ learning Spanish."</text:span></text:p>
          <text:list text:continue-numbering="true">
            <text:list-item>
              <text:p text:style-name="P1329">A) to</text:p>
            </text:list-item>
            <text:list-item>
              <text:p text:style-name="P1330">B) for</text:p>
            </text:list-item>
            <text:list-item>
              <text:p text:style-name="P1331">C) in</text:p>
            </text:list-item>
            <text:list-item>
              <text:p text:style-name="P1332">D) at</text:p>
            </text:list-item>
            <text:list-item>
              <text:p text:style-name="P1333"><text:span text:style-name="T1334">Poprawna odpowiedź: C) in</text:span></text:p>
            </text:list-item>
          </text:list>
        </text:list-item>
        <text:list-item>
          <text:p text:style-name="P1335"><text:span text:style-name="T1336">Choose the correct past participle form of 'write'.</text:span></text:p>
          <text:list text:continue-numbering="true">
            <text:list-item>
              <text:p text:style-name="P1337">A) Writed</text:p>
            </text:list-item>
            <text:list-item>
              <text:p text:style-name="P1338">B) Written</text:p>
            </text:list-item>
            <text:list-item>
              <text:p text:style-name="P1339">C) Wrote</text:p>
            </text:list-item>
            <text:list-item>
              <text:p text:style-name="P1340">D) Write</text:p>
            </text:list-item>
            <text:list-item>
              <text:p text:style-name="P1341"><text:span text:style-name="T1342">Poprawna odpowiedź: B) Written</text:span></text:p>
            </text:list-item>
          </text:list>
        </text:list-item>
        <text:list-item>
          <text:p text:style-name="P1343"><text:span text:style-name="T1344">Which word is an adverb in the sentence: "He quickly finished his homework."</text:span></text:p>
          <text:list text:continue-numbering="true">
            <text:list-item>
              <text:p text:style-name="P1345">A) He</text:p>
            </text:list-item>
            <text:list-item>
              <text:p text:style-name="P1346">B) quickly</text:p>
            </text:list-item>
            <text:list-item>
              <text:p text:style-name="P1347">C) finished</text:p>
            </text:list-item>
            <text:list-item>
              <text:p text:style-name="P1348">D) his</text:p>
            </text:list-item>
            <text:list-item>
              <text:p text:style-name="P1349"><text:span text:style-name="T1350">Poprawna odpowiedź: B) quickly</text:span></text:p>
            </text:list-item>
          </text:list>
        </text:list-item>
        <text:list-item>
          <text:p text:style-name="P1351"><text:span text:style-name="T1352">What kind of pronoun is 'ourselves'?</text:span></text:p>
          <text:list text:continue-numbering="true">
            <text:list-item>
              <text:p text:style-name="P1353">A) Reflexive</text:p>
            </text:list-item>
            <text:list-item>
              <text:p text:style-name="P1354">B) Indefinite</text:p>
            </text:list-item>
            <text:list-item>
              <text:p text:style-name="P1355">C) Demonstrative</text:p>
            </text:list-item>
            <text:list-item>
              <text:p text:style-name="P1356">D) Interrogative</text:p>
            </text:list-item>
            <text:list-item>
              <text:p text:style-name="P1357"><text:span text:style-name="T1358">Poprawna odpowiedź: A) Reflexive</text:span></text:p>
            </text:list-item>
          </text:list>
        </text:list-item>
        <text:list-item>
          <text:p text:style-name="P1359"><text:span text:style-name="T1360">Which auxiliary verb do you use with 'I' in present perfect tense?</text:span></text:p>
          <text:list text:continue-numbering="true">
            <text:list-item>
              <text:p text:style-name="P1361">A) Has</text:p>
            </text:list-item>
            <text:list-item>
              <text:p text:style-name="P1362">B) Have</text:p>
            </text:list-item>
            <text:list-item>
              <text:p text:style-name="P1363">C) Do</text:p>
            </text:list-item>
            <text:list-item>
              <text:p text:style-name="P1364">D) Are</text:p>
            </text:list-item>
            <text:list-item>
              <text:p text:style-name="P1365"><text:span text:style-name="T1366">Poprawna odpowiedź: B) Have</text:span></text:p>
            </text:list-item>
          </text:list>
        </text:list-item>
        <text:list-item>
          <text:p text:style-name="P1367"><text:span text:style-name="T1368">Choose the correct question tag: "She can play the guitar, ___?"</text:span></text:p>
          <text:list text:continue-numbering="true">
            <text:list-item>
              <text:p text:style-name="P1369">A) can she</text:p>
            </text:list-item>
            <text:list-item>
              <text:p text:style-name="P1370">B) can't she</text:p>
            </text:list-item>
            <text:list-item>
              <text:p text:style-name="P1371">C) isn't she</text:p>
            </text:list-item>
            <text:list-item>
              <text:p text:style-name="P1372">D) does she</text:p>
            </text:list-item>
            <text:list-item>
              <text:p text:style-name="P1373"><text:span text:style-name="T1374">Poprawna odpowiedź: B) can't she</text:span></text:p>
            </text:list-item>
          </text:list>
        </text:list-item>
      </text:list>
      <text:h text:style-name="P1375" text:outline-level="3">Quiz 2: Niemiecki - Podstawy i Gramatyka</text:h>
      <text:list text:style-name="LFO16" text:continue-numbering="true">
        <text:list-item>
          <text:p text:style-name="P1376"><text:span text:style-name="T1377">Jak powiedzieć po niemiecku "Mam dwa psy"?</text:span></text:p>
          <text:list text:continue-numbering="true">
            <text:list-item>
              <text:p text:style-name="P1378">A) Ich habe zwei Hunde</text:p>
            </text:list-item>
            <text:list-item>
              <text:p text:style-name="P1379">B) Ich habe zwei Hund</text:p>
            </text:list-item>
            <text:list-item>
              <text:p text:style-name="P1380">C) Ich hat zwei Hunde</text:p>
            </text:list-item>
            <text:list-item>
              <text:p text:style-name="P1381">D) Ich haben zwei Hunde</text:p>
            </text:list-item>
            <text:list-item>
              <text:p text:style-name="P1382"><text:span text:style-name="T1383">Poprawna odpowiedź: A) Ich habe zwei Hunde</text:span></text:p>
            </text:list-item>
          </text:list>
        </text:list-item>
        <text:list-item>
          <text:p text:style-name="P1384"><text:span text:style-name="T1385">Co oznacza niemieckie słowo 'schön'?</text:span></text:p>
          <text:list text:continue-numbering="true">
            <text:list-item>
              <text:p text:style-name="P1386">A) Szybki</text:p>
            </text:list-item>
            <text:list-item>
              <text:p text:style-name="P1387">B) Brzydki</text:p>
            </text:list-item>
            <text:list-item>
              <text:p text:style-name="P1388">C) Piękny</text:p>
            </text:list-item>
            <text:list-item>
              <text:p text:style-name="P1389">D) Smutny</text:p>
            </text:list-item>
            <text:list-item>
              <text:p text:style-name="P1390"><text:span text:style-name="T1391">Poprawna odpowiedź: C) Piękny</text:span></text:p>
            </text:list-item>
          </text:list>
        </text:list-item>
        <text:list-item>
          <text:p text:style-name="P1392"><text:span text:style-name="T1393">Wybierz poprawną formę czasownika: "Wir ___ gestern ins Kino gegangen."</text:span></text:p>
          <text:list text:continue-numbering="true">
            <text:list-item>
              <text:p text:style-name="P1394">A) ist</text:p>
            </text:list-item>
            <text:list-item>
              <text:p text:style-name="P1395">B) sind</text:p>
            </text:list-item>
            <text:list-item>
              <text:p text:style-name="P1396">C) seid</text:p>
            </text:list-item>
            <text:list-item>
              <text:p text:style-name="P1397">D) haben</text:p>
            </text:list-item>
            <text:list-item>
              <text:p text:style-name="P1398"><text:span text:style-name="T1399">Poprawna odpowiedź: B) sind</text:span></text:p>
            </text:list-item>
          </text:list>
        </text:list-item>
        <text:list-item>
          <text:p text:style-name="P1400"><text:span text:style-name="T1401">Który zaimka odzwierciedla rodzaj żeński w liczbie pojedynczej?</text:span></text:p>
          <text:list text:continue-numbering="true">
            <text:list-item>
              <text:p text:style-name="P1402">A) der</text:p>
            </text:list-item>
            <text:list-item>
              <text:p text:style-name="P1403">B) die</text:p>
            </text:list-item>
            <text:list-item>
              <text:p text:style-name="P1404">C) das</text:p>
            </text:list-item>
            <text:list-item>
              <text:p text:style-name="P1405">D) den</text:p>
            </text:list-item>
            <text:list-item>
              <text:p text:style-name="P1406"><text:span text:style-name="T1407">Poprawna odpowiedź: B) die</text:span></text:p>
            </text:list-item>
          </text:list>
        </text:list-item>
        <text:list-item>
          <text:p text:style-name="P1408"><text:span text:style-name="T1409">Jak powiesz po niemiecku "Jestem zmęczony"?</text:span></text:p>
          <text:list text:continue-numbering="true">
            <text:list-item>
              <text:p text:style-name="P1410">A) Ich bin müde</text:p>
            </text:list-item>
            <text:list-item>
              <text:p text:style-name="P1411">B) Ich bin müder</text:p>
            </text:list-item>
            <text:list-item>
              <text:p text:style-name="P1412">C) Ich ist müde</text:p>
            </text:list-item>
            <text:list-item>
              <text:p text:style-name="P1413">D) Ich bin mude</text:p>
            </text:list-item>
            <text:list-item>
              <text:p text:style-name="P1414"><text:span text:style-name="T1415">Poprawna odpowiedź: A) Ich bin müde</text:span></text:p>
            </text:list-item>
          </text:list>
        </text:list-item>
        <text:list-item>
          <text:p text:style-name="P1416"><text:span text:style-name="T1417">Wybierz odpowiedni rodzajnik dla słowa 'Mädchen' (dziewczyna).</text:span></text:p>
          <text:soft-page-break/>
          <text:list text:continue-numbering="true">
            <text:list-item>
              <text:p text:style-name="P1418">A) Der</text:p>
            </text:list-item>
            <text:list-item>
              <text:p text:style-name="P1419">B) Die</text:p>
            </text:list-item>
            <text:list-item>
              <text:p text:style-name="P1420">C) Das</text:p>
            </text:list-item>
            <text:list-item>
              <text:p text:style-name="P1421">D) Den</text:p>
            </text:list-item>
            <text:list-item>
              <text:p text:style-name="P1422"><text:span text:style-name="T1423">Poprawna odpowiedź: C) Das</text:span></text:p>
            </text:list-item>
          </text:list>
        </text:list-item>
        <text:list-item>
          <text:p text:style-name="P1424"><text:span text:style-name="T1425">Jaka jest forma czasu przyszłego prostego dla 'ich gehe' (ja idę)?</text:span></text:p>
          <text:list text:continue-numbering="true">
            <text:list-item>
              <text:p text:style-name="P1426">A) Ich werde gehen</text:p>
            </text:list-item>
            <text:list-item>
              <text:p text:style-name="P1427">B) Ich gehe</text:p>
            </text:list-item>
            <text:list-item>
              <text:p text:style-name="P1428">C) Ich ging</text:p>
            </text:list-item>
            <text:list-item>
              <text:p text:style-name="P1429">D) Ich würde gehen</text:p>
            </text:list-item>
            <text:list-item>
              <text:p text:style-name="P1430"><text:span text:style-name="T1431">Poprawna odpowiedź: A) Ich werde gehen</text:span></text:p>
            </text:list-item>
          </text:list>
        </text:list-item>
        <text:list-item>
          <text:p text:style-name="P1432"><text:span text:style-name="T1433">Jakiego przyimka użyjesz w zdaniu "Ich arbeite ___ Montag bis Freitag"?</text:span></text:p>
          <text:list text:continue-numbering="true">
            <text:list-item>
              <text:p text:style-name="P1434">A) von</text:p>
            </text:list-item>
            <text:list-item>
              <text:p text:style-name="P1435">B) zum</text:p>
            </text:list-item>
            <text:list-item>
              <text:p text:style-name="P1436">C) aus</text:p>
            </text:list-item>
            <text:list-item>
              <text:p text:style-name="P1437">D) bei</text:p>
            </text:list-item>
            <text:list-item>
              <text:p text:style-name="P1438"><text:span text:style-name="T1439">Poprawna odpowiedź: A) von</text:span></text:p>
            </text:list-item>
          </text:list>
        </text:list-item>
        <text:list-item>
          <text:p text:style-name="P1440"><text:span text:style-name="T1441">Jak przetłumaczysz "błękitny" na niemiecki?</text:span></text:p>
          <text:list text:continue-numbering="true">
            <text:list-item>
              <text:p text:style-name="P1442">A) Blau</text:p>
            </text:list-item>
            <text:list-item>
              <text:p text:style-name="P1443">B) Grün</text:p>
            </text:list-item>
            <text:list-item>
              <text:p text:style-name="P1444">C) Rot</text:p>
            </text:list-item>
            <text:list-item>
              <text:p text:style-name="P1445">D) Schwarz</text:p>
            </text:list-item>
            <text:list-item>
              <text:p text:style-name="P1446"><text:span text:style-name="T1447">Poprawna odpowiedź: A) Blau</text:span></text:p>
            </text:list-item>
          </text:list>
        </text:list-item>
        <text:list-item>
          <text:p text:style-name="P1448"><text:span text:style-name="T1449">Co oznacza fraza 'Guten Morgen'?</text:span></text:p>
          <text:list text:continue-numbering="true">
            <text:list-item>
              <text:p text:style-name="P1450">A) Dobry wieczór</text:p>
            </text:list-item>
            <text:list-item>
              <text:p text:style-name="P1451">B) Dobranoc</text:p>
            </text:list-item>
            <text:list-item>
              <text:p text:style-name="P1452">C) Dzień dobry (rano)</text:p>
            </text:list-item>
            <text:list-item>
              <text:p text:style-name="P1453">D) Do widzenia</text:p>
            </text:list-item>
            <text:list-item>
              <text:p text:style-name="P1454"><text:span text:style-name="T1455">Poprawna odpowiedź: C) Dzień dobry (rano)</text:span></text:p>
            </text:list-item>
          </text:list>
        </text:list-item>
      </text:list>
      <text:h text:style-name="P1456" text:outline-level="3">Quiz 3: Angielski - Słownictwo</text:h>
      <text:list text:style-name="LFO16" text:continue-numbering="true">
        <text:list-item>
          <text:p text:style-name="P1457"><text:span text:style-name="T1458">What is the synonym of 'begin'?</text:span></text:p>
          <text:list text:continue-numbering="true">
            <text:list-item>
              <text:p text:style-name="P1459">A) Start</text:p>
            </text:list-item>
            <text:list-item>
              <text:p text:style-name="P1460">B) Finish</text:p>
            </text:list-item>
            <text:list-item>
              <text:p text:style-name="P1461">C) Continue</text:p>
            </text:list-item>
            <text:list-item>
              <text:p text:style-name="P1462">D) Stop</text:p>
            </text:list-item>
            <text:list-item>
              <text:p text:style-name="P1463"><text:span text:style-name="T1464">Poprawna odpowiedź: A) Start</text:span></text:p>
            </text:list-item>
          </text:list>
        </text:list-item>
        <text:list-item>
          <text:p text:style-name="P1465"><text:span text:style-name="T1466">What does 'elated' mean?</text:span></text:p>
          <text:list text:continue-numbering="true">
            <text:list-item>
              <text:p text:style-name="P1467">A) Sad</text:p>
            </text:list-item>
            <text:list-item>
              <text:p text:style-name="P1468">B) Bored</text:p>
            </text:list-item>
            <text:list-item>
              <text:p text:style-name="P1469">C) Ecstatic</text:p>
            </text:list-item>
            <text:list-item>
              <text:p text:style-name="P1470">D) Calm</text:p>
            </text:list-item>
            <text:list-item>
              <text:p text:style-name="P1471"><text:span text:style-name="T1472">Poprawna odpowiedź: C) Ecstatic</text:span></text:p>
            </text:list-item>
          </text:list>
        </text:list-item>
        <text:list-item>
          <text:p text:style-name="P1473"><text:span text:style-name="T1474">Which word refers to a severe lack of food?</text:span></text:p>
          <text:list text:continue-numbering="true">
            <text:list-item>
              <text:p text:style-name="P1475">A) Drought</text:p>
            </text:list-item>
            <text:list-item>
              <text:p text:style-name="P1476">B) Famine</text:p>
            </text:list-item>
            <text:list-item>
              <text:p text:style-name="P1477">C) Feast</text:p>
            </text:list-item>
            <text:list-item>
              <text:p text:style-name="P1478">D) Flood</text:p>
            </text:list-item>
            <text:list-item>
              <text:p text:style-name="P1479"><text:span text:style-name="T1480">Poprawna odpowiedź: B) Famine</text:span></text:p>
            </text:list-item>
          </text:list>
        </text:list-item>
        <text:list-item>
          <text:p text:style-name="P1481"><text:span text:style-name="T1482">Choose the antonym of 'ancient'.</text:span></text:p>
          <text:list text:continue-numbering="true">
            <text:list-item>
              <text:p text:style-name="P1483">A) Old</text:p>
            </text:list-item>
            <text:list-item>
              <text:p text:style-name="P1484">B) Modern</text:p>
            </text:list-item>
            <text:list-item>
              <text:p text:style-name="P1485">C) Traditional</text:p>
            </text:list-item>
            <text:list-item>
              <text:p text:style-name="P1486">D) Antique</text:p>
            </text:list-item>
            <text:list-item>
              <text:p text:style-name="P1487"><text:span text:style-name="T1488">Poprawna odpowiedź: B) Modern</text:span></text:p>
            </text:list-item>
          </text:list>
        </text:list-item>
        <text:list-item>
          <text:p text:style-name="P1489"><text:span text:style-name="T1490">What does 'meticulous' mean?</text:span></text:p>
          <text:soft-page-break/>
          <text:list text:continue-numbering="true">
            <text:list-item>
              <text:p text:style-name="P1491">A) Careless</text:p>
            </text:list-item>
            <text:list-item>
              <text:p text:style-name="P1492">B) Detailed</text:p>
            </text:list-item>
            <text:list-item>
              <text:p text:style-name="P1493">C) Quick</text:p>
            </text:list-item>
            <text:list-item>
              <text:p text:style-name="P1494">D) Vague</text:p>
            </text:list-item>
            <text:list-item>
              <text:p text:style-name="P1495"><text:span text:style-name="T1496">Poprawna odpowiedź: B) Detailed</text:span></text:p>
            </text:list-item>
          </text:list>
        </text:list-item>
        <text:list-item>
          <text:p text:style-name="P1497"><text:span text:style-name="T1498">'Inundate' most nearly means:</text:span></text:p>
          <text:list text:continue-numbering="true">
            <text:list-item>
              <text:p text:style-name="P1499">A) To dry</text:p>
            </text:list-item>
            <text:list-item>
              <text:p text:style-name="P1500">B) To fill</text:p>
            </text:list-item>
            <text:list-item>
              <text:p text:style-name="P1501">C) To flood</text:p>
            </text:list-item>
            <text:list-item>
              <text:p text:style-name="P1502">D) To evaporate</text:p>
            </text:list-item>
            <text:list-item>
              <text:p text:style-name="P1503"><text:span text:style-name="T1504">Poprawna odpowiedź: C) To flood</text:span></text:p>
            </text:list-item>
          </text:list>
        </text:list-item>
        <text:list-item>
          <text:p text:style-name="P1505"><text:span text:style-name="T1506">Which word describes something easy to see or understand?</text:span></text:p>
          <text:list text:continue-numbering="true">
            <text:list-item>
              <text:p text:style-name="P1507">A) Obscure</text:p>
            </text:list-item>
            <text:list-item>
              <text:p text:style-name="P1508">B) Ambiguous</text:p>
            </text:list-item>
            <text:list-item>
              <text:p text:style-name="P1509">C) Evident</text:p>
            </text:list-item>
            <text:list-item>
              <text:p text:style-name="P1510">D) Complex</text:p>
            </text:list-item>
            <text:list-item>
              <text:p text:style-name="P1511"><text:span text:style-name="T1512">Poprawna odpowiedź: C) Evident</text:span></text:p>
            </text:list-item>
          </text:list>
        </text:list-item>
        <text:list-item>
          <text:p text:style-name="P1513"><text:span text:style-name="T1514">What is a 'façade'?</text:span></text:p>
          <text:list text:continue-numbering="true">
            <text:list-item>
              <text:p text:style-name="P1515">A) A type of dance</text:p>
            </text:list-item>
            <text:list-item>
              <text:p text:style-name="P1516">B) A deceptive appearance</text:p>
            </text:list-item>
            <text:list-item>
              <text:p text:style-name="P1517">C) A part of a building</text:p>
            </text:list-item>
            <text:list-item>
              <text:p text:style-name="P1518">D) Both B and C</text:p>
            </text:list-item>
            <text:list-item>
              <text:p text:style-name="P1519"><text:span text:style-name="T1520">Poprawna odpowiedź: D) Both B and C</text:span></text:p>
            </text:list-item>
          </text:list>
        </text:list-item>
        <text:list-item>
          <text:p text:style-name="P1521"><text:span text:style-name="T1522">Choose the correct spelling.</text:span></text:p>
          <text:list text:continue-numbering="true">
            <text:list-item>
              <text:p text:style-name="P1523">A) Accomodate</text:p>
            </text:list-item>
            <text:list-item>
              <text:p text:style-name="P1524">B) Accommodate</text:p>
            </text:list-item>
            <text:list-item>
              <text:p text:style-name="P1525">C) Acommodate</text:p>
            </text:list-item>
            <text:list-item>
              <text:p text:style-name="P1526">D) Acomodate</text:p>
            </text:list-item>
            <text:list-item>
              <text:p text:style-name="P1527"><text:span text:style-name="T1528">Poprawna odpowiedź: B) Accommodate</text:span></text:p>
            </text:list-item>
          </text:list>
        </text:list-item>
        <text:list-item>
          <text:p text:style-name="P1529"><text:span text:style-name="T1530">What does 'quintessential' mean?</text:span></text:p>
          <text:list text:continue-numbering="true">
            <text:list-item>
              <text:p text:style-name="P1531">A) Ordinary</text:p>
            </text:list-item>
            <text:list-item>
              <text:p text:style-name="P1532">B) Unusual</text:p>
            </text:list-item>
            <text:list-item>
              <text:p text:style-name="P1533">C) Perfect example</text:p>
            </text:list-item>
            <text:list-item>
              <text:p text:style-name="P1534">D) Incomplete</text:p>
            </text:list-item>
            <text:list-item>
              <text:p text:style-name="P1535"><text:span text:style-name="T1536">Poprawna odpowiedź: C) Perfect example</text:span></text:p>
            </text:list-item>
          </text:list>
        </text:list-item>
      </text:list>
      <text:h text:style-name="P1537" text:outline-level="3">Quiz 4: Niemiecki - Kultura i Zwroty</text:h>
      <text:list text:style-name="LFO16" text:continue-numbering="true">
        <text:list-item>
          <text:p text:style-name="P1538"><text:span text:style-name="T1539">Co oznacza "Prost!" po niemiecku?</text:span></text:p>
          <text:list text:continue-numbering="true">
            <text:list-item>
              <text:p text:style-name="P1540">A) Proszę</text:p>
            </text:list-item>
            <text:list-item>
              <text:p text:style-name="P1541">B) Na zdrowie (toast)</text:p>
            </text:list-item>
            <text:list-item>
              <text:p text:style-name="P1542">C) Dziękuję</text:p>
            </text:list-item>
            <text:list-item>
              <text:p text:style-name="P1543">D) Powodzenia</text:p>
            </text:list-item>
            <text:list-item>
              <text:p text:style-name="P1544"><text:span text:style-name="T1545">Poprawna odpowiedź: B) Na zdrowie (toast)</text:span></text:p>
            </text:list-item>
          </text:list>
        </text:list-item>
        <text:list-item>
          <text:p text:style-name="P1546"><text:span text:style-name="T1547">Który festiwal odbywa się w Monachium i jest znany na całym świecie?</text:span></text:p>
          <text:list text:continue-numbering="true">
            <text:list-item>
              <text:p text:style-name="P1548">A) Karneval</text:p>
            </text:list-item>
            <text:list-item>
              <text:p text:style-name="P1549">B) Oktoberfest</text:p>
            </text:list-item>
            <text:list-item>
              <text:p text:style-name="P1550">C) Weinachtsmarkt</text:p>
            </text:list-item>
            <text:list-item>
              <text:p text:style-name="P1551">D) Love Parade</text:p>
            </text:list-item>
            <text:list-item>
              <text:p text:style-name="P1552"><text:span text:style-name="T1553">Poprawna odpowiedź: B) Oktoberfest</text:span></text:p>
            </text:list-item>
          </text:list>
        </text:list-item>
        <text:list-item>
          <text:p text:style-name="P1554"><text:span text:style-name="T1555">Jakiego zwrotu użyjesz żegnając się wieczorem po niemiecku?</text:span></text:p>
          <text:list text:continue-numbering="true">
            <text:list-item>
              <text:p text:style-name="P1556">A) Guten Morgen</text:p>
            </text:list-item>
            <text:list-item>
              <text:p text:style-name="P1557">B) Guten Tag</text:p>
            </text:list-item>
            <text:list-item>
              <text:p text:style-name="P1558">C) Gute Nacht</text:p>
            </text:list-item>
            <text:list-item>
              <text:p text:style-name="P1559">D) Auf Wiedersehen</text:p>
            </text:list-item>
            <text:list-item>
              <text:p text:style-name="P1560"><text:span text:style-name="T1561">Poprawna odpowiedź: C) Gute Nacht</text:span></text:p>
            </text:list-item>
          </text:list>
        </text:list-item>
        <text:list-item>
          <text:p text:style-name="P1562"><text:span text:style-name="T1563">Kto napisał "Fausta"?</text:span></text:p>
          <text:soft-page-break/>
          <text:list text:continue-numbering="true">
            <text:list-item>
              <text:p text:style-name="P1564">A) Friedrich Schiller</text:p>
            </text:list-item>
            <text:list-item>
              <text:p text:style-name="P1565">B) Wolfgang Amadeus Mozart</text:p>
            </text:list-item>
            <text:list-item>
              <text:p text:style-name="P1566">C) Johann Wolfgang von Goethe</text:p>
            </text:list-item>
            <text:list-item>
              <text:p text:style-name="P1567">D) Bertolt Brecht</text:p>
            </text:list-item>
            <text:list-item>
              <text:p text:style-name="P1568"><text:span text:style-name="T1569">Poprawna odpowiedź: C) Johann Wolfgang von Goethe</text:span></text:p>
            </text:list-item>
          </text:list>
        </text:list-item>
        <text:list-item>
          <text:p text:style-name="P1570"><text:span text:style-name="T1571">Jak powiesz "Mam 30 lat" po niemiecku?</text:span></text:p>
          <text:list text:continue-numbering="true">
            <text:list-item>
              <text:p text:style-name="P1572">A) Ich bin dreißig Jahre alt</text:p>
            </text:list-item>
            <text:list-item>
              <text:p text:style-name="P1573">B) Ich habe dreißig Jahre</text:p>
            </text:list-item>
            <text:list-item>
              <text:p text:style-name="P1574">C) Ich bin dreißig Jahre</text:p>
            </text:list-item>
            <text:list-item>
              <text:p text:style-name="P1575">D) Ich habe dreißig</text:p>
            </text:list-item>
            <text:list-item>
              <text:p text:style-name="P1576"><text:span text:style-name="T1577">Poprawna odpowiedź: A) Ich bin dreißig Jahre alt</text:span></text:p>
            </text:list-item>
          </text:list>
        </text:list-item>
        <text:list-item>
          <text:p text:style-name="P1578"><text:span text:style-name="T1579">Który zamek w Niemczech zainspirował Walt Disneya do stworzenia Zamku Śpiącej Królewny?</text:span></text:p>
          <text:list text:continue-numbering="true">
            <text:list-item>
              <text:p text:style-name="P1580">A) Schloss Neuschwanstein</text:p>
            </text:list-item>
            <text:list-item>
              <text:p text:style-name="P1581">B) Burg Hohenzollern</text:p>
            </text:list-item>
            <text:list-item>
              <text:p text:style-name="P1582">C) Schloss Heidelberg</text:p>
            </text:list-item>
            <text:list-item>
              <text:p text:style-name="P1583">D) Burg Eltz</text:p>
            </text:list-item>
            <text:list-item>
              <text:p text:style-name="P1584"><text:span text:style-name="T1585">Poprawna odpowiedź: A) Schloss Neuschwanstein</text:span></text:p>
            </text:list-item>
          </text:list>
        </text:list-item>
        <text:list-item>
          <text:p text:style-name="P1586"><text:span text:style-name="T1587">Jakie tradycyjne danie niemieckie składa się z kiszonej kapusty?</text:span></text:p>
          <text:list text:continue-numbering="true">
            <text:list-item>
              <text:p text:style-name="P1588">A) Bratwurst</text:p>
            </text:list-item>
            <text:list-item>
              <text:p text:style-name="P1589">B) Sauerkraut</text:p>
            </text:list-item>
            <text:list-item>
              <text:p text:style-name="P1590">C) Schnitzel</text:p>
            </text:list-item>
            <text:list-item>
              <text:p text:style-name="P1591">D) Spätzle</text:p>
            </text:list-item>
            <text:list-item>
              <text:p text:style-name="P1592"><text:span text:style-name="T1593">Poprawna odpowiedź: B) Sauerkraut</text:span></text:p>
            </text:list-item>
          </text:list>
        </text:list-item>
        <text:list-item>
          <text:p text:style-name="P1594"><text:span text:style-name="T1595">Który niemiecki kompozytor jest znany z "Dziewiątej Symfonii"?</text:span></text:p>
          <text:list text:continue-numbering="true">
            <text:list-item>
              <text:p text:style-name="P1596">A) Johann Sebastian Bach</text:p>
            </text:list-item>
            <text:list-item>
              <text:p text:style-name="P1597">B) Ludwig van Beethoven</text:p>
            </text:list-item>
            <text:list-item>
              <text:p text:style-name="P1598">C) Richard Wagner</text:p>
            </text:list-item>
            <text:list-item>
              <text:p text:style-name="P1599">D) Johannes Brahms</text:p>
            </text:list-item>
            <text:list-item>
              <text:p text:style-name="P1600"><text:span text:style-name="T1601">Poprawna odpowiedź: B) Ludwig van Beethoven</text:span></text:p>
            </text:list-item>
          </text:list>
        </text:list-item>
        <text:list-item>
          <text:p text:style-name="P1602"><text:span text:style-name="T1603">Co oznacza niemieckie słowo "Bahn"?</text:span></text:p>
          <text:list text:continue-numbering="true">
            <text:list-item>
              <text:p text:style-name="P1604">A) Samochód</text:p>
            </text:list-item>
            <text:list-item>
              <text:p text:style-name="P1605">B) Droga</text:p>
            </text:list-item>
            <text:list-item>
              <text:p text:style-name="P1606">C) Rower</text:p>
            </text:list-item>
            <text:list-item>
              <text:p text:style-name="P1607">D) Pociąg</text:p>
            </text:list-item>
            <text:list-item>
              <text:p text:style-name="P1608"><text:span text:style-name="T1609">Poprawna odpowiedź: D) Pociąg</text:span></text:p>
            </text:list-item>
          </text:list>
        </text:list-item>
        <text:list-item>
          <text:p text:style-name="P1610"><text:span text:style-name="T1611">Jakiego wyrażenia użyjesz, gdy chcesz powiedzieć po niemiecku "Nie rozumiem"?</text:span></text:p>
          <text:list text:continue-numbering="true">
            <text:list-item>
              <text:p text:style-name="P1612">A) Ich verstehe nicht</text:p>
            </text:list-item>
            <text:list-item>
              <text:p text:style-name="P1613">B) Ich weiß nicht</text:p>
            </text:list-item>
            <text:list-item>
              <text:p text:style-name="P1614">C) Ich kann nicht</text:p>
            </text:list-item>
            <text:list-item>
              <text:p text:style-name="P1615">D) Ich höre nicht</text:p>
            </text:list-item>
            <text:list-item>
              <text:p text:style-name="P1616"><text:span text:style-name="T1617">Poprawna odpowiedź: A) Ich verstehe nicht</text:span></text:p>
            </text:list-item>
          </text:list>
        </text:list-item>
      </text:list>
      <text:h text:style-name="P1618" text:outline-level="3">Quiz 5: Angielski i Niemiecki - Idiomy i Wyrażenia</text:h>
      <text:list text:style-name="LFO16" text:continue-numbering="true">
        <text:list-item>
          <text:p text:style-name="P1619"><text:span text:style-name="T1620">Co oznacza angielski idiom 'It's raining cats and dogs'?</text:span></text:p>
          <text:list text:continue-numbering="true">
            <text:list-item>
              <text:p text:style-name="P1621">A) It's literally raining animals</text:p>
            </text:list-item>
            <text:list-item>
              <text:p text:style-name="P1622">B) It's raining very hard</text:p>
            </text:list-item>
            <text:list-item>
              <text:p text:style-name="P1623">C) It's a confusing situation</text:p>
            </text:list-item>
            <text:list-item>
              <text:p text:style-name="P1624">D) It's going to be a lucky day</text:p>
            </text:list-item>
            <text:list-item>
              <text:p text:style-name="P1625"><text:span text:style-name="T1626">Poprawna odpowiedź: B) It's raining very hard</text:span></text:p>
            </text:list-item>
          </text:list>
        </text:list-item>
        <text:list-item>
          <text:p text:style-name="P1627"><text:span text:style-name="T1628">Co oznacza niemieckie wyrażenie "Da steppt der Bär"?</text:span></text:p>
          <text:list text:continue-numbering="true">
            <text:list-item>
              <text:p text:style-name="P1629">A) It's very boring</text:p>
            </text:list-item>
            <text:list-item>
              <text:p text:style-name="P1630">B) It's extremely lively</text:p>
            </text:list-item>
            <text:list-item>
              <text:p text:style-name="P1631">C) There is a danger</text:p>
            </text:list-item>
            <text:list-item>
              <text:p text:style-name="P1632">D) It's very cold</text:p>
            </text:list-item>
            <text:list-item>
              <text:p text:style-name="P1633"><text:span text:style-name="T1634">Poprawna odpowiedź: B) It's extremely lively</text:span></text:p>
            </text:list-item>
          </text:list>
        </text:list-item>
        <text:list-item>
          <text:p text:style-name="P1635"><text:span text:style-name="T1636">Jaki angielski idiom opisuje sytuację, w której wszystko idzie źle?</text:span></text:p>
          <text:list text:continue-numbering="true">
            <text:list-item>
              <text:p text:style-name="P1637">A) Hit the nail on the head</text:p>
            </text:list-item>
            <text:list-item>
              <text:p text:style-name="P1638">B) When it rains, it pours</text:p>
            </text:list-item>
            <text:list-item>
              <text:p text:style-name="P1639">C) Cutting corners</text:p>
            </text:list-item>
            <text:list-item>
              <text:p text:style-name="P1640">D) Break a leg</text:p>
            </text:list-item>
            <text:list-item>
              <text:p text:style-name="P1641"><text:span text:style-name="T1642">Poprawna odpowiedź: B) When it rains, it pours</text:span></text:p>
            </text:list-item>
          </text:list>
        </text:list-item>
        <text:list-item>
          <text:p text:style-name="P1643"><text:span text:style-name="T1644">Jakie niemieckie wyrażenie użyjesz, mówiąc o czymś bardzo łatwym?</text:span></text:p>
          <text:list text:continue-numbering="true">
            <text:list-item>
              <text:p text:style-name="P1645">A) Das ist kein Zuckerschlecken</text:p>
            </text:list-item>
            <text:list-item>
              <text:p text:style-name="P1646">B) Das ist ein Kinderspiel</text:p>
            </text:list-item>
            <text:list-item>
              <text:p text:style-name="P1647">C) Ich verstehe nur Bahnhof</text:p>
            </text:list-item>
            <text:list-item>
              <text:p text:style-name="P1648">D) Das ist mir Wurst</text:p>
            </text:list-item>
            <text:list-item>
              <text:p text:style-name="P1649"><text:span text:style-name="T1650">Poprawna odpowiedź: B) Das ist ein Kinderspiel</text:span></text:p>
            </text:list-item>
          </text:list>
        </text:list-item>
        <text:list-item>
          <text:p text:style-name="P1651"><text:span text:style-name="T1652">Co oznacza angielski idiom 'Break the ice'?</text:span></text:p>
          <text:list text:continue-numbering="true">
            <text:list-item>
              <text:p text:style-name="P1653">A) To start a conflict</text:p>
            </text:list-item>
            <text:list-item>
              <text:p text:style-name="P1654">B) To cool down a situation</text:p>
            </text:list-item>
            <text:list-item>
              <text:p text:style-name="P1655">C) To initiate a conversation in a socially awkward situation</text:p>
            </text:list-item>
            <text:list-item>
              <text:p text:style-name="P1656">D) To literally break ice</text:p>
            </text:list-item>
            <text:list-item>
              <text:p text:style-name="P1657"><text:span text:style-name="T1658">Poprawna odpowiedź: C) To initiate a conversation in a socially awkward situation</text:span></text:p>
            </text:list-item>
          </text:list>
        </text:list-item>
        <text:list-item>
          <text:p text:style-name="P1659"><text:span text:style-name="T1660">Co oznacza niemieckie wyrażenie "Nicht alle Tassen im Schrank haben"?</text:span></text:p>
          <text:list text:continue-numbering="true">
            <text:list-item>
              <text:p text:style-name="P1661">A) To be very intelligent</text:p>
            </text:list-item>
            <text:list-item>
              <text:p text:style-name="P1662">B) To be crazy or silly</text:p>
            </text:list-item>
            <text:list-item>
              <text:p text:style-name="P1663">C) To be very organized</text:p>
            </text:list-item>
            <text:list-item>
              <text:p text:style-name="P1664">D) To be lucky</text:p>
            </text:list-item>
            <text:list-item>
              <text:p text:style-name="P1665"><text:span text:style-name="T1666">Poprawna odpowiedź: B) To be crazy or silly</text:span></text:p>
            </text:list-item>
          </text:list>
        </text:list-item>
        <text:list-item>
          <text:p text:style-name="P1667"><text:span text:style-name="T1668">Jaki angielski idiom można użyć, mówiąc o rzadkiej okazji?</text:span></text:p>
          <text:list text:continue-numbering="true">
            <text:list-item>
              <text:p text:style-name="P1669">A) Once in a blue moon</text:p>
            </text:list-item>
            <text:list-item>
              <text:p text:style-name="P1670">B) Spill the beans</text:p>
            </text:list-item>
            <text:list-item>
              <text:p text:style-name="P1671">C) Beat around the bush</text:p>
            </text:list-item>
            <text:list-item>
              <text:p text:style-name="P1672">D) Hit the sack</text:p>
            </text:list-item>
            <text:list-item>
              <text:p text:style-name="P1673"><text:span text:style-name="T1674">Poprawna odpowiedź: A) Once in a blue moon</text:span></text:p>
            </text:list-item>
          </text:list>
        </text:list-item>
        <text:list-item>
          <text:p text:style-name="P1675"><text:span text:style-name="T1676">Jak przetłumaczyć niemieckie wyrażenie "Ich verstehe nur Bahnhof"?</text:span></text:p>
          <text:list text:continue-numbering="true">
            <text:list-item>
              <text:p text:style-name="P1677">A) I only understand the basics</text:p>
            </text:list-item>
            <text:list-item>
              <text:p text:style-name="P1678">B) I don't understand anything</text:p>
            </text:list-item>
            <text:list-item>
              <text:p text:style-name="P1679">C) I understand everything</text:p>
            </text:list-item>
            <text:list-item>
              <text:p text:style-name="P1680">D) I understand only when I'm at the train station</text:p>
            </text:list-item>
            <text:list-item>
              <text:p text:style-name="P1681"><text:span text:style-name="T1682">Poprawna odpowiedź: B) I don't understand anything</text:span></text:p>
            </text:list-item>
          </text:list>
        </text:list-item>
        <text:list-item>
          <text:p text:style-name="P1683"><text:span text:style-name="T1684">Co oznacza angielski idiom 'To hit the nail on the head'?</text:span></text:p>
          <text:list text:continue-numbering="true">
            <text:list-item>
              <text:p text:style-name="P1685">A) To do something perfectly</text:p>
            </text:list-item>
            <text:list-item>
              <text:p text:style-name="P1686">B) To make a mistake</text:p>
            </text:list-item>
            <text:list-item>
              <text:p text:style-name="P1687">C) To start building something</text:p>
            </text:list-item>
            <text:list-item>
              <text:p text:style-name="P1688">D) To hurt oneself accidentally</text:p>
            </text:list-item>
            <text:list-item>
              <text:p text:style-name="P1689"><text:span text:style-name="T1690">Poprawna odpowiedź: A) To do something perfectly</text:span></text:p>
            </text:list-item>
          </text:list>
        </text:list-item>
        <text:list-item>
          <text:p text:style-name="P1691"><text:span text:style-name="T1692">Co oznacza niemieckie wyrażenie "Es ist nicht mein Bier"?</text:span></text:p>
          <text:list text:continue-numbering="true">
            <text:list-item>
              <text:p text:style-name="P1693">A) It's not my problem</text:p>
            </text:list-item>
            <text:list-item>
              <text:p text:style-name="P1694">B) It's not my favorite drink</text:p>
            </text:list-item>
            <text:list-item>
              <text:p text:style-name="P1695">C) I don't like beer</text:p>
            </text:list-item>
            <text:list-item>
              <text:p text:style-name="P1696">D) I don't drink alcohol</text:p>
            </text:list-item>
            <text:list-item>
              <text:p text:style-name="P1697"><text:span text:style-name="T1698">Poprawna odpowiedź: A) It's not my problem</text:span></text:p>
            </text:list-item>
            <text:list-item>
              <text:p text:style-name="P1699"/>
            </text:list-item>
          </text:list>
        </text:list-item>
      </text:list>
      <text:p text:style-name="P1700">SZKOŁA PODSTAWOWA</text:p>
      <text:h text:style-name="P1701" text:outline-level="3">Quiz 1: Matematyka</text:h>
      <text:list text:style-name="LFO20" text:continue-numbering="true">
        <text:list-item>
          <text:p text:style-name="P1702"><text:span text:style-name="T1703">Ile to jest 7 + 5?</text:span></text:p>
          <text:list text:continue-numbering="true">
            <text:list-item>
              <text:p text:style-name="P1704">A) 11</text:p>
            </text:list-item>
            <text:list-item>
              <text:p text:style-name="P1705">B) 12</text:p>
            </text:list-item>
            <text:list-item>
              <text:p text:style-name="P1706">C) 13</text:p>
            </text:list-item>
            <text:list-item>
              <text:p text:style-name="P1707">D) 14</text:p>
            </text:list-item>
            <text:list-item>
              <text:p text:style-name="P1708"><text:span text:style-name="T1709">Poprawna odpowiedź: B) 12</text:span></text:p>
            </text:list-item>
          </text:list>
        </text:list-item>
        <text:list-item>
          <text:p text:style-name="P1710"><text:span text:style-name="T1711">Co to jest kąt prosty?</text:span></text:p>
          <text:list text:continue-numbering="true">
            <text:list-item>
              <text:p text:style-name="P1712">A) Kąt o mierze 30 stopni</text:p>
            </text:list-item>
            <text:list-item>
              <text:p text:style-name="P1713">B) Kąt o mierze 90 stopni</text:p>
            </text:list-item>
            <text:list-item>
              <text:p text:style-name="P1714">C) Kąt o mierze 180 stopni</text:p>
            </text:list-item>
            <text:list-item>
              <text:p text:style-name="P1715">D) Kąt o mierze 360 stopni</text:p>
            </text:list-item>
            <text:list-item>
              <text:p text:style-name="P1716"><text:span text:style-name="T1717">Poprawna odpowiedź: B) Kąt o mierze 90 stopni</text:span></text:p>
            </text:list-item>
          </text:list>
        </text:list-item>
        <text:list-item>
          <text:p text:style-name="P1718"><text:span text:style-name="T1719">Która liczba jest większa, 50 czy -50?</text:span></text:p>
          <text:list text:continue-numbering="true">
            <text:list-item>
              <text:p text:style-name="P1720">A) 50</text:p>
            </text:list-item>
            <text:list-item>
              <text:p text:style-name="P1721">B) -50</text:p>
            </text:list-item>
            <text:list-item>
              <text:p text:style-name="P1722">C) Są równe</text:p>
            </text:list-item>
            <text:list-item>
              <text:p text:style-name="P1723">D) To zależy od sytuacji</text:p>
            </text:list-item>
            <text:list-item>
              <text:p text:style-name="P1724"><text:span text:style-name="T1725">Poprawna odpowiedź: A) 50</text:span></text:p>
            </text:list-item>
          </text:list>
        </text:list-item>
        <text:list-item>
          <text:p text:style-name="P1726"><text:span text:style-name="T1727">Jak nazywa się wynik dodawania?</text:span></text:p>
          <text:list text:continue-numbering="true">
            <text:list-item>
              <text:p text:style-name="P1728">A) Suma</text:p>
            </text:list-item>
            <text:list-item>
              <text:p text:style-name="P1729">B) Różnica</text:p>
            </text:list-item>
            <text:list-item>
              <text:p text:style-name="P1730">C) Iloczyn</text:p>
            </text:list-item>
            <text:list-item>
              <text:p text:style-name="P1731">D) Iloraz</text:p>
            </text:list-item>
            <text:list-item>
              <text:p text:style-name="P1732"><text:span text:style-name="T1733">Poprawna odpowiedź: A) Suma</text:span></text:p>
            </text:list-item>
          </text:list>
        </text:list-item>
        <text:list-item>
          <text:p text:style-name="P1734"><text:span text:style-name="T1735">Ile to jest 10% z 200?</text:span></text:p>
          <text:list text:continue-numbering="true">
            <text:list-item>
              <text:p text:style-name="P1736">A) 2</text:p>
            </text:list-item>
            <text:list-item>
              <text:p text:style-name="P1737">B) 10</text:p>
            </text:list-item>
            <text:list-item>
              <text:p text:style-name="P1738">C) 20</text:p>
            </text:list-item>
            <text:list-item>
              <text:p text:style-name="P1739">D) 200</text:p>
            </text:list-item>
            <text:list-item>
              <text:p text:style-name="P1740"><text:span text:style-name="T1741">Poprawna odpowiedź: C) 20</text:span></text:p>
            </text:list-item>
          </text:list>
        </text:list-item>
        <text:list-item>
          <text:p text:style-name="P1742"><text:span text:style-name="T1743">Jakie są trzy podstawowe jednostki długości w systemie metrycznym?</text:span></text:p>
          <text:soft-page-break/>
          <text:list text:continue-numbering="true">
            <text:list-item>
              <text:p text:style-name="P1744">A) Gram, litr, metr</text:p>
            </text:list-item>
            <text:list-item>
              <text:p text:style-name="P1745">B) Kilogram, mililitr, centymetr</text:p>
            </text:list-item>
            <text:list-item>
              <text:p text:style-name="P1746">C) Metr, centymetr, milimetr</text:p>
            </text:list-item>
            <text:list-item>
              <text:p text:style-name="P1747">D) Kilometr, metr, gram</text:p>
            </text:list-item>
            <text:list-item>
              <text:p text:style-name="P1748"><text:span text:style-name="T1749">Poprawna odpowiedź: C) Metr, centymetr, milimetr</text:span></text:p>
            </text:list-item>
          </text:list>
        </text:list-item>
        <text:list-item>
          <text:p text:style-name="P1750"><text:span text:style-name="T1751">Ile to jest 8 x 9?</text:span></text:p>
          <text:list text:continue-numbering="true">
            <text:list-item>
              <text:p text:style-name="P1752">A) 72</text:p>
            </text:list-item>
            <text:list-item>
              <text:p text:style-name="P1753">B) 81</text:p>
            </text:list-item>
            <text:list-item>
              <text:p text:style-name="P1754">C) 64</text:p>
            </text:list-item>
            <text:list-item>
              <text:p text:style-name="P1755">D) 89</text:p>
            </text:list-item>
            <text:list-item>
              <text:p text:style-name="P1756"><text:span text:style-name="T1757">Poprawna odpowiedź: A) 72</text:span></text:p>
            </text:list-item>
          </text:list>
        </text:list-item>
        <text:list-item>
          <text:p text:style-name="P1758"><text:span text:style-name="T1759">Co to jest połowa z połowy?</text:span></text:p>
          <text:list text:continue-numbering="true">
            <text:list-item>
              <text:p text:style-name="P1760">A) Ćwierć</text:p>
            </text:list-item>
            <text:list-item>
              <text:p text:style-name="P1761">B) Jedna trzecia</text:p>
            </text:list-item>
            <text:list-item>
              <text:p text:style-name="P1762">C) Dwie trzecie</text:p>
            </text:list-item>
            <text:list-item>
              <text:p text:style-name="P1763">D) Połowa</text:p>
            </text:list-item>
            <text:list-item>
              <text:p text:style-name="P1764"><text:span text:style-name="T1765">Poprawna odpowiedź: A) Ćwierć</text:span></text:p>
            </text:list-item>
          </text:list>
        </text:list-item>
        <text:list-item>
          <text:p text:style-name="P1766"><text:span text:style-name="T1767">Ile to jest 50 - 25?</text:span></text:p>
          <text:list text:continue-numbering="true">
            <text:list-item>
              <text:p text:style-name="P1768">A) 25</text:p>
            </text:list-item>
            <text:list-item>
              <text:p text:style-name="P1769">B) 20</text:p>
            </text:list-item>
            <text:list-item>
              <text:p text:style-name="P1770">C) 30</text:p>
            </text:list-item>
            <text:list-item>
              <text:p text:style-name="P1771">D) 35</text:p>
            </text:list-item>
            <text:list-item>
              <text:p text:style-name="P1772"><text:span text:style-name="T1773">Poprawna odpowiedź: A) 25</text:span></text:p>
            </text:list-item>
          </text:list>
        </text:list-item>
        <text:list-item>
          <text:p text:style-name="P1774"><text:span text:style-name="T1775">Ile to jest 3^2 (trzy do kwadratu)?</text:span></text:p>
          <text:list text:continue-numbering="true">
            <text:list-item>
              <text:p text:style-name="P1776">A) 6</text:p>
            </text:list-item>
            <text:list-item>
              <text:p text:style-name="P1777">B) 9</text:p>
            </text:list-item>
            <text:list-item>
              <text:p text:style-name="P1778">C) 12</text:p>
            </text:list-item>
            <text:list-item>
              <text:p text:style-name="P1779">D) 15</text:p>
            </text:list-item>
            <text:list-item>
              <text:p text:style-name="P1780"><text:span text:style-name="T1781">Poprawna odpowiedź: B) 9</text:span></text:p>
            </text:list-item>
          </text:list>
        </text:list-item>
      </text:list>
      <text:p text:style-name="P1782">Quiz 2: Język polski Jaki znak stawiamy na końcu zdania rozkazującego? A) Kropka B) Przecinek C) Wykrzyknik D) Pytajnik Poprawna odpowiedź: C) Wykrzyknik Co to jest rym? A) Powtórzenie tych samych liter na początku wersów B) Powtórzenie tych samych dźwięków na końcu wersów C) Użycie podobnego słownictwa w tekście D) Stosowanie powtórzeń słów Poprawna odpowiedź: B) Powtórzenie tych samych dźwięków na końcu wersów Jak nazywa się tekst pisany wierszem? A) Proza B) Poezja C) List D) Reportaż Poprawna odpowiedź: B) Poezja Co oznacza słowo "bajka"? A) Krótka opowieść dla dzieci z morałem B) Opowieść o duchach C) Staropolska pieśń D) Rodzaj ciasta dokoncz generowac</text:p>
      <text:p text:style-name="P1783">ChatGPT</text:p>
      <text:list text:style-name="LFO21" text:continue-numbering="true">
        <text:list-item>
          <text:p text:style-name="P1784"><text:span text:style-name="T1785">Poprawna odpowiedź: A) Krótka opowieść dla dzieci z morałem</text:span></text:p>
        </text:list-item>
      </text:list>
      <text:list text:style-name="LFO22" text:continue-numbering="true">
        <text:list-item>
          <text:p text:style-name="P1786"><text:span text:style-name="T1787">Co to jest antonim?</text:span></text:p>
          <text:list text:continue-numbering="true">
            <text:list-item>
              <text:p text:style-name="P1788">A) Słowo o przeciwnym znaczeniu</text:p>
            </text:list-item>
            <text:list-item>
              <text:p text:style-name="P1789">B) Słowo o takim samym znaczeniu</text:p>
            </text:list-item>
            <text:list-item>
              <text:p text:style-name="P1790">C) Słowo o podobnym brzmieniu</text:p>
            </text:list-item>
            <text:list-item>
              <text:p text:style-name="P1791">D) Słowo o skomplikowanym znaczeniu</text:p>
            </text:list-item>
            <text:list-item>
              <text:p text:style-name="P1792"><text:span text:style-name="T1793">Poprawna odpowiedź: A) Słowo o przeciwnym znaczeniu</text:span></text:p>
            </text:list-item>
          </text:list>
        </text:list-item>
        <text:list-item>
          <text:p text:style-name="P1794"><text:span text:style-name="T1795">Co to jest synonim?</text:span></text:p>
          <text:list text:continue-numbering="true">
            <text:list-item>
              <text:p text:style-name="P1796">A) Słowo o podobnym znaczeniu</text:p>
            </text:list-item>
            <text:list-item>
              <text:p text:style-name="P1797">B) Słowo o przeciwnym znaczeniu</text:p>
            </text:list-item>
            <text:list-item>
              <text:p text:style-name="P1798">C) Słowo o złożonym znaczeniu</text:p>
            </text:list-item>
            <text:list-item>
              <text:p text:style-name="P1799">D) Słowo o zróżnicowanym zastosowaniu</text:p>
            </text:list-item>
            <text:list-item>
              <text:p text:style-name="P1800"><text:span text:style-name="T1801">Poprawna odpowiedź: A) Słowo o podobnym znaczeniu</text:span></text:p>
            </text:list-item>
          </text:list>
        </text:list-item>
        <text:list-item>
          <text:p text:style-name="P1802"><text:span text:style-name="T1803">Jak nazywamy tekst, który opisuje wydarzenia z życia autora?</text:span></text:p>
          <text:list text:continue-numbering="true">
            <text:list-item>
              <text:p text:style-name="P1804">A) Powieść</text:p>
            </text:list-item>
            <text:list-item>
              <text:p text:style-name="P1805">B) Autobiografia</text:p>
            </text:list-item>
            <text:list-item>
              <text:p text:style-name="P1806">C) Bajka</text:p>
            </text:list-item>
            <text:list-item>
              <text:p text:style-name="P1807">D) Esej</text:p>
            </text:list-item>
            <text:list-item>
              <text:p text:style-name="P1808"><text:span text:style-name="T1809">Poprawna odpowiedź: B) Autobiografia</text:span></text:p>
            </text:list-item>
          </text:list>
        </text:list-item>
        <text:list-item>
          <text:p text:style-name="P1810"><text:span text:style-name="T1811">Co to jest fabuła?</text:span></text:p>
          <text:list text:continue-numbering="true">
            <text:list-item>
              <text:p text:style-name="P1812">A) Lista postaci w utworze literackim</text:p>
            </text:list-item>
            <text:list-item>
              <text:p text:style-name="P1813">B) Część książki</text:p>
            </text:list-item>
            <text:list-item>
              <text:p text:style-name="P1814">C) Zbiór wierszy</text:p>
            </text:list-item>
            <text:list-item>
              <text:p text:style-name="P1815">D) Szereg zdarzeń tworzących historię w utworze literackim</text:p>
            </text:list-item>
            <text:list-item>
              <text:p text:style-name="P1816"><text:span text:style-name="T1817">Poprawna odpowiedź: D) Szereg zdarzeń tworzących historię w utworze literackim</text:span></text:p>
            </text:list-item>
          </text:list>
        </text:list-item>
        <text:list-item>
          <text:p text:style-name="P1818"><text:span text:style-name="T1819">Jakiego znaku używamy do oddzielenia części zdania?</text:span></text:p>
          <text:list text:continue-numbering="true">
            <text:list-item>
              <text:p text:style-name="P1820">A) Kropki</text:p>
            </text:list-item>
            <text:list-item>
              <text:p text:style-name="P1821">B) Przecinka</text:p>
            </text:list-item>
            <text:list-item>
              <text:p text:style-name="P1822">C) Średnika</text:p>
            </text:list-item>
            <text:list-item>
              <text:p text:style-name="P1823">D) Dwukropka</text:p>
            </text:list-item>
            <text:list-item>
              <text:p text:style-name="P1824"><text:span text:style-name="T1825">Poprawna odpowiedź: B) Przecinka</text:span></text:p>
            </text:list-item>
          </text:list>
        </text:list-item>
        <text:list-item>
          <text:p text:style-name="P1826"><text:span text:style-name="T1827">Co to jest metafora?</text:span></text:p>
          <text:list text:continue-numbering="true">
            <text:list-item>
              <text:p text:style-name="P1828">A) Bezpośrednie porównanie</text:p>
            </text:list-item>
            <text:list-item>
              <text:p text:style-name="P1829">B) Przenośnia, w której mówimy o czymś jak o czymś innym</text:p>
            </text:list-item>
            <text:list-item>
              <text:p text:style-name="P1830">C) Wyolbrzymienie</text:p>
            </text:list-item>
            <text:list-item>
              <text:p text:style-name="P1831">D) Powtórzenie tego samego słowa</text:p>
            </text:list-item>
            <text:list-item>
              <text:p text:style-name="P1832"><text:span text:style-name="T1833">Poprawna odpowiedź: B) Przenośnia, w której mówimy o czymś jak o czymś innym</text:span></text:p>
            </text:list-item>
          </text:list>
        </text:list-item>
      </text:list>
      <text:h text:style-name="P1834" text:outline-level="3">Quiz 3: Przyroda</text:h>
      <text:list text:style-name="LFO23" text:continue-numbering="true">
        <text:list-item>
          <text:p text:style-name="P1835"><text:span text:style-name="T1836">Co to jest fotosynteza?</text:span></text:p>
          <text:list text:continue-numbering="true">
            <text:list-item>
              <text:p text:style-name="P1837">A) Proces oddychania u roślin</text:p>
            </text:list-item>
            <text:list-item>
              <text:p text:style-name="P1838">B) Proces, w którym rośliny wytwarzają pożywienie przy użyciu światła słonecznego</text:p>
            </text:list-item>
            <text:list-item>
              <text:p text:style-name="P1839">C) Proces rozkładu materii organicznej</text:p>
            </text:list-item>
            <text:list-item>
              <text:p text:style-name="P1840">D) Proces wchłaniania wody przez rośliny</text:p>
            </text:list-item>
            <text:list-item>
              <text:p text:style-name="P1841"><text:span text:style-name="T1842">Poprawna odpowiedź: B) Proces, w którym rośliny wytwarzają pożywienie przy użyciu światła słonecznego</text:span></text:p>
            </text:list-item>
          </text:list>
        </text:list-item>
        <text:list-item>
          <text:p text:style-name="P1843"><text:span text:style-name="T1844">Które zwierzę jest ssakiem?</text:span></text:p>
          <text:list text:continue-numbering="true">
            <text:list-item>
              <text:p text:style-name="P1845">A) Rekin</text:p>
            </text:list-item>
            <text:list-item>
              <text:p text:style-name="P1846">B) Delfin</text:p>
            </text:list-item>
            <text:list-item>
              <text:p text:style-name="P1847">C) Karp</text:p>
            </text:list-item>
            <text:list-item>
              <text:p text:style-name="P1848">D) Żaba</text:p>
            </text:list-item>
            <text:list-item>
              <text:p text:style-name="P1849"><text:span text:style-name="T1850">Poprawna odpowiedź: B) Delfin</text:span></text:p>
            </text:list-item>
          </text:list>
        </text:list-item>
        <text:list-item>
          <text:p text:style-name="P1851"><text:span text:style-name="T1852">Co to jest ekosystem?</text:span></text:p>
          <text:list text:continue-numbering="true">
            <text:list-item>
              <text:p text:style-name="P1853">A) Grupa organizmów żyjących w jednym środowisku</text:p>
            </text:list-item>
            <text:list-item>
              <text:p text:style-name="P1854">B) Wszystkie rośliny w lesie</text:p>
            </text:list-item>
            <text:list-item>
              <text:p text:style-name="P1855">C) Wszystko, co żyje w wodzie</text:p>
            </text:list-item>
            <text:list-item>
              <text:p text:style-name="P1856">D) Współzależność między organizmami żywymi a ich środowiskiem</text:p>
            </text:list-item>
            <text:list-item>
              <text:p text:style-name="P1857"><text:span text:style-name="T1858">Poprawna odpowiedź: D) Współzależność między organizmami żywymi a ich środowiskiem</text:span></text:p>
            </text:list-item>
          </text:list>
        </text:list-item>
        <text:list-item>
          <text:p text:style-name="P1859"><text:span text:style-name="T1860">Jak nazywa się największa planeta w naszym Układzie Słonecznym?</text:span></text:p>
          <text:list text:continue-numbering="true">
            <text:list-item>
              <text:p text:style-name="P1861">A) Ziemia</text:p>
            </text:list-item>
            <text:list-item>
              <text:p text:style-name="P1862">B) Mars</text:p>
            </text:list-item>
            <text:list-item>
              <text:p text:style-name="P1863">C) Jowisz</text:p>
            </text:list-item>
            <text:list-item>
              <text:p text:style-name="P1864">D) Saturn</text:p>
            </text:list-item>
            <text:list-item>
              <text:p text:style-name="P1865"><text:span text:style-name="T1866">Poprawna odpowiedź: C) Jowisz</text:span></text:p>
            </text:list-item>
          </text:list>
        </text:list-item>
        <text:list-item>
          <text:p text:style-name="P1867"><text:span text:style-name="T1868">Co to jest wulkan?</text:span></text:p>
          <text:list text:continue-numbering="true">
            <text:list-item>
              <text:p text:style-name="P1869">A) Góra, z której wypływa woda</text:p>
            </text:list-item>
            <text:list-item>
              <text:p text:style-name="P1870">B) Góra, z której wydobywa się lawa, popiół i gazy</text:p>
            </text:list-item>
            <text:list-item>
              <text:p text:style-name="P1871">C) Duża dziura w ziemi</text:p>
            </text:list-item>
            <text:list-item>
              <text:p text:style-name="P1872">D) Rodzaj skały</text:p>
            </text:list-item>
            <text:list-item>
              <text:p text:style-name="P1873"><text:span text:style-name="T1874">Poprawna odpowiedź: B) Góra, z której wydobywa się lawa, popiół i gazy</text:span></text:p>
            </text:list-item>
          </text:list>
        </text:list-item>
        <text:list-item>
          <text:p text:style-name="P1875"><text:span text:style-name="T1876">Które z poniższych jest źródłem odnawialnym?</text:span></text:p>
          <text:list text:continue-numbering="true">
            <text:list-item>
              <text:p text:style-name="P1877">A) Węgiel</text:p>
            </text:list-item>
            <text:list-item>
              <text:p text:style-name="P1878">B) Ropa naftowa</text:p>
            </text:list-item>
            <text:list-item>
              <text:p text:style-name="P1879">C) Wiatr</text:p>
            </text:list-item>
            <text:list-item>
              <text:p text:style-name="P1880">D) Gaz ziemny</text:p>
            </text:list-item>
            <text:list-item>
              <text:p text:style-name="P1881"><text:span text:style-name="T1882">Poprawna odpowiedź: C) Wiatr</text:span></text:p>
            </text:list-item>
          </text:list>
        </text:list-item>
        <text:list-item>
          <text:p text:style-name="P1883"><text:span text:style-name="T1884">Co jest główną przyczyną pór roku na Ziemi?</text:span></text:p>
          <text:soft-page-break/>
          <text:list text:continue-numbering="true">
            <text:list-item>
              <text:p text:style-name="P1885">A) Odległość Ziemi od Słońca</text:p>
            </text:list-item>
            <text:list-item>
              <text:p text:style-name="P1886">B) Kąt padania promieni słonecznych</text:p>
            </text:list-item>
            <text:list-item>
              <text:p text:style-name="P1887">C) Fazy księżyca</text:p>
            </text:list-item>
            <text:list-item>
              <text:p text:style-name="P1888">D) Obecność atmosfery</text:p>
            </text:list-item>
            <text:list-item>
              <text:p text:style-name="P1889"><text:span text:style-name="T1890">Poprawna odpowiedź: B) Kąt padania promieni słonecznych</text:span></text:p>
            </text:list-item>
          </text:list>
        </text:list-item>
        <text:list-item>
          <text:p text:style-name="P1891"><text:span text:style-name="T1892">Jak nazywa się nauka o skałach?</text:span></text:p>
          <text:list text:continue-numbering="true">
            <text:list-item>
              <text:p text:style-name="P1893">A) Ekologia</text:p>
            </text:list-item>
            <text:list-item>
              <text:p text:style-name="P1894">B) Geologia</text:p>
            </text:list-item>
            <text:list-item>
              <text:p text:style-name="P1895">C) Biologia</text:p>
            </text:list-item>
            <text:list-item>
              <text:p text:style-name="P1896">D) Astronomia</text:p>
            </text:list-item>
            <text:list-item>
              <text:p text:style-name="P1897"><text:span text:style-name="T1898">Poprawna odpowiedź: B) Geologia</text:span></text:p>
            </text:list-item>
          </text:list>
        </text:list-item>
        <text:list-item>
          <text:p text:style-name="P1899"><text:span text:style-name="T1900">Jakie są trzy stany skupienia wody?</text:span></text:p>
          <text:list text:continue-numbering="true">
            <text:list-item>
              <text:p text:style-name="P1901">A) Ciecz, gaz, metal</text:p>
            </text:list-item>
            <text:list-item>
              <text:p text:style-name="P1902">B) Ciecz, para, lod</text:p>
            </text:list-item>
            <text:list-item>
              <text:p text:style-name="P1903">C) Ciecz, gaz, skała</text:p>
            </text:list-item>
            <text:list-item>
              <text:p text:style-name="P1904">D) Metal, gaz, ciecz</text:p>
            </text:list-item>
            <text:list-item>
              <text:p text:style-name="P1905"><text:span text:style-name="T1906">Poprawna odpowiedź: B) Ciecz, para, lod</text:span></text:p>
            </text:list-item>
          </text:list>
        </text:list-item>
        <text:list-item>
          <text:p text:style-name="P1907"><text:span text:style-name="T1908">Co to jest fotosfera?</text:span></text:p>
          <text:list text:continue-numbering="true">
            <text:list-item>
              <text:p text:style-name="P1909">A) Zewnętrzna warstwa atmosfery Ziemi</text:p>
            </text:list-item>
            <text:list-item>
              <text:p text:style-name="P1910">B) Zewnętrzna warstwa Słońca, którą widzimy jako jego powierzchnię</text:p>
            </text:list-item>
            <text:list-item>
              <text:p text:style-name="P1911">C) Typ rośliny</text:p>
            </text:list-item>
            <text:list-item>
              <text:p text:style-name="P1912">D) Powierzchnia księżyca</text:p>
            </text:list-item>
            <text:list-item>
              <text:p text:style-name="P1913"><text:span text:style-name="T1914">Poprawna odpowiedź: B) Zewnętrzna warstwa Słońca, którą widzimy jako jego powierzchnię</text:span></text:p>
            </text:list-item>
          </text:list>
        </text:list-item>
      </text:list>
      <text:h text:style-name="P1915" text:outline-level="3">Quiz 4: Geografia</text:h>
      <text:list text:style-name="LFO24" text:continue-numbering="true">
        <text:list-item>
          <text:p text:style-name="P1916"><text:span text:style-name="T1917">Który kontynent jest największy pod względem powierzchni?</text:span></text:p>
          <text:list text:continue-numbering="true">
            <text:list-item>
              <text:p text:style-name="P1918">A) Afryka</text:p>
            </text:list-item>
            <text:list-item>
              <text:p text:style-name="P1919">B) Azja</text:p>
            </text:list-item>
            <text:list-item>
              <text:p text:style-name="P1920">C) Ameryka Północna</text:p>
            </text:list-item>
            <text:list-item>
              <text:p text:style-name="P1921">D) Europa</text:p>
            </text:list-item>
            <text:list-item>
              <text:p text:style-name="P1922"><text:span text:style-name="T1923">Poprawna odpowiedź: B) Azja</text:span></text:p>
            </text:list-item>
          </text:list>
        </text:list-item>
        <text:list-item>
          <text:p text:style-name="P1924"><text:span text:style-name="T1925">Co to jest równik?</text:span></text:p>
          <text:list text:continue-numbering="true">
            <text:list-item>
              <text:p text:style-name="P1926">A) Najdłuższa rzeka na świecie</text:p>
            </text:list-item>
            <text:list-item>
              <text:p text:style-name="P1927">B) Linia dzieląca Ziemię na półkulę północną i południową</text:p>
            </text:list-item>
            <text:list-item>
              <text:p text:style-name="P1928">C) Najwyższy szczyt górski</text:p>
            </text:list-item>
            <text:list-item>
              <text:p text:style-name="P1929">D) Typ klimatu</text:p>
            </text:list-item>
            <text:list-item>
              <text:p text:style-name="P1930"><text:span text:style-name="T1931">Poprawna odpowiedź: B) Linia dzieląca Ziemię na półkulę północną i południową</text:span></text:p>
            </text:list-item>
          </text:list>
        </text:list-item>
        <text:list-item>
          <text:p text:style-name="P1932"><text:span text:style-name="T1933">Które miasto jest stolicą Francji?</text:span></text:p>
          <text:list text:continue-numbering="true">
            <text:list-item>
              <text:p text:style-name="P1934">A) Londyn</text:p>
            </text:list-item>
            <text:list-item>
              <text:p text:style-name="P1935">B) Berlin</text:p>
            </text:list-item>
            <text:list-item>
              <text:p text:style-name="P1936">C) Madryt</text:p>
            </text:list-item>
            <text:list-item>
              <text:p text:style-name="P1937">D) Paryż</text:p>
            </text:list-item>
            <text:list-item>
              <text:p text:style-name="P1938"><text:span text:style-name="T1939">Poprawna odpowiedź: D) Paryż</text:span></text:p>
            </text:list-item>
          </text:list>
        </text:list-item>
        <text:list-item>
          <text:p text:style-name="P1940"><text:span text:style-name="T1941">Co to jest delta rzeki?</text:span></text:p>
          <text:list text:continue-numbering="true">
            <text:list-item>
              <text:p text:style-name="P1942">A) Miejsce, gdzie rzeka zaczyna swój bieg</text:p>
            </text:list-item>
            <text:list-item>
              <text:p text:style-name="P1943">B) Najgłębszy punkt rzeki</text:p>
            </text:list-item>
            <text:list-item>
              <text:p text:style-name="P1944">C) Miejsce, gdzie rzeka wpada do morza lub jeziora, tworząc rozgałęzione ujście</text:p>
            </text:list-item>
            <text:list-item>
              <text:p text:style-name="P1945">D) Szerokość rzeki</text:p>
            </text:list-item>
            <text:list-item>
              <text:p text:style-name="P1946"><text:span text:style-name="T1947">Poprawna odpowiedź: C) Miejsce, gdzie rzeka wpada do morza lub jeziora, tworząc rozgałęzione ujście</text:span></text:p>
            </text:list-item>
          </text:list>
        </text:list-item>
        <text:list-item>
          <text:p text:style-name="P1948"><text:span text:style-name="T1949">Jaki jest oficjalny język w Brazylii?</text:span></text:p>
          <text:list text:continue-numbering="true">
            <text:list-item>
              <text:p text:style-name="P1950">A) Hiszpański</text:p>
            </text:list-item>
            <text:list-item>
              <text:p text:style-name="P1951">B) Portugalski</text:p>
            </text:list-item>
            <text:list-item>
              <text:p text:style-name="P1952">C) Angielski</text:p>
            </text:list-item>
            <text:list-item>
              <text:p text:style-name="P1953">D) Francuski</text:p>
            </text:list-item>
            <text:list-item>
              <text:p text:style-name="P1954"><text:span text:style-name="T1955">Poprawna odpowiedź: B) Portugalski</text:span></text:p>
            </text:list-item>
          </text:list>
        </text:list-item>
        <text:list-item>
          <text:p text:style-name="P1956"><text:span text:style-name="T1957">Które z poniższych państw leży w Ameryce Południowej?</text:span></text:p>
          <text:list text:continue-numbering="true">
            <text:list-item>
              <text:p text:style-name="P1958">A) Meksyk</text:p>
            </text:list-item>
            <text:list-item>
              <text:p text:style-name="P1959">B) Hiszpania</text:p>
            </text:list-item>
            <text:list-item>
              <text:p text:style-name="P1960">C) Brazylia</text:p>
            </text:list-item>
            <text:list-item>
              <text:p text:style-name="P1961">D) Portugalia</text:p>
            </text:list-item>
            <text:list-item>
              <text:p text:style-name="P1962"><text:span text:style-name="T1963">Poprawna odpowiedź: C) Brazylia</text:span></text:p>
            </text:list-item>
          </text:list>
        </text:list-item>
        <text:list-item>
          <text:p text:style-name="P1964"><text:span text:style-name="T1965">Co to jest pustynia?</text:span></text:p>
          <text:list text:continue-numbering="true">
            <text:list-item>
              <text:p text:style-name="P1966">A) Obszar z dużą ilością opadów</text:p>
            </text:list-item>
            <text:list-item>
              <text:p text:style-name="P1967">B) Obszar o bardzo niskich temperaturach</text:p>
            </text:list-item>
            <text:list-item>
              <text:p text:style-name="P1968">C) Obszar o niskiej wilgotności i rzadkich opadach</text:p>
            </text:list-item>
            <text:list-item>
              <text:p text:style-name="P1969">D) Obszar gęsto zalesiony</text:p>
            </text:list-item>
            <text:list-item>
              <text:p text:style-name="P1970"><text:span text:style-name="T1971">Poprawna odpowiedź: C) Obszar o niskiej wilgotności i rzadkich opadach</text:span></text:p>
            </text:list-item>
          </text:list>
        </text:list-item>
        <text:list-item>
          <text:p text:style-name="P1972"><text:span text:style-name="T1973">Która rzeka przepływa przez Londyn?</text:span></text:p>
          <text:list text:continue-numbering="true">
            <text:list-item>
              <text:p text:style-name="P1974">A) Tamiza</text:p>
            </text:list-item>
            <text:list-item>
              <text:p text:style-name="P1975">B) Sekwana</text:p>
            </text:list-item>
            <text:list-item>
              <text:p text:style-name="P1976">C) Dunaj</text:p>
            </text:list-item>
            <text:list-item>
              <text:p text:style-name="P1977">D) Ren</text:p>
            </text:list-item>
            <text:list-item>
              <text:p text:style-name="P1978"><text:span text:style-name="T1979">Poprawna odpowiedź: A) Tamiza</text:span></text:p>
            </text:list-item>
          </text:list>
        </text:list-item>
        <text:list-item>
          <text:p text:style-name="P1980"><text:span text:style-name="T1981">Jak nazywa się linia, która oddziela Europę od Azji?</text:span></text:p>
          <text:list text:continue-numbering="true">
            <text:list-item>
              <text:p text:style-name="P1982">A) Linia ekwatora</text:p>
            </text:list-item>
            <text:list-item>
              <text:p text:style-name="P1983">B) Linia zmiany dat</text:p>
            </text:list-item>
            <text:list-item>
              <text:p text:style-name="P1984">C) Ural</text:p>
            </text:list-item>
            <text:list-item>
              <text:p text:style-name="P1985">D) Granica Schengen</text:p>
            </text:list-item>
            <text:list-item>
              <text:p text:style-name="P1986"><text:span text:style-name="T1987">Poprawna odpowiedź: C) Ural</text:span></text:p>
            </text:list-item>
          </text:list>
        </text:list-item>
        <text:list-item>
          <text:p text:style-name="P1988"><text:span text:style-name="T1989">Który zbiornik wodny jest największy na świecie?</text:span></text:p>
          <text:soft-page-break/>
          <text:list text:continue-numbering="true">
            <text:list-item>
              <text:p text:style-name="P1990">A) Morze Śródziemne</text:p>
            </text:list-item>
            <text:list-item>
              <text:p text:style-name="P1991">B) Ocean Atlantycki</text:p>
            </text:list-item>
            <text:list-item>
              <text:p text:style-name="P1992">C) Morze Czarne</text:p>
            </text:list-item>
            <text:list-item>
              <text:p text:style-name="P1993">D) Jezioro Bajkał</text:p>
            </text:list-item>
            <text:list-item>
              <text:p text:style-name="P1994"><text:span text:style-name="T1995">Poprawna odpowiedź: B) Ocean Atlantycki</text:span></text:p>
            </text:list-item>
          </text:list>
        </text:list-item>
      </text:list>
      <text:h text:style-name="P1996" text:outline-level="3">Quiz 5: Historia</text:h>
      <text:list text:style-name="LFO26" text:continue-numbering="true">
        <text:list-item>
          <text:p text:style-name="P1997"><text:span text:style-name="T1998">Kto odkrył Amerykę w 1492 roku?</text:span></text:p>
          <text:list text:continue-numbering="true">
            <text:list-item>
              <text:p text:style-name="P1999">A) Krzysztof Kolumb</text:p>
            </text:list-item>
            <text:list-item>
              <text:p text:style-name="P2000">B) Ferdynand Magellan</text:p>
            </text:list-item>
            <text:list-item>
              <text:p text:style-name="P2001">C) Marco Polo</text:p>
            </text:list-item>
            <text:list-item>
              <text:p text:style-name="P2002">D) Vasco da Gama</text:p>
            </text:list-item>
            <text:list-item>
              <text:p text:style-name="P2003"><text:span text:style-name="T2004">Poprawna odpowiedź: A) Krzysztof Kolumb</text:span></text:p>
            </text:list-item>
          </text:list>
        </text:list-item>
        <text:list-item>
          <text:p text:style-name="P2005"><text:span text:style-name="T2006">W jakim wieku miała miejsce Rewolucja Francuska?</text:span></text:p>
          <text:list text:continue-numbering="true">
            <text:list-item>
              <text:p text:style-name="P2007">A) XV wiek</text:p>
            </text:list-item>
            <text:list-item>
              <text:p text:style-name="P2008">B) XVI wiek</text:p>
            </text:list-item>
            <text:list-item>
              <text:p text:style-name="P2009">C) XVII wiek</text:p>
            </text:list-item>
            <text:list-item>
              <text:p text:style-name="P2010">D) XVIII wiek</text:p>
            </text:list-item>
            <text:list-item>
              <text:p text:style-name="P2011"><text:span text:style-name="T2012">Poprawna odpowiedź: D) XVIII wiek</text:span></text:p>
            </text:list-item>
          </text:list>
        </text:list-item>
        <text:list-item>
          <text:p text:style-name="P2013"><text:span text:style-name="T2014">Jakie państwo budowało piramidy?</text:span></text:p>
          <text:list text:continue-numbering="true">
            <text:list-item>
              <text:p text:style-name="P2015">A) Imperium Rzymskie</text:p>
            </text:list-item>
            <text:list-item>
              <text:p text:style-name="P2016">B) Starożytny Egipt</text:p>
            </text:list-item>
            <text:list-item>
              <text:p text:style-name="P2017">C) Starożytna Grecja</text:p>
            </text:list-item>
            <text:list-item>
              <text:p text:style-name="P2018">D) Cesarstwo Bizantyjskie</text:p>
            </text:list-item>
            <text:list-item>
              <text:p text:style-name="P2019"><text:span text:style-name="T2020">Poprawna odpowiedź: B) Starożytny Egipt</text:span></text:p>
            </text:list-item>
          </text:list>
        </text:list-item>
        <text:list-item>
          <text:p text:style-name="P2021"><text:span text:style-name="T2022">Co to jest Średniowiecze?</text:span></text:p>
          <text:list text:continue-numbering="true">
            <text:list-item>
              <text:p text:style-name="P2023">A) Okres w historii Europy między starożytnością a renesansem</text:p>
            </text:list-item>
            <text:list-item>
              <text:p text:style-name="P2024">B) Epoka odkryć geograficznych</text:p>
            </text:list-item>
            <text:list-item>
              <text:p text:style-name="P2025">C) Okres w historii przed wynalezieniem koła</text:p>
            </text:list-item>
            <text:list-item>
              <text:p text:style-name="P2026">D) Nazwa starożytnego państwa</text:p>
            </text:list-item>
            <text:list-item>
              <text:p text:style-name="P2027"><text:span text:style-name="T2028">Poprawna odpowiedź: A) Okres w historii Europy między starożytnością a renesansem</text:span></text:p>
            </text:list-item>
          </text:list>
        </text:list-item>
        <text:list-item>
          <text:p text:style-name="P2029"><text:span text:style-name="T2030">Kto był pierwszym prezydentem Stanów Zjednoczonych?</text:span></text:p>
          <text:list text:continue-numbering="true">
            <text:list-item>
              <text:p text:style-name="P2031">A) Abraham Lincoln</text:p>
            </text:list-item>
            <text:list-item>
              <text:p text:style-name="P2032">B) Thomas Jefferson</text:p>
            </text:list-item>
            <text:list-item>
              <text:p text:style-name="P2033">C) George Washington</text:p>
            </text:list-item>
            <text:list-item>
              <text:p text:style-name="P2034">D) John Adams</text:p>
            </text:list-item>
            <text:list-item>
              <text:p text:style-name="P2035"><text:span text:style-name="T2036">Poprawna odpowiedź: C) George Washington</text:span></text:p>
            </text:list-item>
          </text:list>
        </text:list-item>
        <text:list-item>
          <text:p text:style-name="P2037"><text:span text:style-name="T2038">Jak nazywała się znana polska królowa, która była także wielką księżną litewską?</text:span></text:p>
          <text:list text:continue-numbering="true">
            <text:list-item>
              <text:p text:style-name="P2039">A) Elżbieta Batory</text:p>
            </text:list-item>
            <text:list-item>
              <text:p text:style-name="P2040">B) Jadwiga Andegaweńska</text:p>
            </text:list-item>
            <text:list-item>
              <text:p text:style-name="P2041">C) Katarzyna Wielka</text:p>
            </text:list-item>
            <text:list-item>
              <text:p text:style-name="P2042">D) Maria Curie-Skłodowska</text:p>
            </text:list-item>
            <text:list-item>
              <text:p text:style-name="P2043"><text:span text:style-name="T2044">Poprawna odpowiedź: B) Jadwiga Andegaweńska</text:span></text:p>
            </text:list-item>
          </text:list>
        </text:list-item>
        <text:list-item>
          <text:p text:style-name="P2045"><text:span text:style-name="T2046">Kiedy Polska odzyskała niepodległość po rozbiorach?</text:span></text:p>
          <text:list text:continue-numbering="true">
            <text:list-item>
              <text:p text:style-name="P2047">A) 1918 rok</text:p>
            </text:list-item>
            <text:list-item>
              <text:p text:style-name="P2048">B) 1945 rok</text:p>
            </text:list-item>
            <text:list-item>
              <text:p text:style-name="P2049">C) 1989 rok</text:p>
            </text:list-item>
            <text:list-item>
              <text:p text:style-name="P2050">D) 1795 rok</text:p>
            </text:list-item>
            <text:list-item>
              <text:p text:style-name="P2051"><text:span text:style-name="T2052">Poprawna odpowiedź: A) 1918 rok</text:span></text:p>
            </text:list-item>
          </text:list>
        </text:list-item>
        <text:list-item>
          <text:p text:style-name="P2053"><text:span text:style-name="T2054">Co to była "Solidarność"?</text:span></text:p>
          <text:list text:continue-numbering="true">
            <text:list-item>
              <text:p text:style-name="P2055">A) Ruch oporu podczas II wojny światowej</text:p>
            </text:list-item>
            <text:list-item>
              <text:p text:style-name="P2056">B) Organizacja pomagająca biednym</text:p>
            </text:list-item>
            <text:list-item>
              <text:p text:style-name="P2057">C) Niezależny samorządny związek zawodowy, który miał duży wpływ na zmiany polityczne w Polsce</text:p>
            </text:list-item>
            <text:list-item>
              <text:p text:style-name="P2058">D) Nazwa polskiego ruchu hippisowskiego</text:p>
            </text:list-item>
            <text:list-item>
              <text:p text:style-name="P2059"><text:span text:style-name="T2060">Poprawna odpowiedź: C) Niezależny samorządny związek zawodowy, który miał duży wpływ na zmiany polityczne w Polsce</text:span></text:p>
            </text:list-item>
          </text:list>
        </text:list-item>
        <text:list-item>
          <text:p text:style-name="P2061"><text:span text:style-name="T2062">Kto był założycielem Imperium Mongolskiego?</text:span></text:p>
          <text:list text:continue-numbering="true">
            <text:list-item>
              <text:p text:style-name="P2063">A) Czyngis-chan</text:p>
            </text:list-item>
            <text:list-item>
              <text:p text:style-name="P2064">B) Kubilaj-chan</text:p>
            </text:list-item>
            <text:list-item>
              <text:p text:style-name="P2065">C) Timur Chromy</text:p>
            </text:list-item>
            <text:list-item>
              <text:p text:style-name="P2066">D) Aleksander Wielki</text:p>
            </text:list-item>
            <text:list-item>
              <text:p text:style-name="P2067"><text:span text:style-name="T2068">Poprawna odpowiedź: A) Czyngis-chan</text:span></text:p>
            </text:list-item>
          </text:list>
        </text:list-item>
        <text:list-item>
          <text:p text:style-name="P2069"><text:span text:style-name="T2070">Który dokument z 1215 roku ograniczył władzę króla Anglii i jest uważany za początek demokracji parlamentarnej?</text:span></text:p>
          <text:list text:continue-numbering="true">
            <text:list-item>
              <text:p text:style-name="P2071">A) Karta Praw</text:p>
            </text:list-item>
            <text:list-item>
              <text:p text:style-name="P2072">B) Deklaracja niepodległości</text:p>
            </text:list-item>
            <text:list-item>
              <text:p text:style-name="P2073">C) Magna Carta</text:p>
            </text:list-item>
            <text:list-item>
              <text:p text:style-name="P2074">D) Bill of Rights</text:p>
            </text:list-item>
            <text:list-item>
              <text:p text:style-name="P2075"><text:span text:style-name="T2076">Poprawna odpowiedź: C) Magna Carta</text:span></text:p>
            </text:list-item>
          </text:list>
        </text:list-item>
      </text:list>
      <text:p text:style-name="P2077">Szkola srednia</text:p>
      <text:h text:style-name="P2078" text:outline-level="3">Quiz 1: Matematyka - Algebra</text:h>
      <text:list text:style-name="LFO27" text:continue-numbering="true">
        <text:list-item>
          <text:p text:style-name="P2079"><text:span text:style-name="T2080">Ile wynosi pierwiastek kwadratowy z 144?</text:span></text:p>
          <text:list text:continue-numbering="true">
            <text:list-item>
              <text:p text:style-name="P2081">A) 12</text:p>
            </text:list-item>
            <text:list-item>
              <text:p text:style-name="P2082">B) 14</text:p>
            </text:list-item>
            <text:list-item>
              <text:p text:style-name="P2083">C) 16</text:p>
            </text:list-item>
            <text:list-item>
              <text:p text:style-name="P2084">D) 18</text:p>
            </text:list-item>
            <text:list-item>
              <text:p text:style-name="P2085"><text:span text:style-name="T2086">Poprawna odpowiedź: A) 12</text:span></text:p>
            </text:list-item>
          </text:list>
        </text:list-item>
        <text:list-item>
          <text:p text:style-name="P2087"><text:span text:style-name="T2088">Jeśli f(x) = 2x^2 + 3x - 5, jaki jest wynik f(2)?</text:span></text:p>
          <text:list text:continue-numbering="true">
            <text:list-item>
              <text:p text:style-name="P2089">A) 5</text:p>
            </text:list-item>
            <text:list-item>
              <text:p text:style-name="P2090">B) 7</text:p>
            </text:list-item>
            <text:list-item>
              <text:p text:style-name="P2091">C) 9</text:p>
            </text:list-item>
            <text:list-item>
              <text:p text:style-name="P2092">D) 11</text:p>
            </text:list-item>
            <text:list-item>
              <text:p text:style-name="P2093"><text:span text:style-name="T2094">Poprawna odpowiedź: C) 9</text:span></text:p>
            </text:list-item>
          </text:list>
        </text:list-item>
        <text:list-item>
          <text:p text:style-name="P2095"><text:span text:style-name="T2096">Jakie jest równanie prostej prostopadłej do prostej o równaniu y = 3x + 4, przechodzącej przez punkt (1, 2)?</text:span></text:p>
          <text:list text:continue-numbering="true">
            <text:list-item>
              <text:p text:style-name="P2097">A) y = -1/3x + 5/3</text:p>
            </text:list-item>
            <text:list-item>
              <text:p text:style-name="P2098">B) y = -1/3x + 7/3</text:p>
            </text:list-item>
            <text:list-item>
              <text:p text:style-name="P2099">C) y = 3x + 5</text:p>
            </text:list-item>
            <text:list-item>
              <text:p text:style-name="P2100">D) y = 1/3x + 2</text:p>
            </text:list-item>
            <text:list-item>
              <text:p text:style-name="P2101"><text:span text:style-name="T2102">Poprawna odpowiedź: B) y = -1/3x + 7/3</text:span></text:p>
            </text:list-item>
          </text:list>
        </text:list-item>
        <text:list-item>
          <text:p text:style-name="P2103"><text:span text:style-name="T2104">Rozwiąż równanie: 3x - 7 = 2x + 8</text:span></text:p>
          <text:list text:continue-numbering="true">
            <text:list-item>
              <text:p text:style-name="P2105">A) x = 1</text:p>
            </text:list-item>
            <text:list-item>
              <text:p text:style-name="P2106">B) x = 15</text:p>
            </text:list-item>
            <text:list-item>
              <text:p text:style-name="P2107">C) x = -15</text:p>
            </text:list-item>
            <text:list-item>
              <text:p text:style-name="P2108">D) x = -1</text:p>
            </text:list-item>
            <text:list-item>
              <text:p text:style-name="P2109"><text:span text:style-name="T2110">Poprawna odpowiedź: B) x = 15</text:span></text:p>
            </text:list-item>
          </text:list>
        </text:list-item>
        <text:list-item>
          <text:p text:style-name="P2111"><text:span text:style-name="T2112">Jaka jest ogólna postać równania kwadratowego?</text:span></text:p>
          <text:list text:continue-numbering="true">
            <text:list-item>
              <text:p text:style-name="P2113">A) ax^2 + bx + c = 0</text:p>
            </text:list-item>
            <text:list-item>
              <text:p text:style-name="P2114">B) ax + by = c</text:p>
            </text:list-item>
            <text:list-item>
              <text:p text:style-name="P2115">C) ax^3 + bx^2 + cx + d = 0</text:p>
            </text:list-item>
            <text:list-item>
              <text:p text:style-name="P2116">D) a(bx + c) = d</text:p>
            </text:list-item>
            <text:list-item>
              <text:p text:style-name="P2117"><text:span text:style-name="T2118">Poprawna odpowiedź: A) ax^2 + bx + c = 0</text:span></text:p>
            </text:list-item>
          </text:list>
        </text:list-item>
        <text:list-item>
          <text:p text:style-name="P2119"><text:span text:style-name="T2120">Jakie są rozwiązania równania x^2 - 5x + 6 = 0?</text:span></text:p>
          <text:list text:continue-numbering="true">
            <text:list-item>
              <text:p text:style-name="P2121">A) x = 1 lub x = 6</text:p>
            </text:list-item>
            <text:list-item>
              <text:p text:style-name="P2122">B) x = 2 lub x = 3</text:p>
            </text:list-item>
            <text:list-item>
              <text:p text:style-name="P2123">C) x = -2 lub x = 3</text:p>
            </text:list-item>
            <text:list-item>
              <text:p text:style-name="P2124">D) x = 1 lub x = -6</text:p>
            </text:list-item>
            <text:list-item>
              <text:p text:style-name="P2125"><text:span text:style-name="T2126">Poprawna odpowiedź: B) x = 2 lub x = 3</text:span></text:p>
            </text:list-item>
          </text:list>
        </text:list-item>
        <text:list-item>
          <text:p text:style-name="P2127"><text:span text:style-name="T2128">Jakie jest równanie prostej przechodzącej przez punkty (2, 3) i (4, 7)?</text:span></text:p>
          <text:soft-page-break/>
          <text:list text:continue-numbering="true">
            <text:list-item>
              <text:p text:style-name="P2129">A) y = 2x + 1</text:p>
            </text:list-item>
            <text:list-item>
              <text:p text:style-name="P2130">B) y = 2x - 1</text:p>
            </text:list-item>
            <text:list-item>
              <text:p text:style-name="P2131">C) y = x + 1</text:p>
            </text:list-item>
            <text:list-item>
              <text:p text:style-name="P2132">D) y = 3x + 2</text:p>
            </text:list-item>
            <text:list-item>
              <text:p text:style-name="P2133"><text:span text:style-name="T2134">Poprawna odpowiedź: A) y = 2x + 1</text:span></text:p>
            </text:list-item>
          </text:list>
        </text:list-item>
        <text:list-item>
          <text:p text:style-name="P2135"><text:span text:style-name="T2136">Jakie jest równanie prostej przechodzącej przez punkty (2, 3) i (4, 7)?</text:span></text:p>
          <text:list text:continue-numbering="true">
            <text:list-item>
              <text:p text:style-name="P2137">A) y = 2x + 1</text:p>
            </text:list-item>
            <text:list-item>
              <text:p text:style-name="P2138">B) y = 2x - 1</text:p>
            </text:list-item>
            <text:list-item>
              <text:p text:style-name="P2139">C) y = x + 1</text:p>
            </text:list-item>
            <text:list-item>
              <text:p text:style-name="P2140">D) y = 3x + 2</text:p>
            </text:list-item>
            <text:list-item>
              <text:p text:style-name="P2141"><text:span text:style-name="T2142">Poprawna odpowiedź: A) y = 2x + 1</text:span></text:p>
            </text:list-item>
          </text:list>
        </text:list-item>
        <text:list-item>
          <text:p text:style-name="P2143"><text:span text:style-name="T2144">Która z funkcji jest funkcją wykładniczą?</text:span></text:p>
          <text:list text:continue-numbering="true">
            <text:list-item>
              <text:p text:style-name="P2145">A) y = 2x^2</text:p>
            </text:list-item>
            <text:list-item>
              <text:p text:style-name="P2146">B) y = 2^x</text:p>
            </text:list-item>
            <text:list-item>
              <text:p text:style-name="P2147">C) y = x/2</text:p>
            </text:list-item>
            <text:list-item>
              <text:p text:style-name="P2148">D) y = x + 2</text:p>
            </text:list-item>
            <text:list-item>
              <text:p text:style-name="P2149"><text:span text:style-name="T2150">Poprawna odpowiedź: B) y = 2^x</text:span></text:p>
            </text:list-item>
          </text:list>
        </text:list-item>
        <text:list-item>
          <text:p text:style-name="P2151"><text:span text:style-name="T2152">Która z poniższych wartości jest miejscem zerowym funkcji y = x^2 - 4?</text:span></text:p>
          <text:list text:continue-numbering="true">
            <text:list-item>
              <text:p text:style-name="P2153">A) x = 0</text:p>
            </text:list-item>
            <text:list-item>
              <text:p text:style-name="P2154">B) x = 4</text:p>
            </text:list-item>
            <text:list-item>
              <text:p text:style-name="P2155">C) x = 2</text:p>
            </text:list-item>
            <text:list-item>
              <text:p text:style-name="P2156">D) x = -2</text:p>
            </text:list-item>
            <text:list-item>
              <text:p text:style-name="P2157"><text:span text:style-name="T2158">Poprawna odpowiedź: C) x = 2</text:span><text:span text:style-name="T2159"><text:s/>oraz<text:s/></text:span><text:span text:style-name="T2160">D) x = -2</text:span></text:p>
            </text:list-item>
          </text:list>
        </text:list-item>
        <text:list-item>
          <text:p text:style-name="P2161"><text:span text:style-name="T2162">Jakie jest równanie okręgu o środku w punkcie (3, -2) i promieniu 4?</text:span></text:p>
          <text:list text:continue-numbering="true">
            <text:list-item>
              <text:p text:style-name="P2163">A) (x - 3)^2 + (y + 2)^2 = 16</text:p>
            </text:list-item>
            <text:list-item>
              <text:p text:style-name="P2164">B) (x + 3)^2 + (y - 2)^2 = 16</text:p>
            </text:list-item>
            <text:list-item>
              <text:p text:style-name="P2165">C) (x - 3)^2 + (y + 2)^2 = 4</text:p>
            </text:list-item>
            <text:list-item>
              <text:p text:style-name="P2166">D) (x + 3)^2 + (y - 2)^2 = 4</text:p>
            </text:list-item>
            <text:list-item>
              <text:p text:style-name="P2167"><text:span text:style-name="T2168">Poprawna odpowiedź: A) (x - 3)^2 + (y + 2)^2 = 16</text:span></text:p>
            </text:list-item>
          </text:list>
        </text:list-item>
      </text:list>
      <text:h text:style-name="P2169" text:outline-level="3">Quiz 2: Chemia</text:h>
      <text:list text:style-name="LFO29" text:continue-numbering="true">
        <text:list-item>
          <text:p text:style-name="P2170"><text:span text:style-name="T2171">Który z wymienionych pierwiastków jest metalem alkalicznym?</text:span></text:p>
          <text:list text:continue-numbering="true">
            <text:list-item>
              <text:p text:style-name="P2172">A) Żelazo</text:p>
            </text:list-item>
            <text:list-item>
              <text:p text:style-name="P2173">B) Sód</text:p>
            </text:list-item>
            <text:list-item>
              <text:p text:style-name="P2174">C) Chlor</text:p>
            </text:list-item>
            <text:list-item>
              <text:p text:style-name="P2175">D) Tlen</text:p>
            </text:list-item>
            <text:list-item>
              <text:p text:style-name="P2176"><text:span text:style-name="T2177">Poprawna odpowiedź: B) Sód</text:span></text:p>
            </text:list-item>
          </text:list>
        </text:list-item>
        <text:list-item>
          <text:p text:style-name="P2178"><text:span text:style-name="T2179">Co to jest reakcja egzotermiczna?</text:span></text:p>
          <text:list text:continue-numbering="true">
            <text:list-item>
              <text:p text:style-name="P2180">A) Reakcja, która pochłania ciepło</text:p>
            </text:list-item>
            <text:list-item>
              <text:p text:style-name="P2181">B) Reakcja, która wydziela ciepło</text:p>
            </text:list-item>
            <text:list-item>
              <text:p text:style-name="P2182">C) Reakcja wymagająca światła</text:p>
            </text:list-item>
            <text:list-item>
              <text:p text:style-name="P2183">D) Reakcja wymagająca tlenu</text:p>
            </text:list-item>
            <text:list-item>
              <text:p text:style-name="P2184"><text:span text:style-name="T2185">Poprawna odpowiedź: B) Reakcja, która wydziela ciepło</text:span></text:p>
            </text:list-item>
          </text:list>
        </text:list-item>
        <text:list-item>
          <text:p text:style-name="P2186"><text:span text:style-name="T2187">Jaka jest liczba atomowa węgla?</text:span></text:p>
          <text:list text:continue-numbering="true">
            <text:list-item>
              <text:p text:style-name="P2188">A) 6</text:p>
            </text:list-item>
            <text:list-item>
              <text:p text:style-name="P2189">B) 8</text:p>
            </text:list-item>
            <text:list-item>
              <text:p text:style-name="P2190">C) 12</text:p>
            </text:list-item>
            <text:list-item>
              <text:p text:style-name="P2191">D) 14</text:p>
            </text:list-item>
            <text:list-item>
              <text:p text:style-name="P2192"><text:span text:style-name="T2193">Poprawna odpowiedź: A) 6</text:span></text:p>
            </text:list-item>
          </text:list>
        </text:list-item>
        <text:list-item>
          <text:p text:style-name="P2194"><text:span text:style-name="T2195">Który związek jest związkiem organicznym?</text:span></text:p>
          <text:list text:continue-numbering="true">
            <text:list-item>
              <text:p text:style-name="P2196">A) Woda</text:p>
            </text:list-item>
            <text:list-item>
              <text:p text:style-name="P2197">B) Benzyna</text:p>
            </text:list-item>
            <text:list-item>
              <text:p text:style-name="P2198">C) Sól kuchenna</text:p>
            </text:list-item>
            <text:list-item>
              <text:p text:style-name="P2199">D) Tlen</text:p>
            </text:list-item>
            <text:list-item>
              <text:p text:style-name="P2200"><text:span text:style-name="T2201">Poprawna odpowiedź: B) Benzyna</text:span></text:p>
            </text:list-item>
          </text:list>
        </text:list-item>
        <text:list-item>
          <text:p text:style-name="P2202"><text:span text:style-name="T2203">Co to jest redukcja w reakcjach redoks?</text:span></text:p>
          <text:soft-page-break/>
          <text:list text:continue-numbering="true">
            <text:list-item>
              <text:p text:style-name="P2204">A) Utrata elektronów</text:p>
            </text:list-item>
            <text:list-item>
              <text:p text:style-name="P2205">B) Przyjęcie elektronów</text:p>
            </text:list-item>
            <text:list-item>
              <text:p text:style-name="P2206">C) Utrata protonów</text:p>
            </text:list-item>
            <text:list-item>
              <text:p text:style-name="P2207">D) Przyjęcie protonów</text:p>
            </text:list-item>
            <text:list-item>
              <text:p text:style-name="P2208"><text:span text:style-name="T2209">Poprawna odpowiedź: B) Przyjęcie elektronów</text:span></text:p>
            </text:list-item>
          </text:list>
        </text:list-item>
        <text:list-item>
          <text:p text:style-name="P2210"><text:span text:style-name="T2211">Jakie są typy wiązań chemicznych?</text:span></text:p>
          <text:list text:continue-numbering="true">
            <text:list-item>
              <text:p text:style-name="P2212">A) Tylko kowalencyjne</text:p>
            </text:list-item>
            <text:list-item>
              <text:p text:style-name="P2213">B) Tylko jonowe</text:p>
            </text:list-item>
            <text:list-item>
              <text:p text:style-name="P2214">C) Kowalencyjne i jonowe</text:p>
            </text:list-item>
            <text:list-item>
              <text:p text:style-name="P2215">D) Kowalencyjne, jonowe i metaliczne</text:p>
            </text:list-item>
            <text:list-item>
              <text:p text:style-name="P2216"><text:span text:style-name="T2217">Poprawna odpowiedź: D) Kowalencyjne, jonowe i metaliczne</text:span></text:p>
            </text:list-item>
          </text:list>
        </text:list-item>
        <text:list-item>
          <text:p text:style-name="P2218"><text:span text:style-name="T2219">Który gaz jest głównym składnikiem powietrza?</text:span></text:p>
          <text:list text:continue-numbering="true">
            <text:list-item>
              <text:p text:style-name="P2220">A) Tlen</text:p>
            </text:list-item>
            <text:list-item>
              <text:p text:style-name="P2221">B) Azot</text:p>
            </text:list-item>
            <text:list-item>
              <text:p text:style-name="P2222">C) Dwutlenek węgla</text:p>
            </text:list-item>
            <text:list-item>
              <text:p text:style-name="P2223">D) Wodór</text:p>
            </text:list-item>
            <text:list-item>
              <text:p text:style-name="P2224"><text:span text:style-name="T2225">Poprawna odpowiedź: B) Azot</text:span></text:p>
            </text:list-item>
          </text:list>
        </text:list-item>
        <text:list-item>
          <text:p text:style-name="P2226"><text:span text:style-name="T2227">Jaki pierwiastek ma symbol 'Fe'?</text:span></text:p>
          <text:list text:continue-numbering="true">
            <text:list-item>
              <text:p text:style-name="P2228">A) Hel</text:p>
            </text:list-item>
            <text:list-item>
              <text:p text:style-name="P2229">B) Fluor</text:p>
            </text:list-item>
            <text:list-item>
              <text:p text:style-name="P2230">C) Żelazo</text:p>
            </text:list-item>
            <text:list-item>
              <text:p text:style-name="P2231">D) Franc</text:p>
            </text:list-item>
            <text:list-item>
              <text:p text:style-name="P2232"><text:span text:style-name="T2233">Poprawna odpowiedź: C) Żelazo</text:span></text:p>
            </text:list-item>
          </text:list>
        </text:list-item>
        <text:list-item>
          <text:p text:style-name="P2234"><text:span text:style-name="T2235">Co to jest pH?</text:span></text:p>
          <text:list text:continue-numbering="true">
            <text:list-item>
              <text:p text:style-name="P2236">A) Miara radioaktywności substancji</text:p>
            </text:list-item>
            <text:list-item>
              <text:p text:style-name="P2237">B) Miara siły jonowej roztworu</text:p>
            </text:list-item>
            <text:list-item>
              <text:p text:style-name="P2238">C) Miara kwasowości lub zasadowości roztworu</text:p>
            </text:list-item>
            <text:list-item>
              <text:p text:style-name="P2239">D) Miara temperatury topnienia</text:p>
            </text:list-item>
            <text:list-item>
              <text:p text:style-name="P2240"><text:span text:style-name="T2241">Poprawna odpowiedź: C) Miara kwasowości lub zasadowości roztworu</text:span></text:p>
            </text:list-item>
          </text:list>
        </text:list-item>
        <text:list-item>
          <text:p text:style-name="P2242"><text:span text:style-name="T2243">Co to jest osmoza?</text:span></text:p>
          <text:list text:continue-numbering="true">
            <text:list-item>
              <text:p text:style-name="P2244">A) Ruch cząsteczek z obszaru o niższym stężeniu do obszaru o wyższym stężeniu przez półprzepuszczalną membranę</text:p>
            </text:list-item>
            <text:list-item>
              <text:p text:style-name="P2245">B) Ruch jonów przez błonę komórkową</text:p>
            </text:list-item>
            <text:list-item>
              <text:p text:style-name="P2246">C) Dyfuzja gazów przez płyn</text:p>
            </text:list-item>
            <text:list-item>
              <text:p text:style-name="P2247">D) Proces katalizy</text:p>
            </text:list-item>
            <text:list-item>
              <text:p text:style-name="P2248"><text:span text:style-name="T2249">Poprawna odpowiedź: A) Ruch cząsteczek z obszaru o niższym stężeniu do obszaru o wyższym stężeniu przez półprzepuszczalną membranę</text:span></text:p>
            </text:list-item>
          </text:list>
        </text:list-item>
      </text:list>
      <text:h text:style-name="P2250" text:outline-level="3">Quiz 3: Fizyka</text:h>
      <text:list text:style-name="LFO31" text:continue-numbering="true">
        <text:list-item>
          <text:p text:style-name="P2251"><text:span text:style-name="T2252">Jaki jest wzór na prędkość średnią?</text:span></text:p>
          <text:list text:continue-numbering="true">
            <text:list-item>
              <text:p text:style-name="P2253">A) Prędkość = Droga / Czas</text:p>
            </text:list-item>
            <text:list-item>
              <text:p text:style-name="P2254">B) Prędkość = Czas / Droga</text:p>
            </text:list-item>
            <text:list-item>
              <text:p text:style-name="P2255">C) Prędkość = Droga x Czas</text:p>
            </text:list-item>
            <text:list-item>
              <text:p text:style-name="P2256">D) Prędkość = Czas x Droga</text:p>
            </text:list-item>
            <text:list-item>
              <text:p text:style-name="P2257"><text:span text:style-name="T2258">Poprawna odpowiedź: A) Prędkość = Droga / Czas</text:span></text:p>
            </text:list-item>
          </text:list>
        </text:list-item>
        <text:list-item>
          <text:p text:style-name="P2259"><text:span text:style-name="T2260">Co to jest przyspieszenie?</text:span></text:p>
          <text:list text:continue-numbering="true">
            <text:list-item>
              <text:p text:style-name="P2261">A) Zmiana prędkości przez czas</text:p>
            </text:list-item>
            <text:list-item>
              <text:p text:style-name="P2262">B) Zmiana drogi przez czas</text:p>
            </text:list-item>
            <text:list-item>
              <text:p text:style-name="P2263">C) Ilość przebytej drogi</text:p>
            </text:list-item>
            <text:list-item>
              <text:p text:style-name="P2264">D) Stała prędkość</text:p>
            </text:list-item>
            <text:list-item>
              <text:p text:style-name="P2265"><text:span text:style-name="T2266">Poprawna odpowiedź: A) Zmiana prędkości przez czas</text:span></text:p>
            </text:list-item>
          </text:list>
        </text:list-item>
        <text:list-item>
          <text:p text:style-name="P2267"><text:span text:style-name="T2268">Co to jest siła ciężkości?</text:span></text:p>
          <text:list text:continue-numbering="true">
            <text:list-item>
              <text:p text:style-name="P2269">A) Siła przyciągająca wszystkie obiekty do centrum Ziemi</text:p>
            </text:list-item>
            <text:list-item>
              <text:p text:style-name="P2270">B) Siła odpychająca obiekty od Ziemi</text:p>
            </text:list-item>
            <text:list-item>
              <text:p text:style-name="P2271">C) Siła działająca na wszystkie obiekty w kosmosie</text:p>
            </text:list-item>
            <text:list-item>
              <text:p text:style-name="P2272">D) Siła przyciągająca obiekty do Słońca</text:p>
            </text:list-item>
            <text:list-item>
              <text:p text:style-name="P2273"><text:span text:style-name="T2274">Poprawna odpowiedź: A) Siła przyciągająca wszystkie obiekty do centrum Ziemi</text:span></text:p>
            </text:list-item>
          </text:list>
        </text:list-item>
        <text:list-item>
          <text:p text:style-name="P2275"><text:span text:style-name="T2276">Co określa druga zasada dynamiki Newtona?</text:span></text:p>
          <text:list text:continue-numbering="true">
            <text:list-item>
              <text:p text:style-name="P2277">A) Siła jest równa masie razy przyspieszenie</text:p>
            </text:list-item>
            <text:list-item>
              <text:p text:style-name="P2278">B) Siła jest równa prędkości podzielonej przez czas</text:p>
            </text:list-item>
            <text:list-item>
              <text:p text:style-name="P2279">C) Działanie jest równoznaczne z reakcją</text:p>
            </text:list-item>
            <text:list-item>
              <text:p text:style-name="P2280">D) Ciało pozostaje w spoczynku lub ruchu jednostajnym prostoliniowym</text:p>
            </text:list-item>
            <text:list-item>
              <text:p text:style-name="P2281"><text:span text:style-name="T2282">Poprawna odpowiedź: A) Siła jest równa masie razy przyspieszenie</text:span></text:p>
            </text:list-item>
          </text:list>
        </text:list-item>
        <text:list-item>
          <text:p text:style-name="P2283"><text:span text:style-name="T2284">Jaki jest wzór na energię kinetyczną?</text:span></text:p>
          <text:list text:continue-numbering="true">
            <text:list-item>
              <text:p text:style-name="P2285"><text:span text:style-name="T2286">A)<text:s/></text:span><text:span text:style-name="T2287">��</text:span><text:span text:style-name="T2288">=1/2</text:span><text:span text:style-name="T2289">��</text:span><text:span text:style-name="T2290">2</text:span><text:span text:style-name="T2291">EK</text:span><text:span text:style-name="T2292">=1/2</text:span><text:span text:style-name="T2293">mv</text:span><text:span text:style-name="T2294">2</text:span></text:p>
            </text:list-item>
            <text:list-item>
              <text:p text:style-name="P2295"><text:span text:style-name="T2296">B)<text:s/></text:span><text:span text:style-name="T2297">��</text:span><text:span text:style-name="T2298">=</text:span><text:span text:style-name="T2299">��</text:span><text:span text:style-name="T2300">2</text:span><text:span text:style-name="T2301">EK</text:span><text:span text:style-name="T2302">=</text:span><text:span text:style-name="T2303">mv</text:span><text:span text:style-name="T2304">2</text:span></text:p>
            </text:list-item>
            <text:list-item>
              <text:p text:style-name="P2305"><text:span text:style-name="T2306">C)<text:s/></text:span><text:span text:style-name="T2307">��</text:span><text:span text:style-name="T2308">=1/2</text:span><text:span text:style-name="T2309">��</text:span><text:span text:style-name="T2310">EK</text:span><text:span text:style-name="T2311">=1/2</text:span><text:span text:style-name="T2312">mv</text:span></text:p>
            </text:list-item>
            <text:list-item>
              <text:p text:style-name="P2313"><text:span text:style-name="T2314">D)<text:s/></text:span><text:span text:style-name="T2315">��</text:span><text:span text:style-name="T2316">=</text:span><text:span text:style-name="T2317">��</text:span><text:span text:style-name="T2318">EK</text:span><text:span text:style-name="T2319">=</text:span><text:span text:style-name="T2320">mv</text:span></text:p>
            </text:list-item>
            <text:list-item>
              <text:p text:style-name="P2321"><text:span text:style-name="T2322">Poprawna odpowiedź: A)<text:s/></text:span><text:span text:style-name="T2323">��</text:span><text:span text:style-name="T2324">=1/2</text:span><text:span text:style-name="T2325">��</text:span><text:span text:style-name="T2326">2</text:span><text:span text:style-name="T2327">EK</text:span><text:span text:style-name="T2328">=1/2</text:span><text:span text:style-name="T2329">mv</text:span><text:span text:style-name="T2330">2</text:span></text:p>
            </text:list-item>
          </text:list>
        </text:list-item>
        <text:list-item>
          <text:p text:style-name="P2331"><text:span text:style-name="T2332">Co to jest wektor?</text:span></text:p>
          <text:list text:continue-numbering="true">
            <text:list-item>
              <text:p text:style-name="P2333">A) Wielkość mająca tylko wartość</text:p>
            </text:list-item>
            <text:list-item>
              <text:p text:style-name="P2334">B) Wielkość mająca tylko kierunek</text:p>
            </text:list-item>
            <text:list-item>
              <text:p text:style-name="P2335">C) Wielkość mająca wartość i kierunek</text:p>
            </text:list-item>
            <text:list-item>
              <text:p text:style-name="P2336">D) Wielkość mająca wartość i jednostkę</text:p>
            </text:list-item>
            <text:list-item>
              <text:p text:style-name="P2337"><text:span text:style-name="T2338">Poprawna odpowiedź: C) Wielkość mająca wartość i kierunek</text:span></text:p>
            </text:list-item>
          </text:list>
        </text:list-item>
        <text:list-item>
          <text:p text:style-name="P2339"><text:span text:style-name="T2340">Jakie zjawisko fizyczne tłumaczy prawa gazu idealnego?</text:span></text:p>
          <text:list text:continue-numbering="true">
            <text:list-item>
              <text:p text:style-name="P2341">A) Dyfuzja</text:p>
            </text:list-item>
            <text:list-item>
              <text:p text:style-name="P2342">B) Osmoza</text:p>
            </text:list-item>
            <text:list-item>
              <text:p text:style-name="P2343">C) Przewodnictwo</text:p>
            </text:list-item>
            <text:list-item>
              <text:p text:style-name="P2344">D) Ruch cząsteczek</text:p>
            </text:list-item>
            <text:list-item>
              <text:p text:style-name="P2345"><text:span text:style-name="T2346">Poprawna odpowiedź: D) Ruch cząsteczek</text:span></text:p>
            </text:list-item>
          </text:list>
        </text:list-item>
        <text:list-item>
          <text:p text:style-name="P2347"><text:span text:style-name="T2348">Co to jest indukcja elektromagnetyczna?</text:span></text:p>
          <text:list text:continue-numbering="true">
            <text:list-item>
              <text:p text:style-name="P2349">A) Generowanie prądu przez magnes</text:p>
            </text:list-item>
            <text:list-item>
              <text:p text:style-name="P2350">B) Generowanie prądu przez zmianę pola magnetycznego</text:p>
            </text:list-item>
            <text:list-item>
              <text:p text:style-name="P2351">C) Generowanie światła przez prąd</text:p>
            </text:list-item>
            <text:list-item>
              <text:p text:style-name="P2352">D) Generowanie ciepła przez prąd</text:p>
            </text:list-item>
            <text:list-item>
              <text:p text:style-name="P2353"><text:span text:style-name="T2354">Poprawna odpowiedź: B) Generowanie prądu przez zmianę pola magnetycznego</text:span></text:p>
            </text:list-item>
          </text:list>
        </text:list-item>
        <text:list-item>
          <text:p text:style-name="P2355"><text:span text:style-name="T2356">Co to jest amplituda fali?</text:span></text:p>
          <text:list text:continue-numbering="true">
            <text:list-item>
              <text:p text:style-name="P2357">A) Największa odległość między szczytem fali a jej równowagą</text:p>
            </text:list-item>
            <text:list-item>
              <text:p text:style-name="P2358">B) Długość fali</text:p>
            </text:list-item>
            <text:list-item>
              <text:p text:style-name="P2359">C) Częstotliwość fali</text:p>
            </text:list-item>
            <text:list-item>
              <text:p text:style-name="P2360">D) Szybkość rozchodzenia się fali</text:p>
            </text:list-item>
            <text:list-item>
              <text:p text:style-name="P2361"><text:span text:style-name="T2362">Poprawna odpowiedź: A) Największa odległość między szczytem fali a jej równowagą</text:span></text:p>
            </text:list-item>
          </text:list>
        </text:list-item>
        <text:list-item>
          <text:p text:style-name="P2363">Ciało jest w ruchu,jeżeli w miarę upływu czasu zmienia się położenie względem:</text:p>
        </text:list-item>
        <text:list-item>
          <text:p text:style-name="P2364">a-przyjetego układu odniesienia</text:p>
        </text:list-item>
        <text:list-item>
          <text:p text:style-name="P2365">b-siebie</text:p>
        </text:list-item>
        <text:list-item>
          <text:p text:style-name="P2366">c-Słońca</text:p>
        </text:list-item>
        <text:list-item>
          <text:p text:style-name="P2367">d-połozenie nie zmienia się</text:p>
        </text:list-item>
        <text:list-item>
          <text:p text:style-name="P2368">odp: a)</text:p>
        </text:list-item>
      </text:list>
      <text:h text:style-name="P2369" text:outline-level="3">Quiz 4: Biologia</text:h>
      <text:list text:style-name="LFO34" text:continue-numbering="true">
        <text:list-item>
          <text:p text:style-name="P2370"><text:span text:style-name="T2371">Co to jest fotosynteza?</text:span></text:p>
          <text:list text:continue-numbering="true">
            <text:list-item>
              <text:p text:style-name="P2372">A) Proces, w którym rośliny wytwarzają tlen</text:p>
            </text:list-item>
            <text:list-item>
              <text:p text:style-name="P2373">B) Proces, w którym rośliny wytwarzają dwutlenek węgla</text:p>
            </text:list-item>
            <text:list-item>
              <text:p text:style-name="P2374">C) Proces, w którym rośliny przekształcają światło słoneczne na energię chemiczną</text:p>
            </text:list-item>
            <text:list-item>
              <text:p text:style-name="P2375">D) Proces, w którym rośliny zużywają tlen</text:p>
            </text:list-item>
            <text:list-item>
              <text:p text:style-name="P2376"><text:span text:style-name="T2377">Poprawna odpowiedź: C) Proces, w którym rośliny przekształcają światło słoneczne na energię chemiczną</text:span></text:p>
            </text:list-item>
          </text:list>
        </text:list-item>
        <text:list-item>
          <text:p text:style-name="P2378"><text:span text:style-name="T2379">Co to są enzymy?</text:span></text:p>
          <text:list text:continue-numbering="true">
            <text:list-item>
              <text:p text:style-name="P2380">A) Cząsteczki przechowujące informacje genetyczne</text:p>
            </text:list-item>
            <text:list-item>
              <text:p text:style-name="P2381">B) Białka przyspieszające reakcje chemiczne</text:p>
            </text:list-item>
            <text:list-item>
              <text:p text:style-name="P2382">C) Cząsteczki transportujące tlen</text:p>
            </text:list-item>
            <text:list-item>
              <text:p text:style-name="P2383">D) Węglowodany dostarczające energii</text:p>
            </text:list-item>
            <text:list-item>
              <text:p text:style-name="P2384"><text:span text:style-name="T2385">Poprawna odpowiedź: B) Białka przyspieszające reakcje chemiczne</text:span></text:p>
            </text:list-item>
          </text:list>
        </text:list-item>
        <text:list-item>
          <text:p text:style-name="P2386"><text:span text:style-name="T2387">Co to jest mitoza?</text:span></text:p>
          <text:list text:continue-numbering="true">
            <text:list-item>
              <text:p text:style-name="P2388">A) Proces, w którym komórka dzieli się na dwie identyczne komórki</text:p>
            </text:list-item>
            <text:list-item>
              <text:p text:style-name="P2389">B) Proces tworzenia gamet</text:p>
            </text:list-item>
            <text:list-item>
              <text:p text:style-name="P2390">C) Proces wymiany materiału genetycznego między komórkami</text:p>
            </text:list-item>
            <text:list-item>
              <text:p text:style-name="P2391">D) Proces rozpadu komórki</text:p>
            </text:list-item>
            <text:list-item>
              <text:p text:style-name="P2392"><text:span text:style-name="T2393">Poprawna odpowiedź: A) Proces, w którym komórka dzieli się na dwie identyczne komórki</text:span></text:p>
            </text:list-item>
          </text:list>
        </text:list-item>
        <text:list-item>
          <text:p text:style-name="P2394"><text:span text:style-name="T2395">Jaką funkcję pełnią chloroplasty?</text:span></text:p>
          <text:list text:continue-numbering="true">
            <text:list-item>
              <text:p text:style-name="P2396">A) Produkują energię w formie ATP</text:p>
            </text:list-item>
            <text:list-item>
              <text:p text:style-name="P2397">B) Przekształcają energię świetlną w energię chemiczną</text:p>
            </text:list-item>
            <text:list-item>
              <text:p text:style-name="P2398">C) Rozkładają cukry, uwalniając energię</text:p>
            </text:list-item>
            <text:list-item>
              <text:p text:style-name="P2399">D) Składają białka z aminokwasów</text:p>
            </text:list-item>
            <text:list-item>
              <text:p text:style-name="P2400"><text:span text:style-name="T2401">Poprawna odpowiedź: B) Przekształcają energię świetlną w energię chemiczną</text:span></text:p>
            </text:list-item>
          </text:list>
        </text:list-item>
        <text:list-item>
          <text:p text:style-name="P2402"><text:span text:style-name="T2403">Jak nazywa się proces, w którym DNA jest kopiowane przed podziałem komórki?</text:span></text:p>
          <text:list text:continue-numbering="true">
            <text:list-item>
              <text:p text:style-name="P2404">A) Transkrypcja</text:p>
            </text:list-item>
            <text:list-item>
              <text:p text:style-name="P2405">B) Translacja</text:p>
            </text:list-item>
            <text:list-item>
              <text:p text:style-name="P2406">C) Replikacja</text:p>
            </text:list-item>
            <text:list-item>
              <text:p text:style-name="P2407">D) Redukcja</text:p>
            </text:list-item>
            <text:list-item>
              <text:p text:style-name="P2408"><text:span text:style-name="T2409">Poprawna odpowiedź: C) Replikacja</text:span></text:p>
            </text:list-item>
          </text:list>
        </text:list-item>
      </text:list>
      <text:p text:style-name="P2410"/>
      <text:list text:style-name="LFO36" text:continue-numbering="true">
        <text:list-item>
          <text:p text:style-name="P2411"><text:span text:style-name="T2412">Co to jest mitoza?</text:span></text:p>
          <text:list text:continue-numbering="true">
            <text:list-item>
              <text:p text:style-name="P2413">A) Proces, w którym komórka dzieli się na dwie identyczne komórki</text:p>
            </text:list-item>
            <text:list-item>
              <text:p text:style-name="P2414">B) Proces tworzenia gamet</text:p>
            </text:list-item>
            <text:list-item>
              <text:p text:style-name="P2415">C) Proces wymiany materiału genetycznego między komórkami</text:p>
            </text:list-item>
            <text:list-item>
              <text:p text:style-name="P2416">D) Proces rozpadu komórki</text:p>
            </text:list-item>
            <text:list-item>
              <text:p text:style-name="P2417"><text:span text:style-name="T2418">Poprawna odpowiedź: A) Proces, w którym komórka dzieli się na dwie identyczne komórki</text:span></text:p>
            </text:list-item>
          </text:list>
        </text:list-item>
        <text:list-item>
          <text:p text:style-name="P2419"><text:span text:style-name="T2420">Jaką funkcję pełnią chloroplasty?</text:span></text:p>
          <text:list text:continue-numbering="true">
            <text:list-item>
              <text:p text:style-name="P2421">A) Produkują energię w formie ATP</text:p>
            </text:list-item>
            <text:list-item>
              <text:p text:style-name="P2422">B) Przekształcają energię świetlną w energię chemiczną</text:p>
            </text:list-item>
            <text:list-item>
              <text:p text:style-name="P2423">C) Rozkładają cukry, uwalniając energię</text:p>
            </text:list-item>
            <text:list-item>
              <text:p text:style-name="P2424">D) Składają białka z aminokwasów</text:p>
            </text:list-item>
            <text:list-item>
              <text:p text:style-name="P2425"><text:span text:style-name="T2426">Poprawna odpowiedź: B) Przekształcają energię świetlną w energię chemiczną</text:span></text:p>
            </text:list-item>
          </text:list>
        </text:list-item>
        <text:list-item>
          <text:p text:style-name="P2427"><text:span text:style-name="T2428">Jak nazywa się proces, w którym DNA jest kopiowane przed podziałem komórki?</text:span></text:p>
          <text:list text:continue-numbering="true">
            <text:list-item>
              <text:p text:style-name="P2429">A) Transkrypcja</text:p>
            </text:list-item>
            <text:list-item>
              <text:p text:style-name="P2430">B) Translacja</text:p>
            </text:list-item>
            <text:list-item>
              <text:p text:style-name="P2431">C) Replikacja</text:p>
            </text:list-item>
            <text:list-item>
              <text:p text:style-name="P2432">D) Redukcja</text:p>
            </text:list-item>
            <text:list-item>
              <text:p text:style-name="P2433"><text:span text:style-name="T2434">Poprawna odpowiedź: C) Replikacja</text:span></text:p>
            </text:list-item>
          </text:list>
        </text:list-item>
        <text:list-item>
          <text:p text:style-name="P2435"><text:span text:style-name="T2436">Co to są organella?</text:span></text:p>
          <text:list text:continue-numbering="true">
            <text:list-item>
              <text:p text:style-name="P2437">A) Małe narządy wewnątrz komórki</text:p>
            </text:list-item>
            <text:list-item>
              <text:p text:style-name="P2438">B) Struktury odpowiedzialne za oddychanie komórkowe</text:p>
            </text:list-item>
            <text:list-item>
              <text:p text:style-name="P2439">C) Cząsteczki przenoszące informacje genetyczne</text:p>
            </text:list-item>
            <text:list-item>
              <text:p text:style-name="P2440">D) Białka odpowiedzialne za ruch komórki</text:p>
            </text:list-item>
            <text:list-item>
              <text:p text:style-name="P2441"><text:span text:style-name="T2442">Poprawna odpowiedź: A) Małe narządy wewnątrz komórki</text:span></text:p>
            </text:list-item>
          </text:list>
        </text:list-item>
        <text:list-item>
          <text:p text:style-name="P2443"><text:span text:style-name="T2444">Które stwierdzenie najlepiej opisuje funkcję błony komórkowej?</text:span></text:p>
          <text:list text:continue-numbering="true">
            <text:list-item>
              <text:p text:style-name="P2445">A) Jest półprzepuszczalną barierą regulującą transport substancji do i z komórki</text:p>
            </text:list-item>
            <text:list-item>
              <text:p text:style-name="P2446">B) Wytwarza energię dla komórki poprzez fotosyntezę</text:p>
            </text:list-item>
            <text:list-item>
              <text:p text:style-name="P2447">C) Chroni komórkę przed uszkodzeniami mechanicznymi</text:p>
            </text:list-item>
            <text:list-item>
              <text:p text:style-name="P2448">D) Jest miejscem syntezy białek</text:p>
            </text:list-item>
            <text:list-item>
              <text:p text:style-name="P2449"><text:span text:style-name="T2450">Poprawna odpowiedź: A) Jest półprzepuszczalną barierą regulującą transport substancji do i z komórki</text:span></text:p>
            </text:list-item>
          </text:list>
        </text:list-item>
        <text:list-item>
          <text:p text:style-name="P2451"><text:span text:style-name="T2452">Co to jest ekosystem?</text:span></text:p>
          <text:list text:continue-numbering="true">
            <text:list-item>
              <text:p text:style-name="P2453">A) Wszystkie rośliny w danym obszarze</text:p>
            </text:list-item>
            <text:list-item>
              <text:p text:style-name="P2454">B) Wszystkie zwierzęta żyjące w danym środowisku</text:p>
            </text:list-item>
            <text:list-item>
              <text:p text:style-name="P2455">C) Współzależność między organizmami żywymi a ich otoczeniem</text:p>
            </text:list-item>
            <text:list-item>
              <text:p text:style-name="P2456">D) Typ krajobrazu charakterystyczny dla regionu</text:p>
            </text:list-item>
            <text:list-item>
              <text:p text:style-name="P2457"><text:span text:style-name="T2458">Poprawna odpowiedź: C) Współzależność między organizmami żywymi a ich otoczeniem</text:span></text:p>
            </text:list-item>
          </text:list>
        </text:list-item>
        <text:list-item>
          <text:p text:style-name="P2459"><text:span text:style-name="T2460">Jak nazywa się zjawisko przemieszczania się alleli między populacjami?</text:span></text:p>
          <text:list text:continue-numbering="true">
            <text:list-item>
              <text:p text:style-name="P2461">A) Migracja</text:p>
            </text:list-item>
            <text:list-item>
              <text:p text:style-name="P2462">B) Przepływ genów</text:p>
            </text:list-item>
            <text:list-item>
              <text:p text:style-name="P2463">C) Dobór naturalny</text:p>
            </text:list-item>
            <text:list-item>
              <text:p text:style-name="P2464">D) Mutacja</text:p>
            </text:list-item>
            <text:list-item>
              <text:p text:style-name="P2465"><text:span text:style-name="T2466">Poprawna odpowiedź: B) Przepływ genów</text:span></text:p>
            </text:list-item>
          </text:list>
        </text:list-item>
      </text:list>
      <text:h text:style-name="P2467" text:outline-level="3">Quiz 5: Geografia</text:h>
      <text:list text:style-name="LFO37" text:continue-numbering="true">
        <text:list-item>
          <text:p text:style-name="P2468"><text:span text:style-name="T2469">Co to jest archipelag?</text:span></text:p>
          <text:list text:continue-numbering="true">
            <text:list-item>
              <text:p text:style-name="P2470">A) Płaska równina w centralnej części kontynentu</text:p>
            </text:list-item>
            <text:list-item>
              <text:p text:style-name="P2471">B) Grupa wysp</text:p>
            </text:list-item>
            <text:list-item>
              <text:p text:style-name="P2472">C) Wysoki szczyt górski</text:p>
            </text:list-item>
            <text:list-item>
              <text:p text:style-name="P2473">D) Wąski przesmyk łączący dwa lądy</text:p>
            </text:list-item>
            <text:list-item>
              <text:p text:style-name="P2474"><text:span text:style-name="T2475">Poprawna odpowiedź: B) Grupa wysp</text:span></text:p>
            </text:list-item>
          </text:list>
        </text:list-item>
        <text:list-item>
          <text:p text:style-name="P2476"><text:span text:style-name="T2477">Co bada geomorfologia?</text:span></text:p>
          <text:list text:continue-numbering="true">
            <text:list-item>
              <text:p text:style-name="P2478">A) Klimat i jego zmiany</text:p>
            </text:list-item>
            <text:list-item>
              <text:p text:style-name="P2479">B) Rzeźbę terenu i jej powstawanie</text:p>
            </text:list-item>
            <text:list-item>
              <text:p text:style-name="P2480">C) Warstwy atmosferyczne</text:p>
            </text:list-item>
            <text:list-item>
              <text:p text:style-name="P2481">D) Wody powierzchniowe i podziemne</text:p>
            </text:list-item>
            <text:list-item>
              <text:p text:style-name="P2482"><text:span text:style-name="T2483">Poprawna odpowiedź: B) Rzeźbę terenu i jej powstawanie</text:span></text:p>
            </text:list-item>
          </text:list>
        </text:list-item>
        <text:list-item>
          <text:p text:style-name="P2484"><text:span text:style-name="T2485">Jaka jest główna przyczyna ruchów tektonicznych płyt?</text:span></text:p>
          <text:list text:continue-numbering="true">
            <text:list-item>
              <text:p text:style-name="P2486">A) Erozja</text:p>
            </text:list-item>
            <text:list-item>
              <text:p text:style-name="P2487">B) Ruchy konwekcyjne w płaszczu ziemskim</text:p>
            </text:list-item>
            <text:list-item>
              <text:p text:style-name="P2488">C) Wpływ grawitacji księżyca</text:p>
            </text:list-item>
            <text:list-item>
              <text:p text:style-name="P2489">D) Ruch obrotowy Ziemi</text:p>
            </text:list-item>
            <text:list-item>
              <text:p text:style-name="P2490"><text:span text:style-name="T2491">Poprawna odpowiedź: B) Ruchy konwekcyjne w płaszczu ziemskim</text:span></text:p>
            </text:list-item>
          </text:list>
        </text:list-item>
        <text:list-item>
          <text:p text:style-name="P2492"><text:span text:style-name="T2493">Co to jest delta rzeki?</text:span></text:p>
          <text:list text:continue-numbering="true">
            <text:list-item>
              <text:p text:style-name="P2494">A) Miejsce, gdzie rzeka rozpoczyna swój bieg</text:p>
            </text:list-item>
            <text:list-item>
              <text:p text:style-name="P2495">B) Najgłębszy punkt rzeki</text:p>
            </text:list-item>
            <text:list-item>
              <text:p text:style-name="P2496">C) Miejsce, gdzie rzeka wpada do morza lub jeziora, tworząc rozgałęzione ujście</text:p>
            </text:list-item>
            <text:list-item>
              <text:p text:style-name="P2497">D) Centralna część rzeki</text:p>
            </text:list-item>
            <text:list-item>
              <text:p text:style-name="P2498"><text:span text:style-name="T2499">Poprawna odpowiedź: C) Miejsce, gdzie rzeka wpada do morza lub jeziora, tworząc rozgałęzione ujście</text:span></text:p>
            </text:list-item>
          </text:list>
        </text:list-item>
        <text:list-item>
          <text:p text:style-name="P2500"><text:span text:style-name="T2501">Co to jest biosfera?</text:span></text:p>
          <text:list text:continue-numbering="true">
            <text:list-item>
              <text:p text:style-name="P2502">A) Warstwa atmosfery, w której żyją ptaki</text:p>
            </text:list-item>
            <text:list-item>
              <text:p text:style-name="P2503">B) Całość przestrzeni na Ziemi zamieszkała przez żywe organizmy</text:p>
            </text:list-item>
            <text:list-item>
              <text:p text:style-name="P2504">C) Wszystkie ekosystemy morskie</text:p>
            </text:list-item>
            <text:list-item>
              <text:p text:style-name="P2505">D) Obszary o największej różnorodności biologicznej</text:p>
            </text:list-item>
            <text:list-item>
              <text:p text:style-name="P2506"><text:span text:style-name="T2507">Poprawna odpowiedź: B) Całość przestrzeni na Ziemi zamieszkała przez żywe organizmy</text:span></text:p>
            </text:list-item>
          </text:list>
        </text:list-item>
        <text:list-item>
          <text:p text:style-name="P2508"><text:span text:style-name="T2509">Co to jest GIS (Geographic Information System)?</text:span></text:p>
          <text:soft-page-break/>
          <text:list text:continue-numbering="true">
            <text:list-item>
              <text:p text:style-name="P2510">A) System do badania struktury gleby</text:p>
            </text:list-item>
            <text:list-item>
              <text:p text:style-name="P2511">B) System informacji geograficznej do analizowania i prezentowania danych przestrzennych</text:p>
            </text:list-item>
            <text:list-item>
              <text:p text:style-name="P2512">C) Narzędzie do pomiaru głębokości oceanów</text:p>
            </text:list-item>
            <text:list-item>
              <text:p text:style-name="P2513">D) Program do monitorowania zmian klimatycznych</text:p>
            </text:list-item>
            <text:list-item>
              <text:p text:style-name="P2514"><text:span text:style-name="T2515">Poprawna odpowiedź: B) System informacji geograficznej do analizowania i prezentowania danych przestrzennych</text:span></text:p>
            </text:list-item>
          </text:list>
        </text:list-item>
        <text:list-item>
          <text:p text:style-name="P2516"><text:span text:style-name="T2517">ak nazywa się największy pustynny obszar na Ziemi?</text:span></text:p>
          <text:list text:continue-numbering="true">
            <text:list-item>
              <text:p text:style-name="P2518">A) Sahara</text:p>
            </text:list-item>
            <text:list-item>
              <text:p text:style-name="P2519">B) Pustynia Gobi</text:p>
            </text:list-item>
            <text:list-item>
              <text:p text:style-name="P2520">C) Pustynia Kalahari</text:p>
            </text:list-item>
            <text:list-item>
              <text:p text:style-name="P2521">D) Pustynia Atacama</text:p>
            </text:list-item>
            <text:list-item>
              <text:p text:style-name="P2522"><text:span text:style-name="T2523">Poprawna odpowiedź: A) Sahara</text:span></text:p>
            </text:list-item>
          </text:list>
        </text:list-item>
        <text:list-item>
          <text:p text:style-name="P2524"><text:span text:style-name="T2525">Co to jest erozja?</text:span></text:p>
          <text:list text:continue-numbering="true">
            <text:list-item>
              <text:p text:style-name="P2526">A) Proces tworzenia nowej gleby</text:p>
            </text:list-item>
            <text:list-item>
              <text:p text:style-name="P2527">B) Proces niszczenia skał i gleby przez wodę, wiatr lub lód</text:p>
            </text:list-item>
            <text:list-item>
              <text:p text:style-name="P2528">C) Skażenie środowiska przez człowieka</text:p>
            </text:list-item>
            <text:list-item>
              <text:p text:style-name="P2529">D) Naturalne formowanie się jezior</text:p>
            </text:list-item>
            <text:list-item>
              <text:p text:style-name="P2530"><text:span text:style-name="T2531">Poprawna odpowiedź: B) Proces niszczenia skał i gleby przez wodę, wiatr lub lód</text:span></text:p>
            </text:list-item>
          </text:list>
        </text:list-item>
        <text:list-item>
          <text:p text:style-name="P2532"><text:span text:style-name="T2533">Co to jest wiatr halny?</text:span></text:p>
          <text:list text:continue-numbering="true">
            <text:list-item>
              <text:p text:style-name="P2534">A) Wiatr wiejący tylko w dzień</text:p>
            </text:list-item>
            <text:list-item>
              <text:p text:style-name="P2535">B) Suchy, ciepły wiatr spadający po zboczach gór</text:p>
            </text:list-item>
            <text:list-item>
              <text:p text:style-name="P2536">C) Morski wiatr przynoszący deszcz</text:p>
            </text:list-item>
            <text:list-item>
              <text:p text:style-name="P2537">D) Stały wiatr wiejący w strefie równikowej</text:p>
            </text:list-item>
            <text:list-item>
              <text:p text:style-name="P2538"><text:span text:style-name="T2539">Poprawna odpowiedź: B) Suchy, ciepły wiatr spadający po zboczach gór</text:span></text:p>
            </text:list-item>
          </text:list>
        </text:list-item>
        <text:list-item>
          <text:p text:style-name="P2540"><text:span text:style-name="T2541">Jaki jest główny składnik powietrza?</text:span></text:p>
          <text:list text:continue-numbering="true">
            <text:list-item>
              <text:p text:style-name="P2542">A) Tlen</text:p>
            </text:list-item>
            <text:list-item>
              <text:p text:style-name="P2543">B) Azot</text:p>
            </text:list-item>
            <text:list-item>
              <text:p text:style-name="P2544">C) Dwutlenek węgla</text:p>
            </text:list-item>
            <text:list-item>
              <text:p text:style-name="P2545">D) Argon</text:p>
            </text:list-item>
            <text:list-item>
              <text:p text:style-name="P2546"><text:span text:style-name="T2547">Poprawna odpowiedź: B) Azot</text:span></text:p>
            </text:list-item>
          </text:list>
        </text:list-item>
      </text:list>
      <text:p text:style-name="P2548">SPOLECZNOSCIOWE</text:p>
      <text:h text:style-name="P2549" text:outline-level="3">Quiz 1: Wpływ mediów społecznościowych na społeczeństwo</text:h>
      <text:list text:style-name="LFO40" text:continue-numbering="true">
        <text:list-item>
          <text:p text:style-name="P2550"><text:span text:style-name="T2551">Jakie media społecznościowe mają największy wpływ na młodzież?</text:span></text:p>
          <text:list text:continue-numbering="true">
            <text:list-item>
              <text:p text:style-name="P2552">A) Twitter</text:p>
            </text:list-item>
            <text:list-item>
              <text:p text:style-name="P2553">B) Instagram</text:p>
            </text:list-item>
            <text:list-item>
              <text:p text:style-name="P2554">C) Facebook</text:p>
            </text:list-item>
            <text:list-item>
              <text:p text:style-name="P2555">D) Snapchat</text:p>
            </text:list-item>
            <text:list-item>
              <text:p text:style-name="P2556"><text:span text:style-name="T2557">Poprawna odpowiedź: B) Instagram</text:span></text:p>
            </text:list-item>
          </text:list>
        </text:list-item>
        <text:list-item>
          <text:p text:style-name="P2558"><text:span text:style-name="T2559">Co to jest "cyberbullying"?</text:span></text:p>
          <text:list text:continue-numbering="true">
            <text:list-item>
              <text:p text:style-name="P2560">A) Bezpieczne korzystanie z internetu</text:p>
            </text:list-item>
            <text:list-item>
              <text:p text:style-name="P2561">B) Kupowanie w internecie</text:p>
            </text:list-item>
            <text:list-item>
              <text:p text:style-name="P2562">C) Zażywanie internetowych znajomości</text:p>
            </text:list-item>
            <text:list-item>
              <text:p text:style-name="P2563">D) Prześladowanie w internecie</text:p>
            </text:list-item>
            <text:list-item>
              <text:p text:style-name="P2564"><text:span text:style-name="T2565">Poprawna odpowiedź: D) Prześladowanie w internecie</text:span></text:p>
            </text:list-item>
          </text:list>
        </text:list-item>
        <text:list-item>
          <text:p text:style-name="P2566"><text:span text:style-name="T2567">Jakie jest główne narzędzie do komunikacji w LinkedIn?</text:span></text:p>
          <text:list text:continue-numbering="true">
            <text:list-item>
              <text:p text:style-name="P2568">A) Wiadomości błyskawiczne</text:p>
            </text:list-item>
            <text:list-item>
              <text:p text:style-name="P2569">B) Grupy dyskusyjne</text:p>
            </text:list-item>
            <text:list-item>
              <text:p text:style-name="P2570">C) Posty na tablicy</text:p>
            </text:list-item>
            <text:list-item>
              <text:p text:style-name="P2571">D) E-mail</text:p>
            </text:list-item>
            <text:list-item>
              <text:p text:style-name="P2572"><text:span text:style-name="T2573">Poprawna odpowiedź: C) Posty na tablicy</text:span></text:p>
            </text:list-item>
          </text:list>
        </text:list-item>
        <text:list-item>
          <text:p text:style-name="P2574"><text:span text:style-name="T2575">Co to jest "meme"?</text:span></text:p>
          <text:list text:continue-numbering="true">
            <text:list-item>
              <text:p text:style-name="P2576">A) Film</text:p>
            </text:list-item>
            <text:list-item>
              <text:p text:style-name="P2577">B) Gra</text:p>
            </text:list-item>
            <text:list-item>
              <text:p text:style-name="P2578">C) Zdjęcie lub krótki film z zabawnym podpisem</text:p>
            </text:list-item>
            <text:list-item>
              <text:p text:style-name="P2579">D) Artykuł</text:p>
            </text:list-item>
            <text:list-item>
              <text:p text:style-name="P2580"><text:span text:style-name="T2581">Poprawna odpowiedź: C) Zdjęcie lub krótki film z zabawnym podpisem</text:span></text:p>
            </text:list-item>
          </text:list>
        </text:list-item>
        <text:list-item>
          <text:p text:style-name="P2582"><text:span text:style-name="T2583">Która platforma społecznościowa jest najbardziej znana z krótkich filmików?</text:span></text:p>
          <text:list text:continue-numbering="true">
            <text:list-item>
              <text:p text:style-name="P2584">A) YouTube</text:p>
            </text:list-item>
            <text:list-item>
              <text:p text:style-name="P2585">B) TikTok</text:p>
            </text:list-item>
            <text:list-item>
              <text:p text:style-name="P2586">C) Instagram</text:p>
            </text:list-item>
            <text:list-item>
              <text:p text:style-name="P2587">D) Vimeo</text:p>
            </text:list-item>
            <text:list-item>
              <text:p text:style-name="P2588"><text:span text:style-name="T2589">Poprawna odpowiedź: B) TikTok</text:span></text:p>
            </text:list-item>
          </text:list>
        </text:list-item>
        <text:list-item>
          <text:p text:style-name="P2590"><text:span text:style-name="T2591">Jaki jest główny cel używania Facebooka przez firmy?</text:span></text:p>
          <text:list text:continue-numbering="true">
            <text:list-item>
              <text:p text:style-name="P2592">A) Rozrywka pracowników</text:p>
            </text:list-item>
            <text:list-item>
              <text:p text:style-name="P2593">B) Zarządzanie projektami</text:p>
            </text:list-item>
            <text:list-item>
              <text:p text:style-name="P2594">C) Reklama i marketing</text:p>
            </text:list-item>
            <text:list-item>
              <text:p text:style-name="P2595">D) Rekrutacja</text:p>
            </text:list-item>
            <text:list-item>
              <text:p text:style-name="P2596"><text:span text:style-name="T2597">Poprawna odpowiedź: C) Reklama i marketing</text:span></text:p>
            </text:list-item>
          </text:list>
        </text:list-item>
        <text:list-item>
          <text:p text:style-name="P2598"><text:span text:style-name="T2599">Co to jest "hashtag"?</text:span></text:p>
          <text:list text:continue-numbering="true">
            <text:list-item>
              <text:p text:style-name="P2600">A) Symbol waluty</text:p>
            </text:list-item>
            <text:list-item>
              <text:p text:style-name="P2601">B) Oznaczenie tematyczne w mediach społecznościowych</text:p>
            </text:list-item>
            <text:list-item>
              <text:p text:style-name="P2602">C) Rodzaj gry</text:p>
            </text:list-item>
            <text:list-item>
              <text:p text:style-name="P2603">D) Kod programistyczny</text:p>
            </text:list-item>
            <text:list-item>
              <text:p text:style-name="P2604"><text:span text:style-name="T2605">Poprawna odpowiedź: B) Oznaczenie tematyczne w mediach społecznościowych</text:span></text:p>
            </text:list-item>
          </text:list>
        </text:list-item>
        <text:list-item>
          <text:p text:style-name="P2606"><text:span text:style-name="T2607">Który z poniższych jest przykładem sieci społecznościowej opartej głównie na treści wizualnej?</text:span></text:p>
          <text:list text:continue-numbering="true">
            <text:list-item>
              <text:p text:style-name="P2608">A) Facebook</text:p>
            </text:list-item>
            <text:list-item>
              <text:p text:style-name="P2609">B) Twitter</text:p>
            </text:list-item>
            <text:list-item>
              <text:p text:style-name="P2610">C) Instagram</text:p>
            </text:list-item>
            <text:list-item>
              <text:p text:style-name="P2611">D) LinkedIn</text:p>
            </text:list-item>
            <text:list-item>
              <text:p text:style-name="P2612"><text:span text:style-name="T2613">Poprawna odpowiedź: C) Instagram</text:span></text:p>
            </text:list-item>
          </text:list>
        </text:list-item>
        <text:list-item>
          <text:p text:style-name="P2614"><text:span text:style-name="T2615">Jakie działanie pomaga zwiększyć zasięg postów na mediach społecznościowych?</text:span></text:p>
          <text:list text:continue-numbering="true">
            <text:list-item>
              <text:p text:style-name="P2616">A) Rzadsze publikowanie</text:p>
            </text:list-item>
            <text:list-item>
              <text:p text:style-name="P2617">B) Dodawanie więcej tekstu</text:p>
            </text:list-item>
            <text:list-item>
              <text:p text:style-name="P2618">C) Używanie popularnych hashtagów</text:p>
            </text:list-item>
            <text:list-item>
              <text:p text:style-name="P2619">D) Ignorowanie komentarzy</text:p>
            </text:list-item>
            <text:list-item>
              <text:p text:style-name="P2620"><text:span text:style-name="T2621">Poprawna odpowiedź: C) Używanie popularnych hashtagów</text:span></text:p>
            </text:list-item>
          </text:list>
        </text:list-item>
        <text:list-item>
          <text:p text:style-name="P2622"><text:span text:style-name="T2623">Co to jest "profil publiczny"?</text:span></text:p>
          <text:list text:continue-numbering="true">
            <text:list-item>
              <text:p text:style-name="P2624">A) Profil, który widzą tylko znajomi</text:p>
            </text:list-item>
            <text:list-item>
              <text:p text:style-name="P2625">B) Profil, który jest niewidoczny w sieci</text:p>
            </text:list-item>
            <text:list-item>
              <text:p text:style-name="P2626">C) Profil, który może być widziany przez każdego</text:p>
            </text:list-item>
            <text:list-item>
              <text:p text:style-name="P2627">D) Profil bez zdjęć</text:p>
            </text:list-item>
            <text:list-item>
              <text:p text:style-name="P2628"><text:span text:style-name="T2629">Poprawna odpowiedź: C) Profil, który może być widziany przez każdego</text:span></text:p>
            </text:list-item>
          </text:list>
        </text:list-item>
      </text:list>
      <text:h text:style-name="P2630" text:outline-level="3">Quiz 2: Bezpieczeństwo i prywatność w mediach społecznościowych</text:h>
      <text:list text:style-name="LFO41" text:continue-numbering="true">
        <text:list-item>
          <text:p text:style-name="P2631"><text:span text:style-name="T2632">Co to jest phishing?</text:span></text:p>
          <text:list text:continue-numbering="true">
            <text:list-item>
              <text:p text:style-name="P2633">A) Typ ryby</text:p>
            </text:list-item>
            <text:list-item>
              <text:p text:style-name="P2634">B) Metoda hakerska wyłudzająca dane osobowe</text:p>
            </text:list-item>
            <text:list-item>
              <text:p text:style-name="P2635">C) Rodzaj oprogramowania</text:p>
            </text:list-item>
            <text:list-item>
              <text:p text:style-name="P2636">D) Technika fotograficzna</text:p>
            </text:list-item>
            <text:list-item>
              <text:p text:style-name="P2637"><text:span text:style-name="T2638">Poprawna odpowiedź: B) Metoda hakerska wyłudzająca dane osobowe</text:span></text:p>
            </text:list-item>
          </text:list>
        </text:list-item>
        <text:list-item>
          <text:p text:style-name="P2639"><text:span text:style-name="T2640">Jaki jest najlepszy sposób na ochronę prywatności w mediach społecznościowych?</text:span></text:p>
          <text:list text:continue-numbering="true">
            <text:list-item>
              <text:p text:style-name="P2641">A) Publikowanie wszystkich informacji publicznie</text:p>
            </text:list-item>
            <text:list-item>
              <text:p text:style-name="P2642">B) Używanie silnych haseł</text:p>
            </text:list-item>
            <text:list-item>
              <text:p text:style-name="P2643">C) Ignorowanie ustawień prywatności</text:p>
            </text:list-item>
            <text:list-item>
              <text:p text:style-name="P2644">D) Dodawanie wszystkich jako znajomych</text:p>
            </text:list-item>
            <text:list-item>
              <text:p text:style-name="P2645"><text:span text:style-name="T2646">Poprawna odpowiedź: B) Używanie silnych haseł</text:span></text:p>
            </text:list-item>
          </text:list>
        </text:list-item>
        <text:list-item>
          <text:p text:style-name="P2647"><text:span text:style-name="T2648">Jak często należy zmieniać hasła do kont w mediach społecznościowych?</text:span></text:p>
          <text:list text:continue-numbering="true">
            <text:list-item>
              <text:p text:style-name="P2649">A) Co 5 lat</text:p>
            </text:list-item>
            <text:list-item>
              <text:p text:style-name="P2650">B) Co rok</text:p>
            </text:list-item>
            <text:list-item>
              <text:p text:style-name="P2651">C) Co miesiąc</text:p>
            </text:list-item>
            <text:list-item>
              <text:p text:style-name="P2652">D) Nigdy</text:p>
            </text:list-item>
            <text:list-item>
              <text:p text:style-name="P2653"><text:span text:style-name="T2654">Poprawna odpowiedź: B) Co rok</text:span></text:p>
            </text:list-item>
          </text:list>
        </text:list-item>
        <text:list-item>
          <text:p text:style-name="P2655"><text:span text:style-name="T2656">Kto może najczęściej stać się ofiarą cyberprzemocy?</text:span></text:p>
          <text:list text:continue-numbering="true">
            <text:list-item>
              <text:p text:style-name="P2657">A) Dorośli</text:p>
            </text:list-item>
            <text:list-item>
              <text:p text:style-name="P2658">B) Nastolatki</text:p>
            </text:list-item>
            <text:list-item>
              <text:p text:style-name="P2659">C) Osoby starsze</text:p>
            </text:list-item>
            <text:list-item>
              <text:p text:style-name="P2660">D) Wszyscy w jednakowym stopniu</text:p>
            </text:list-item>
            <text:list-item>
              <text:p text:style-name="P2661"><text:span text:style-name="T2662">Poprawna odpowiedź: B) Nastolatki</text:span></text:p>
            </text:list-item>
          </text:list>
        </text:list-item>
        <text:list-item>
          <text:p text:style-name="P2663"><text:span text:style-name="T2664">Co to jest "doxxing"?</text:span></text:p>
          <text:list text:continue-numbering="true">
            <text:list-item>
              <text:p text:style-name="P2665">A) Usuwanie konta</text:p>
            </text:list-item>
            <text:list-item>
              <text:p text:style-name="P2666">B) Opublikowanie prywatnych informacji o osobie w internecie bez jej zgody</text:p>
            </text:list-item>
            <text:list-item>
              <text:p text:style-name="P2667">C) Tworzenie fałszywych profili</text:p>
            </text:list-item>
            <text:list-item>
              <text:p text:style-name="P2668">D) Odtwarzanie danych</text:p>
            </text:list-item>
            <text:list-item>
              <text:p text:style-name="P2669"><text:span text:style-name="T2670">Poprawna odpowiedź: B) Opublikowanie prywatnych informacji o osobie w internecie bez jej zgody</text:span></text:p>
            </text:list-item>
          </text:list>
        </text:list-item>
        <text:list-item>
          <text:p text:style-name="P2671"><text:span text:style-name="T2672">Co można zrobić, aby zminimalizować ryzyko kradzieży tożsamości w mediach społecznościowych?</text:span></text:p>
          <text:list text:continue-numbering="true">
            <text:list-item>
              <text:p text:style-name="P2673">A) Udostępniać swoje dane osobowe wszystkim</text:p>
            </text:list-item>
            <text:list-item>
              <text:p text:style-name="P2674">B) Regularnie aktualizować oprogramowanie</text:p>
            </text:list-item>
            <text:list-item>
              <text:p text:style-name="P2675">C) Nie używać antywirusa</text:p>
            </text:list-item>
            <text:list-item>
              <text:p text:style-name="P2676">D) Korzystać z publicznego Wi-Fi do logowania</text:p>
            </text:list-item>
            <text:list-item>
              <text:p text:style-name="P2677"><text:span text:style-name="T2678">Poprawna odpowiedź: B) Regularnie aktualizować oprogramowanie</text:span></text:p>
            </text:list-item>
          </text:list>
        </text:list-item>
        <text:list-item>
          <text:p text:style-name="P2679"><text:span text:style-name="T2680">Co to jest "cookie" w kontekście internetu?</text:span></text:p>
          <text:list text:continue-numbering="true">
            <text:list-item>
              <text:p text:style-name="P2681">A) Ciastko</text:p>
            </text:list-item>
            <text:list-item>
              <text:p text:style-name="P2682">B) Program szpiegujący</text:p>
            </text:list-item>
            <text:list-item>
              <text:p text:style-name="P2683">C) Plik przechowujący dane o użytkowniku</text:p>
            </text:list-item>
            <text:list-item>
              <text:p text:style-name="P2684">D) Błąd w oprogramowaniu</text:p>
            </text:list-item>
            <text:list-item>
              <text:p text:style-name="P2685"><text:span text:style-name="T2686">Poprawna odpowiedź: C) Plik przechowujący dane o użytkowniku</text:span></text:p>
            </text:list-item>
          </text:list>
        </text:list-item>
        <text:list-item>
          <text:p text:style-name="P2687"><text:span text:style-name="T2688">Jaką rolę pełnią ustawienia prywatności na platformach społecznościowych?</text:span></text:p>
          <text:list text:continue-numbering="true">
            <text:list-item>
              <text:p text:style-name="P2689">A) Są nieistotne</text:p>
            </text:list-item>
            <text:list-item>
              <text:p text:style-name="P2690">B) Pozwalają kontrolować, kto widzi publikacje użytkownika</text:p>
            </text:list-item>
            <text:list-item>
              <text:p text:style-name="P2691">C) Zwiększają ilość reklam</text:p>
            </text:list-item>
            <text:list-item>
              <text:p text:style-name="P2692">D) Umożliwiają wysyłanie spamu</text:p>
            </text:list-item>
            <text:list-item>
              <text:p text:style-name="P2693"><text:span text:style-name="T2694">Poprawna odpowiedź: B) Pozwalają kontrolować, kto widzi publikacje użytkownika</text:span></text:p>
            </text:list-item>
          </text:list>
        </text:list-item>
        <text:list-item>
          <text:p text:style-name="P2695"><text:span text:style-name="T2696">Jakie działanie może zwiększyć ryzyko hakerskiego ataku na twoje konto?</text:span></text:p>
          <text:list text:continue-numbering="true">
            <text:list-item>
              <text:p text:style-name="P2697">A) Używanie tego samego hasła na wszystkich kontach</text:p>
            </text:list-item>
            <text:list-item>
              <text:p text:style-name="P2698">B) Wylogowywanie się po każdym użyciu</text:p>
            </text:list-item>
            <text:list-item>
              <text:p text:style-name="P2699">C) Aktywowanie uwierzytelniania dwuetapowego</text:p>
            </text:list-item>
            <text:list-item>
              <text:p text:style-name="P2700">D) Czytanie polityki prywatności</text:p>
            </text:list-item>
            <text:list-item>
              <text:p text:style-name="P2701"><text:span text:style-name="T2702">Poprawna odpowiedź: A) Używanie tego samego hasła na wszystkich kontach</text:span></text:p>
            </text:list-item>
          </text:list>
        </text:list-item>
        <text:list-item>
          <text:p text:style-name="P2703"><text:span text:style-name="T2704">Co to jest "SSL/TLS"?</text:span></text:p>
          <text:list text:continue-numbering="true">
            <text:list-item>
              <text:p text:style-name="P2705">A) Typ szyfrowania strony internetowej</text:p>
            </text:list-item>
            <text:list-item>
              <text:p text:style-name="P2706">B) Rodzaj wirusa komputerowego</text:p>
            </text:list-item>
            <text:list-item>
              <text:p text:style-name="P2707">C) Nowa platforma mediów społecznościowych</text:p>
            </text:list-item>
            <text:list-item>
              <text:p text:style-name="P2708">D) Gra komputerowa</text:p>
            </text:list-item>
            <text:list-item>
              <text:p text:style-name="P2709"><text:span text:style-name="T2710">Poprawna odpowiedź: A) Typ szyfrowania strony internetowej</text:span></text:p>
            </text:list-item>
          </text:list>
        </text:list-item>
      </text:list>
      <text:soft-page-break/>
      <text:h text:style-name="P2711" text:outline-level="3">Quiz 3: Trendy i zmiany w mediach społecznościowych</text:h>
      <text:list text:style-name="LFO42" text:continue-numbering="true">
        <text:list-item>
          <text:p text:style-name="P2712"><text:span text:style-name="T2713">Która platforma społecznościowa wprowadziła "Stories" jako pierwsza?</text:span></text:p>
          <text:list text:continue-numbering="true">
            <text:list-item>
              <text:p text:style-name="P2714">A) Facebook</text:p>
            </text:list-item>
            <text:list-item>
              <text:p text:style-name="P2715">B) Instagram</text:p>
            </text:list-item>
            <text:list-item>
              <text:p text:style-name="P2716">C) Snapchat</text:p>
            </text:list-item>
            <text:list-item>
              <text:p text:style-name="P2717">D) Twitter</text:p>
            </text:list-item>
            <text:list-item>
              <text:p text:style-name="P2718"><text:span text:style-name="T2719">Poprawna odpowiedź: C) Snapchat</text:span></text:p>
            </text:list-item>
          </text:list>
        </text:list-item>
        <text:list-item>
          <text:p text:style-name="P2720"><text:span text:style-name="T2721">Co to jest "live streaming"?</text:span></text:p>
          <text:list text:continue-numbering="true">
            <text:list-item>
              <text:p text:style-name="P2722">A) Nagrywanie wideo do późniejszego odtworzenia</text:p>
            </text:list-item>
            <text:list-item>
              <text:p text:style-name="P2723">B) Oglądanie filmów na żywo</text:p>
            </text:list-item>
            <text:list-item>
              <text:p text:style-name="P2724">C) Nadawanie treści wideo na żywo przez internet</text:p>
            </text:list-item>
            <text:list-item>
              <text:p text:style-name="P2725">D) Pobieranie dużych plików wideo</text:p>
            </text:list-item>
            <text:list-item>
              <text:p text:style-name="P2726"><text:span text:style-name="T2727">Poprawna odpowiedź: C) Nadawanie treści wideo na żywo przez internet</text:span></text:p>
            </text:list-item>
          </text:list>
        </text:list-item>
        <text:list-item>
          <text:p text:style-name="P2728"><text:span text:style-name="T2729">Jaki jest główny cel stosowania influencer marketingu w mediach społecznościowych?</text:span></text:p>
          <text:list text:continue-numbering="true">
            <text:list-item>
              <text:p text:style-name="P2730">A) Edukacja</text:p>
            </text:list-item>
            <text:list-item>
              <text:p text:style-name="P2731">B) Rozrywka</text:p>
            </text:list-item>
            <text:list-item>
              <text:p text:style-name="P2732">C) Reklama produktów lub usług</text:p>
            </text:list-item>
            <text:list-item>
              <text:p text:style-name="P2733">D) Dostarczanie wiadomości</text:p>
            </text:list-item>
            <text:list-item>
              <text:p text:style-name="P2734"><text:span text:style-name="T2735">Poprawna odpowiedź: C) Reklama produktów lub usług</text:span></text:p>
            </text:list-item>
          </text:list>
        </text:list-item>
        <text:list-item>
          <text:p text:style-name="P2736"><text:span text:style-name="T2737">Jakie są główne korzyści z używania mediów społecznościowych dla firm?</text:span></text:p>
          <text:list text:continue-numbering="true">
            <text:list-item>
              <text:p text:style-name="P2738">A) Zwiększenie zysków</text:p>
            </text:list-item>
            <text:list-item>
              <text:p text:style-name="P2739">B) Zwiększenie świadomości marki i zaangażowania klientów</text:p>
            </text:list-item>
            <text:list-item>
              <text:p text:style-name="P2740">C) Zmniejszenie kosztów operacyjnych</text:p>
            </text:list-item>
            <text:list-item>
              <text:p text:style-name="P2741">D) Automatyzacja procesów</text:p>
            </text:list-item>
            <text:list-item>
              <text:p text:style-name="P2742"><text:span text:style-name="T2743">Poprawna odpowiedź: B) Zwiększenie świadomości marki i zaangażowania klientów</text:span></text:p>
            </text:list-item>
          </text:list>
        </text:list-item>
        <text:list-item>
          <text:p text:style-name="P2744"><text:span text:style-name="T2745">Co to jest "viral content"?</text:span></text:p>
          <text:list text:continue-numbering="true">
            <text:list-item>
              <text:p text:style-name="P2746">A) Treść zawierająca wirusy komputerowe</text:p>
            </text:list-item>
            <text:list-item>
              <text:p text:style-name="P2747">B) Treść, która szybko rozprzestrzenia się w internecie</text:p>
            </text:list-item>
            <text:list-item>
              <text:p text:style-name="P2748">C) Treść używana wyłącznie w kampaniach reklamowych</text:p>
            </text:list-item>
            <text:list-item>
              <text:p text:style-name="P2749">D) Treść naukowa</text:p>
            </text:list-item>
            <text:list-item>
              <text:p text:style-name="P2750"><text:span text:style-name="T2751">Poprawna odpowiedź: B) Treść, która szybko rozprzestrzenia się w internecie</text:span></text:p>
            </text:list-item>
          </text:list>
        </text:list-item>
        <text:list-item>
          <text:p text:style-name="P2752"><text:span text:style-name="T2753">Co to jest "algorithmic feed" w mediach społecznościowych?</text:span></text:p>
          <text:list text:continue-numbering="true">
            <text:list-item>
              <text:p text:style-name="P2754">A) Kolejność postów oparta na czasie ich publikacji</text:p>
            </text:list-item>
            <text:list-item>
              <text:p text:style-name="P2755">B) Kolejność postów dostosowana na podstawie interakcji użytkownika</text:p>
            </text:list-item>
            <text:list-item>
              <text:p text:style-name="P2756">C) Losowe wyświetlanie postów</text:p>
            </text:list-item>
            <text:list-item>
              <text:p text:style-name="P2757">D) Wyświetlanie tylko reklam</text:p>
            </text:list-item>
            <text:list-item>
              <text:p text:style-name="P2758"><text:span text:style-name="T2759">Poprawna odpowiedź: B) Kolejność postów dostosowana na podstawie interakcji użytkownika</text:span></text:p>
            </text:list-item>
          </text:list>
        </text:list-item>
        <text:list-item>
          <text:p text:style-name="P2760"><text:span text:style-name="T2761">Jakie media społecznościowe są najbardziej popularne wśród profesjonalistów?</text:span></text:p>
          <text:list text:continue-numbering="true">
            <text:list-item>
              <text:p text:style-name="P2762">A) Facebook</text:p>
            </text:list-item>
            <text:list-item>
              <text:p text:style-name="P2763">B) Instagram</text:p>
            </text:list-item>
            <text:list-item>
              <text:p text:style-name="P2764">C) LinkedIn</text:p>
            </text:list-item>
            <text:list-item>
              <text:p text:style-name="P2765">D) TikTok</text:p>
            </text:list-item>
            <text:list-item>
              <text:p text:style-name="P2766"><text:span text:style-name="T2767">Poprawna odpowiedź: C) LinkedIn</text:span></text:p>
            </text:list-item>
          </text:list>
        </text:list-item>
        <text:list-item>
          <text:p text:style-name="P2768"><text:span text:style-name="T2769">Co to jest "engagement rate"?</text:span></text:p>
          <text:list text:continue-numbering="true">
            <text:list-item>
              <text:p text:style-name="P2770">A) Wskaźnik cen reklam</text:p>
            </text:list-item>
            <text:list-item>
              <text:p text:style-name="P2771">B) Wskaźnik interakcji z treścią</text:p>
            </text:list-item>
            <text:list-item>
              <text:p text:style-name="P2772">C) Szybkość tworzenia postów</text:p>
            </text:list-item>
            <text:list-item>
              <text:p text:style-name="P2773">D) Liczba obserwujących</text:p>
            </text:list-item>
            <text:list-item>
              <text:p text:style-name="P2774"><text:span text:style-name="T2775">Poprawna odpowiedź: B) Wskaźnik interakcji z treścią</text:span></text:p>
            </text:list-item>
          </text:list>
        </text:list-item>
        <text:list-item>
          <text:p text:style-name="P2776"><text:span text:style-name="T2777">Jakie działanie nie jest zalecane w celu zwiększenia zaangażowania na profilu społecznościowym?</text:span></text:p>
          <text:soft-page-break/>
          <text:list text:continue-numbering="true">
            <text:list-item>
              <text:p text:style-name="P2778">A) Kupowanie obserwujących</text:p>
            </text:list-item>
            <text:list-item>
              <text:p text:style-name="P2779">B) Tworzenie angażujących i wartościowych treści</text:p>
            </text:list-item>
            <text:list-item>
              <text:p text:style-name="P2780">C) Interakcja z użytkownikami</text:p>
            </text:list-item>
            <text:list-item>
              <text:p text:style-name="P2781">D) Regularne aktualizacje</text:p>
            </text:list-item>
            <text:list-item>
              <text:p text:style-name="P2782"><text:span text:style-name="T2783">Poprawna odpowiedź: A) Kupowanie obserwujących</text:span></text:p>
            </text:list-item>
          </text:list>
        </text:list-item>
        <text:list-item>
          <text:p text:style-name="P2784"><text:span text:style-name="T2785">Co to jest "user-generated content"?</text:span></text:p>
          <text:list text:continue-numbering="true">
            <text:list-item>
              <text:p text:style-name="P2786">A) Treść tworzona przez algorytmy</text:p>
            </text:list-item>
            <text:list-item>
              <text:p text:style-name="P2787">B) Treść tworzona przez użytkowników</text:p>
            </text:list-item>
            <text:list-item>
              <text:p text:style-name="P2788">C) Treść tworzona wyłącznie przez profesjonalistów</text:p>
            </text:list-item>
            <text:list-item>
              <text:p text:style-name="P2789">D) Treść tworzona automatycznie przez aplikacje</text:p>
            </text:list-item>
            <text:list-item>
              <text:p text:style-name="P2790">**Poprawna odpowiedź: B) Treść tworz</text:p>
            </text:list-item>
          </text:list>
        </text:list-item>
      </text:list>
      <text:h text:style-name="P2791" text:outline-level="3">Quiz 4: Historia mediów społecznościowych</text:h>
      <text:list text:style-name="LFO43" text:continue-numbering="true">
        <text:list-item>
          <text:p text:style-name="P2792"><text:span text:style-name="T2793">Która platforma społecznościowa została założona jako pierwsza?</text:span></text:p>
          <text:list text:continue-numbering="true">
            <text:list-item>
              <text:p text:style-name="P2794">A) Facebook</text:p>
            </text:list-item>
            <text:list-item>
              <text:p text:style-name="P2795">B) MySpace</text:p>
            </text:list-item>
            <text:list-item>
              <text:p text:style-name="P2796">C) LinkedIn</text:p>
            </text:list-item>
            <text:list-item>
              <text:p text:style-name="P2797">D) Friendster</text:p>
            </text:list-item>
            <text:list-item>
              <text:p text:style-name="P2798"><text:span text:style-name="T2799">Poprawna odpowiedź: D) Friendster</text:span></text:p>
            </text:list-item>
          </text:list>
        </text:list-item>
        <text:list-item>
          <text:p text:style-name="P2800"><text:span text:style-name="T2801">Kto założył Facebooka?</text:span></text:p>
          <text:list text:continue-numbering="true">
            <text:list-item>
              <text:p text:style-name="P2802">A) Jack Dorsey</text:p>
            </text:list-item>
            <text:list-item>
              <text:p text:style-name="P2803">B) Mark Zuckerberg</text:p>
            </text:list-item>
            <text:list-item>
              <text:p text:style-name="P2804">C) Evan Spiegel</text:p>
            </text:list-item>
            <text:list-item>
              <text:p text:style-name="P2805">D) Reid Hoffman</text:p>
            </text:list-item>
            <text:list-item>
              <text:p text:style-name="P2806"><text:span text:style-name="T2807">Poprawna odpowiedź: B) Mark Zuckerberg</text:span></text:p>
            </text:list-item>
          </text:list>
        </text:list-item>
        <text:list-item>
          <text:p text:style-name="P2808"><text:span text:style-name="T2809">W którym roku powstał Twitter?</text:span></text:p>
          <text:list text:continue-numbering="true">
            <text:list-item>
              <text:p text:style-name="P2810">A) 2004</text:p>
            </text:list-item>
            <text:list-item>
              <text:p text:style-name="P2811">B) 2005</text:p>
            </text:list-item>
            <text:list-item>
              <text:p text:style-name="P2812">C) 2006</text:p>
            </text:list-item>
            <text:list-item>
              <text:p text:style-name="P2813">D) 2007</text:p>
            </text:list-item>
            <text:list-item>
              <text:p text:style-name="P2814"><text:span text:style-name="T2815">Poprawna odpowiedź: C) 2006</text:span></text:p>
            </text:list-item>
          </text:list>
        </text:list-item>
        <text:list-item>
          <text:p text:style-name="P2816"><text:span text:style-name="T2817">Jaka była główna funkcja platformy MySpace?</text:span></text:p>
          <text:list text:continue-numbering="true">
            <text:list-item>
              <text:p text:style-name="P2818">A) Udostępnianie zdjęć</text:p>
            </text:list-item>
            <text:list-item>
              <text:p text:style-name="P2819">B) Blogowanie</text:p>
            </text:list-item>
            <text:list-item>
              <text:p text:style-name="P2820">C) Tworzenie profili muzycznych i społecznościowych</text:p>
            </text:list-item>
            <text:list-item>
              <text:p text:style-name="P2821">D) Sieć profesjonalna</text:p>
            </text:list-item>
            <text:list-item>
              <text:p text:style-name="P2822"><text:span text:style-name="T2823">Poprawna odpowiedź: C) Tworzenie profili muzycznych i społecznościowych</text:span></text:p>
            </text:list-item>
          </text:list>
        </text:list-item>
        <text:list-item>
          <text:p text:style-name="P2824"><text:span text:style-name="T2825">Co było unikalnego w Google+?</text:span></text:p>
          <text:list text:continue-numbering="true">
            <text:list-item>
              <text:p text:style-name="P2826">A) Okręgi kontaktów (Circles)</text:p>
            </text:list-item>
            <text:list-item>
              <text:p text:style-name="P2827">B) Prywatne wiadomości</text:p>
            </text:list-item>
            <text:list-item>
              <text:p text:style-name="P2828">C) Zdjęcia profilowe</text:p>
            </text:list-item>
            <text:list-item>
              <text:p text:style-name="P2829">D) Relacje wideo</text:p>
            </text:list-item>
            <text:list-item>
              <text:p text:style-name="P2830"><text:span text:style-name="T2831">Poprawna odpowiedź: A) Okręgi kontaktów (Circles)</text:span></text:p>
            </text:list-item>
          </text:list>
        </text:list-item>
        <text:list-item>
          <text:p text:style-name="P2832"><text:span text:style-name="T2833">Kiedy Instagram został uruchomiony?</text:span></text:p>
          <text:list text:continue-numbering="true">
            <text:list-item>
              <text:p text:style-name="P2834">A) 2009</text:p>
            </text:list-item>
            <text:list-item>
              <text:p text:style-name="P2835">B) 2010</text:p>
            </text:list-item>
            <text:list-item>
              <text:p text:style-name="P2836">C) 2011</text:p>
            </text:list-item>
            <text:list-item>
              <text:p text:style-name="P2837">D) 2012</text:p>
            </text:list-item>
            <text:list-item>
              <text:p text:style-name="P2838"><text:span text:style-name="T2839">Poprawna odpowiedź: B) 2010</text:span></text:p>
            </text:list-item>
          </text:list>
        </text:list-item>
        <text:list-item>
          <text:p text:style-name="P2840"><text:span text:style-name="T2841">Która z poniższych platform była pierwotnie aplikacją do udostępniania wideo na żywo?</text:span></text:p>
          <text:list text:continue-numbering="true">
            <text:list-item>
              <text:p text:style-name="P2842">A) Periscope</text:p>
            </text:list-item>
            <text:list-item>
              <text:p text:style-name="P2843">B) Vine</text:p>
            </text:list-item>
            <text:list-item>
              <text:p text:style-name="P2844">C) TikTok</text:p>
            </text:list-item>
            <text:list-item>
              <text:p text:style-name="P2845">D) Snapchat</text:p>
            </text:list-item>
            <text:list-item>
              <text:p text:style-name="P2846"><text:span text:style-name="T2847">Poprawna odpowiedź: A) Periscope</text:span></text:p>
            </text:list-item>
          </text:list>
        </text:list-item>
        <text:list-item>
          <text:p text:style-name="P2848"><text:span text:style-name="T2849">Jaki był główny cel założenia LinkedIn?</text:span></text:p>
          <text:list text:continue-numbering="true">
            <text:list-item>
              <text:p text:style-name="P2850">A) Udostępnianie zdjęć</text:p>
            </text:list-item>
            <text:list-item>
              <text:p text:style-name="P2851">B) Sieć profesjonalnych kontaktów i rekrutacja</text:p>
            </text:list-item>
            <text:list-item>
              <text:p text:style-name="P2852">C) Blogowanie</text:p>
            </text:list-item>
            <text:list-item>
              <text:p text:style-name="P2853">D) Gry online</text:p>
            </text:list-item>
            <text:list-item>
              <text:p text:style-name="P2854"><text:span text:style-name="T2855">Poprawna odpowiedź: B) Sieć profesjonalnych kontaktów i rekrutacja</text:span></text:p>
            </text:list-item>
          </text:list>
        </text:list-item>
        <text:list-item>
          <text:p text:style-name="P2856"><text:span text:style-name="T2857">Kto jest twórcą platformy Pinterest?</text:span></text:p>
          <text:list text:continue-numbering="true">
            <text:list-item>
              <text:p text:style-name="P2858">A) Kevin Systrom</text:p>
            </text:list-item>
            <text:list-item>
              <text:p text:style-name="P2859">B) Ben Silbermann</text:p>
            </text:list-item>
            <text:list-item>
              <text:p text:style-name="P2860">C) Jack Dorsey</text:p>
            </text:list-item>
            <text:list-item>
              <text:p text:style-name="P2861">D) Evan Williams</text:p>
            </text:list-item>
            <text:list-item>
              <text:p text:style-name="P2862"><text:span text:style-name="T2863">Poprawna odpowiedź: B) Ben Silbermann</text:span></text:p>
            </text:list-item>
          </text:list>
        </text:list-item>
        <text:list-item>
          <text:p text:style-name="P2864"><text:span text:style-name="T2865">Kiedy powstał YouTube?</text:span></text:p>
          <text:list text:continue-numbering="true">
            <text:list-item>
              <text:p text:style-name="P2866">A) 2003</text:p>
            </text:list-item>
            <text:list-item>
              <text:p text:style-name="P2867">B) 2004</text:p>
            </text:list-item>
            <text:list-item>
              <text:p text:style-name="P2868">C) 2005</text:p>
            </text:list-item>
            <text:list-item>
              <text:p text:style-name="P2869">D) 2006</text:p>
            </text:list-item>
            <text:list-item>
              <text:p text:style-name="P2870"><text:span text:style-name="T2871">Poprawna odpowiedź: C) 2005</text:span></text:p>
            </text:list-item>
          </text:list>
        </text:list-item>
      </text:list>
      <text:h text:style-name="P2872" text:outline-level="3">Quiz 5: Zachowania użytkowników w mediach społecznościowych</text:h>
      <text:list text:style-name="LFO44" text:continue-numbering="true">
        <text:list-item>
          <text:p text:style-name="P2873"><text:span text:style-name="T2874">Które z poniższych zachowań jest przykładem trollowania?</text:span></text:p>
          <text:list text:continue-numbering="true">
            <text:list-item>
              <text:p text:style-name="P2875">A) Udostępnianie memów</text:p>
            </text:list-item>
            <text:list-item>
              <text:p text:style-name="P2876">B) Publikowanie obraźliwych komentarzy w celu wywołania kłótni</text:p>
            </text:list-item>
            <text:list-item>
              <text:p text:style-name="P2877">C) Lajkowanie postów</text:p>
            </text:list-item>
            <text:list-item>
              <text:p text:style-name="P2878">D) Publikowanie własnych przemyśleń</text:p>
            </text:list-item>
            <text:list-item>
              <text:p text:style-name="P2879"><text:span text:style-name="T2880">Poprawna odpowiedź: B) Publikowanie obraźliwych komentarzy w celu wywołania kłótni</text:span></text:p>
            </text:list-item>
          </text:list>
        </text:list-item>
        <text:list-item>
          <text:p text:style-name="P2881"><text:span text:style-name="T2882">Jakie jest najczęstsze zastosowanie hasztagów w mediach społecznościowych?</text:span></text:p>
          <text:list text:continue-numbering="true">
            <text:list-item>
              <text:p text:style-name="P2883">A) Organizacja treści i zwiększenie widoczności postów</text:p>
            </text:list-item>
            <text:list-item>
              <text:p text:style-name="P2884">B) Tworzenie nowych kont</text:p>
            </text:list-item>
            <text:list-item>
              <text:p text:style-name="P2885">C) Usuwanie starych postów</text:p>
            </text:list-item>
            <text:list-item>
              <text:p text:style-name="P2886">D) Zapisywanie zdjęć</text:p>
            </text:list-item>
            <text:list-item>
              <text:p text:style-name="P2887"><text:span text:style-name="T2888">Poprawna odpowiedź: A) Organizacja treści i zwiększenie widoczności postów</text:span></text:p>
            </text:list-item>
          </text:list>
        </text:list-item>
        <text:list-item>
          <text:p text:style-name="P2889"><text:span text:style-name="T2890">Co to jest "selfie"?</text:span></text:p>
          <text:list text:continue-numbering="true">
            <text:list-item>
              <text:p text:style-name="P2891">A) Zdjęcie zrobione przez profesjonalnego fotografa</text:p>
            </text:list-item>
            <text:list-item>
              <text:p text:style-name="P2892">B) Zdjęcie zrobione przez siebie samego</text:p>
            </text:list-item>
            <text:list-item>
              <text:p text:style-name="P2893">C) Zdjęcie grupowe</text:p>
            </text:list-item>
            <text:list-item>
              <text:p text:style-name="P2894">D) Zdjęcie krajobrazu</text:p>
            </text:list-item>
            <text:list-item>
              <text:p text:style-name="P2895"><text:span text:style-name="T2896">Poprawna odpowiedź: B) Zdjęcie zrobione przez siebie samego</text:span></text:p>
            </text:list-item>
          </text:list>
        </text:list-item>
        <text:list-item>
          <text:p text:style-name="P2897"><text:span text:style-name="T2898">Co oznacza skrót "DM" w mediach społecznościowych?</text:span></text:p>
          <text:list text:continue-numbering="true">
            <text:list-item>
              <text:p text:style-name="P2899">A) Direct Message (wiadomość bezpośrednia)</text:p>
            </text:list-item>
            <text:list-item>
              <text:p text:style-name="P2900">B) Download Manager (menedżer pobierania)</text:p>
            </text:list-item>
            <text:list-item>
              <text:p text:style-name="P2901">C) Data Mining (analiza danych)</text:p>
            </text:list-item>
            <text:list-item>
              <text:p text:style-name="P2902">D) Digital Media (media cyfrowe)</text:p>
            </text:list-item>
            <text:list-item>
              <text:p text:style-name="P2903"><text:span text:style-name="T2904">Poprawna odpowiedź: A) Direct Message (wiadomość bezpośrednia)</text:span></text:p>
            </text:list-item>
          </text:list>
        </text:list-item>
        <text:list-item>
          <text:p text:style-name="P2905"><text:span text:style-name="T2906">Jakie jest typowe zachowanie użytkowników określane jako "ghosting"?</text:span></text:p>
          <text:list text:continue-numbering="true">
            <text:list-item>
              <text:p text:style-name="P2907">A) Regularne publikowanie postów</text:p>
            </text:list-item>
            <text:list-item>
              <text:p text:style-name="P2908">B) Nagłe zerwanie wszelkiej komunikacji bez wyjaśnień</text:p>
            </text:list-item>
            <text:list-item>
              <text:p text:style-name="P2909">C) Udzielanie odpowiedzi na wszystkie wiadomości</text:p>
            </text:list-item>
            <text:list-item>
              <text:p text:style-name="P2910">D) Tworzenie wielu kont</text:p>
            </text:list-item>
            <text:list-item>
              <text:p text:style-name="P2911"><text:span text:style-name="T2912">Poprawna odpowiedź: B) Nagłe zerwanie wszelkiej komunikacji bez wyjaśnień</text:span></text:p>
            </text:list-item>
          </text:list>
        </text:list-item>
        <text:list-item>
          <text:p text:style-name="P2913"><text:span text:style-name="T2914">Co oznacza skrót "FOMO" w kontekście mediów społecznościowych?</text:span></text:p>
          <text:list text:continue-numbering="true">
            <text:list-item>
              <text:p text:style-name="P2915">A) Fear of Missing Out (strach przed przegapieniem czegoś)</text:p>
            </text:list-item>
            <text:list-item>
              <text:p text:style-name="P2916">B) Friends of Many Others (przyjaciele wielu innych)</text:p>
            </text:list-item>
            <text:list-item>
              <text:p text:style-name="P2917">C) Face of My Own (moja własna twarz)</text:p>
            </text:list-item>
            <text:list-item>
              <text:p text:style-name="P2918">D) Fun of Media Online (zabawa w mediach online)</text:p>
            </text:list-item>
            <text:list-item>
              <text:p text:style-name="P2919"><text:span text:style-name="T2920">Poprawna odpowiedź: A) Fear of Missing Out (strach przed przegapieniem czegoś)</text:span></text:p>
            </text:list-item>
          </text:list>
        </text:list-item>
        <text:list-item>
          <text:p text:style-name="P2921"><text:span text:style-name="T2922">Co to jest "like" w kontekście mediów społecznościowych?</text:span></text:p>
          <text:list text:continue-numbering="true">
            <text:list-item>
              <text:p text:style-name="P2923">A) Komentarz</text:p>
            </text:list-item>
            <text:list-item>
              <text:p text:style-name="P2924">B) Polubienie postu</text:p>
            </text:list-item>
            <text:list-item>
              <text:p text:style-name="P2925">C) Udostępnienie treści</text:p>
            </text:list-item>
            <text:list-item>
              <text:p text:style-name="P2926">D) Subskrypcja kanału</text:p>
            </text:list-item>
            <text:list-item>
              <text:p text:style-name="P2927"><text:span text:style-name="T2928">Poprawna odpowiedź: B) Polubienie postu</text:span></text:p>
            </text:list-item>
          </text:list>
        </text:list-item>
        <text:list-item>
          <text:p text:style-name="P2929"><text:span text:style-name="T2930">Jakie jest typowe działanie określane jako "catfishing"?</text:span></text:p>
          <text:list text:continue-numbering="true">
            <text:list-item>
              <text:p text:style-name="P2931">A) Łowienie ryb</text:p>
            </text:list-item>
            <text:list-item>
              <text:p text:style-name="P2932">B) Tworzenie fałszywej tożsamości w internecie w celu oszustwa</text:p>
            </text:list-item>
            <text:list-item>
              <text:p text:style-name="P2933">C) Udostępnianie treści z podróży</text:p>
            </text:list-item>
            <text:list-item>
              <text:p text:style-name="P2934">D) Komentowanie postów</text:p>
            </text:list-item>
            <text:list-item>
              <text:p text:style-name="P2935"><text:span text:style-name="T2936">Poprawna odpowiedź: B) Tworzenie fałszywej tożsamości w internecie w celu oszustwa</text:span></text:p>
            </text:list-item>
          </text:list>
        </text:list-item>
        <text:list-item>
          <text:p text:style-name="P2937"><text:span text:style-name="T2938">Co oznacza skrót "IRL" używany w mediach społecznościowych?</text:span></text:p>
          <text:list text:continue-numbering="true">
            <text:list-item>
              <text:p text:style-name="P2939">A) Internet Real Life (prawdziwe życie w internecie)</text:p>
            </text:list-item>
            <text:list-item>
              <text:p text:style-name="P2940">B) In Real Life (w prawdziwym życiu)</text:p>
            </text:list-item>
            <text:list-item>
              <text:p text:style-name="P2941">C) Interactive Role-Playing (interaktywna gra fabularna)</text:p>
            </text:list-item>
            <text:list-item>
              <text:p text:style-name="P2942">D) International Real Estate (międzynarodowe nieruchomości)</text:p>
            </text:list-item>
            <text:list-item>
              <text:p text:style-name="P2943"><text:span text:style-name="T2944">Poprawna odpowiedź: B) In Real Life (w prawdziwym życiu)</text:span></text:p>
            </text:list-item>
          </text:list>
        </text:list-item>
        <text:list-item>
          <text:p text:style-name="P2945"><text:span text:style-name="T2946">Jakie zachowanie jest przykładem "shamingu" w mediach społecznościowych?</text:span></text:p>
          <text:list text:continue-numbering="true">
            <text:list-item>
              <text:p text:style-name="P2947">A) Chwalenie kogoś za osiągnięcia</text:p>
            </text:list-item>
            <text:list-item>
              <text:p text:style-name="P2948">B) Publiczne wyśmiewanie lub krytykowanie kogoś</text:p>
            </text:list-item>
            <text:list-item>
              <text:p text:style-name="P2949">C) Udostępnianie zabawnych zdjęć</text:p>
            </text:list-item>
            <text:list-item>
              <text:p text:style-name="P2950">D) Tworzenie grup dyskusyjnych</text:p>
            </text:list-item>
            <text:list-item>
              <text:p text:style-name="P2951"><text:span text:style-name="T2952">Poprawna odpowiedź: B) Publiczne wyśmiewanie lub krytykowanie kogoś</text:span></text:p>
            </text:list-item>
          </text:list>
        </text:list-item>
      </text:list>
      <text:p text:style-name="P29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KaTeX_Math" svg:font-family="KaTeX_Math" style:font-family-generic="roman" svg:panose-1="0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pl" style:country-asian="PL"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katex-mathml" style:display-name="katex-mathml" style:family="text" style:parent-style-name="Domyślnaczcionkaakapitu"/>
    <style:style style:name="mord" style:display-name="mord" style:family="text" style:parent-style-name="Domyślnaczcionkaakapitu"/>
    <style:style style:name="mbin" style:display-name="mbin" style:family="text" style:parent-style-name="Domyślnaczcionkaakapitu"/>
    <style:style style:name="mrel" style:display-name="mrel" style:family="text" style:parent-style-name="Domyślnaczcionkaakapitu"/>
    <style:style style:name="vlist-s" style:display-name="vlist-s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Symbol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3LVL2" style:family="text">
      <style:text-properties style:font-name="Symbol" fo:font-size="10pt" style:font-size-asian="10pt"/>
    </style:style>
    <style:style style:name="WW_CharLFO24LVL2" style:family="text">
      <style:text-properties style:font-name="Symbol" fo:font-size="10pt" style:font-size-asian="10pt"/>
    </style:style>
    <style:style style:name="WW_CharLFO25LVL2" style:family="text">
      <style:text-properties style:font-name="Symbol" fo:font-size="10pt" style:font-size-asian="10pt"/>
    </style:style>
    <style:style style:name="WW_CharLFO26LVL2" style:family="text">
      <style:text-properties style:font-name="Symbol" fo:font-size="10pt" style:font-size-asian="10pt"/>
    </style:style>
    <style:style style:name="WW_CharLFO27LVL2" style:family="text">
      <style:text-properties style:font-name="Symbol" fo:font-size="10pt" style:font-size-asian="10pt"/>
    </style:style>
    <style:style style:name="WW_CharLFO28LVL2" style:family="text">
      <style:text-properties style:font-name="Symbol" fo:font-size="10pt" style:font-size-asian="10pt"/>
    </style:style>
    <style:style style:name="WW_CharLFO29LVL2" style:family="text">
      <style:text-properties style:font-name="Symbol" fo:font-size="10pt" style:font-size-asian="10pt"/>
    </style:style>
    <style:style style:name="WW_CharLFO30LVL2" style:family="text">
      <style:text-properties style:font-name="Symbol" fo:font-size="10pt" style:font-size-asian="10pt"/>
    </style:style>
    <style:style style:name="WW_CharLFO31LVL2" style:family="text">
      <style:text-properties style:font-name="Symbol" fo:font-size="10pt" style:font-size-asian="10pt"/>
    </style:style>
    <style:style style:name="WW_CharLFO32LVL2" style:family="text">
      <style:text-properties style:font-name="Symbol" fo:font-size="10pt" style:font-size-asian="10pt"/>
    </style:style>
    <style:style style:name="WW_CharLFO33LVL2" style:family="text">
      <style:text-properties style:font-name="Symbol" fo:font-size="10pt" style:font-size-asian="10pt"/>
    </style:style>
    <style:style style:name="WW_CharLFO34LVL2" style:family="text">
      <style:text-properties style:font-name="Symbol" fo:font-size="10pt" style:font-size-asian="10pt"/>
    </style:style>
    <style:style style:name="WW_CharLFO35LVL2" style:family="text">
      <style:text-properties style:font-name="Symbol" fo:font-size="10pt" style:font-size-asian="10pt"/>
    </style:style>
    <style:style style:name="WW_CharLFO36LVL2" style:family="text">
      <style:text-properties style:font-name="Symbol" fo:font-size="10pt" style:font-size-asian="10pt"/>
    </style:style>
    <style:style style:name="WW_CharLFO37LVL2" style:family="text">
      <style:text-properties style:font-name="Symbol" fo:font-size="10pt" style:font-size-asian="10pt"/>
    </style:style>
    <style:style style:name="WW_CharLFO38LVL2" style:family="text">
      <style:text-properties style:font-name="Symbol" fo:font-size="10pt" style:font-size-asian="10pt"/>
    </style:style>
    <style:style style:name="WW_CharLFO39LVL2" style:family="text">
      <style:text-properties style:font-name="Symbol" fo:font-size="10pt" style:font-size-asian="10pt"/>
    </style:style>
    <style:style style:name="WW_CharLFO40LVL2" style:family="text">
      <style:text-properties style:font-name="Symbol" fo:font-size="10pt" style:font-size-asian="10pt"/>
    </style:style>
    <style:style style:name="WW_CharLFO41LVL2" style:family="text">
      <style:text-properties style:font-name="Symbol" fo:font-size="10pt" style:font-size-asian="10pt"/>
    </style:style>
    <style:style style:name="WW_CharLFO42LVL2" style:family="text">
      <style:text-properties style:font-name="Symbol" fo:font-size="10pt" style:font-size-asian="10pt"/>
    </style:style>
    <style:style style:name="WW_CharLFO43LVL2" style:family="text">
      <style:text-properties style:font-name="Symbol" fo:font-size="10pt" style:font-size-asian="10pt"/>
    </style:style>
    <style:style style:name="WW_CharLFO44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ia Łysik</meta:initial-creator>
    <dc:creator>Julia Łysik</dc:creator>
    <meta:creation-date>2024-05-23T20:31:00Z</meta:creation-date>
    <dc:date>2024-05-23T20:31:00Z</dc:date>
    <meta:template xlink:href="Normal.dotm" xlink:type="simple"/>
    <meta:editing-cycles>2</meta:editing-cycles>
    <meta:editing-duration>PT0S</meta:editing-duration>
    <meta:document-statistic meta:page-count="76" meta:paragraph-count="116" meta:word-count="8323" meta:character-count="58147" meta:row-count="416" meta:non-whitespace-character-count="49940"/>
  </office:meta>
</office:document-meta>
</file>